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27cm" fo:keep-together="auto"/>
    </style:style>
    <style:style style:name="Table38.4" style:family="table-row">
      <style:table-row-properties style:min-row-height="1.27cm" fo:keep-together="auto"/>
    </style:style>
    <style:style style:name="Table38.5" style:family="table-row">
      <style:table-row-properties style:min-row-height="1.764cm" fo:keep-together="auto"/>
    </style:style>
    <style:style style:name="Table38.6" style:family="table-row">
      <style:table-row-properties style:min-row-height="0.776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27cm" fo:keep-together="auto"/>
    </style:style>
    <style:style style:name="Table38.10" style:family="table-row">
      <style:table-row-properties style:min-row-height="1.764cm" fo:keep-together="auto"/>
    </style:style>
    <style:style style:name="Table38.11" style:family="table-row">
      <style:table-row-properties style:min-row-height="1.764cm" fo:keep-together="auto"/>
    </style:style>
    <style:style style:name="Table38.12" style:family="table-row">
      <style:table-row-properties style:min-row-height="1.27cm" fo:keep-together="auto"/>
    </style:style>
    <style:style style:name="Table38.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764cm" fo:keep-together="auto"/>
    </style:style>
    <style:style style:name="Table39.20" style:family="table-row">
      <style:table-row-properties style:min-row-height="1.764cm" fo:keep-together="auto"/>
    </style:style>
    <style:style style:name="Table39.A2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text-properties officeooo:rsid="001879de" officeooo:paragraph-rsid="001879de"/>
    </style:style>
    <style:style style:name="P96" style:family="paragraph" style:parent-style-name="Standard">
      <style:text-properties officeooo:rsid="0019468e" officeooo:paragraph-rsid="0019468e"/>
    </style:style>
    <style:style style:name="P97" style:family="paragraph" style:parent-style-name="Standard">
      <style:text-properties officeooo:rsid="001a568d" officeooo:paragraph-rsid="001a568d"/>
    </style:style>
    <style:style style:name="P98" style:family="paragraph" style:parent-style-name="Standard">
      <style:text-properties officeooo:rsid="001ba33b" officeooo:paragraph-rsid="001ba33b"/>
    </style:style>
    <style:style style:name="P99" style:family="paragraph" style:parent-style-name="Standard">
      <style:text-properties officeooo:rsid="001ba33b" officeooo:paragraph-rsid="00afab5a"/>
    </style:style>
    <style:style style:name="P100" style:family="paragraph" style:parent-style-name="Standard">
      <style:text-properties officeooo:rsid="00245811" officeooo:paragraph-rsid="00245811"/>
    </style:style>
    <style:style style:name="P101" style:family="paragraph" style:parent-style-name="Standard">
      <style:text-properties fo:font-variant="normal" fo:text-transform="none" style:text-scale="100%"/>
    </style:style>
    <style:style style:name="P102" style:family="paragraph" style:parent-style-name="Standard">
      <style:text-properties fo:language="en" fo:country="US"/>
    </style:style>
    <style:style style:name="P103" style:family="paragraph" style:parent-style-name="Standard">
      <style:text-properties officeooo:rsid="00293b1e" officeooo:paragraph-rsid="00293b1e"/>
    </style:style>
    <style:style style:name="P104" style:family="paragraph" style:parent-style-name="Standard">
      <style:text-properties officeooo:rsid="00293b1e" officeooo:paragraph-rsid="002ac7e8"/>
    </style:style>
    <style:style style:name="P105" style:family="paragraph" style:parent-style-name="Standard">
      <style:text-properties officeooo:rsid="00293b1e" officeooo:paragraph-rsid="002d9132"/>
    </style:style>
    <style:style style:name="P106" style:family="paragraph" style:parent-style-name="Standard">
      <style:text-properties officeooo:rsid="00293b1e" officeooo:paragraph-rsid="00876e4a"/>
    </style:style>
    <style:style style:name="P107" style:family="paragraph" style:parent-style-name="Standard">
      <style:text-properties officeooo:rsid="00293b1e" officeooo:paragraph-rsid="00890e92"/>
    </style:style>
    <style:style style:name="P108" style:family="paragraph" style:parent-style-name="Standard">
      <style:text-properties officeooo:rsid="00293b1e" officeooo:paragraph-rsid="008b319d"/>
    </style:style>
    <style:style style:name="P109" style:family="paragraph" style:parent-style-name="Standard">
      <style:text-properties officeooo:rsid="00293b1e" officeooo:paragraph-rsid="008e56cb"/>
    </style:style>
    <style:style style:name="P110" style:family="paragraph" style:parent-style-name="Standard">
      <style:text-properties fo:font-style="italic" style:font-style-asian="italic" style:font-style-complex="italic"/>
    </style:style>
    <style:style style:name="P111" style:family="paragraph" style:parent-style-name="Standard">
      <style:text-properties officeooo:paragraph-rsid="004484ef"/>
    </style:style>
    <style:style style:name="P112" style:family="paragraph" style:parent-style-name="Standard">
      <style:text-properties officeooo:rsid="0012b0bf" officeooo:paragraph-rsid="0012b0bf"/>
    </style:style>
    <style:style style:name="P113" style:family="paragraph" style:parent-style-name="Standard">
      <style:text-properties officeooo:paragraph-rsid="00560be3"/>
    </style:style>
    <style:style style:name="P114" style:family="paragraph" style:parent-style-name="Standard">
      <style:text-properties officeooo:paragraph-rsid="0057c1c1"/>
    </style:style>
    <style:style style:name="P115" style:family="paragraph" style:parent-style-name="Standard">
      <style:text-properties officeooo:paragraph-rsid="006ade0f"/>
    </style:style>
    <style:style style:name="P116" style:family="paragraph" style:parent-style-name="Standard">
      <style:text-properties officeooo:paragraph-rsid="006ba37e"/>
    </style:style>
    <style:style style:name="P117" style:family="paragraph" style:parent-style-name="Standard">
      <style:text-properties officeooo:rsid="006c06d1" officeooo:paragraph-rsid="006c06d1"/>
    </style:style>
    <style:style style:name="P118" style:family="paragraph" style:parent-style-name="Standard">
      <style:text-properties officeooo:paragraph-rsid="006c7531"/>
    </style:style>
    <style:style style:name="P119" style:family="paragraph" style:parent-style-name="Standard">
      <style:text-properties officeooo:paragraph-rsid="006e7d6e"/>
    </style:style>
    <style:style style:name="P120" style:family="paragraph" style:parent-style-name="Standard">
      <style:text-properties officeooo:rsid="006e7d6e" officeooo:paragraph-rsid="006e7d6e"/>
    </style:style>
    <style:style style:name="P121" style:family="paragraph" style:parent-style-name="Standard">
      <style:text-properties officeooo:rsid="006e7d6e" officeooo:paragraph-rsid="007437f5"/>
    </style:style>
    <style:style style:name="P122" style:family="paragraph" style:parent-style-name="Standard">
      <style:text-properties officeooo:rsid="006eb812" officeooo:paragraph-rsid="006eb812"/>
    </style:style>
    <style:style style:name="P123" style:family="paragraph" style:parent-style-name="Standard">
      <style:text-properties officeooo:rsid="00753cd1" officeooo:paragraph-rsid="00753cd1"/>
    </style:style>
    <style:style style:name="P124" style:family="paragraph" style:parent-style-name="Standard">
      <style:text-properties officeooo:paragraph-rsid="00767184"/>
    </style:style>
    <style:style style:name="P125" style:family="paragraph" style:parent-style-name="Standard">
      <style:text-properties officeooo:rsid="007781ca" officeooo:paragraph-rsid="007781ca"/>
    </style:style>
    <style:style style:name="P126" style:family="paragraph" style:parent-style-name="Standard">
      <style:text-properties officeooo:rsid="0077fa37" officeooo:paragraph-rsid="00794d27"/>
    </style:style>
    <style:style style:name="P127" style:family="paragraph" style:parent-style-name="Standard">
      <style:text-properties officeooo:paragraph-rsid="007980f1"/>
    </style:style>
    <style:style style:name="P128" style:family="paragraph" style:parent-style-name="Standard">
      <style:text-properties officeooo:rsid="007980f1" officeooo:paragraph-rsid="007980f1"/>
    </style:style>
    <style:style style:name="P129" style:family="paragraph" style:parent-style-name="Standard">
      <style:text-properties officeooo:rsid="007980f1" officeooo:paragraph-rsid="00935c7a"/>
    </style:style>
    <style:style style:name="P130" style:family="paragraph" style:parent-style-name="Standard">
      <style:text-properties officeooo:paragraph-rsid="007a7977"/>
    </style:style>
    <style:style style:name="P131" style:family="paragraph" style:parent-style-name="Standard">
      <style:text-properties officeooo:rsid="007a7977" officeooo:paragraph-rsid="007a7977"/>
    </style:style>
    <style:style style:name="P132" style:family="paragraph" style:parent-style-name="Standard">
      <style:text-properties officeooo:rsid="007a7977" officeooo:paragraph-rsid="00935c7a"/>
    </style:style>
    <style:style style:name="P133" style:family="paragraph" style:parent-style-name="Standard">
      <style:text-properties officeooo:rsid="007b5998" officeooo:paragraph-rsid="007b5998"/>
    </style:style>
    <style:style style:name="P134" style:family="paragraph" style:parent-style-name="Standard">
      <style:text-properties officeooo:rsid="007d1492" officeooo:paragraph-rsid="007d1492"/>
    </style:style>
    <style:style style:name="P135" style:family="paragraph" style:parent-style-name="Standard">
      <style:text-properties officeooo:paragraph-rsid="009001ab"/>
    </style:style>
    <style:style style:name="P136" style:family="paragraph" style:parent-style-name="Standard">
      <style:text-properties officeooo:rsid="007f9dd9" officeooo:paragraph-rsid="007f9dd9"/>
    </style:style>
    <style:style style:name="P137" style:family="paragraph" style:parent-style-name="Standard">
      <style:text-properties officeooo:rsid="00858581" officeooo:paragraph-rsid="00858581"/>
    </style:style>
    <style:style style:name="P138" style:family="paragraph" style:parent-style-name="Standard">
      <style:text-properties officeooo:paragraph-rsid="00858581"/>
    </style:style>
    <style:style style:name="P139" style:family="paragraph" style:parent-style-name="Standard">
      <style:text-properties officeooo:rsid="00890e92" officeooo:paragraph-rsid="00890e92"/>
    </style:style>
    <style:style style:name="P140" style:family="paragraph" style:parent-style-name="Standard">
      <style:text-properties officeooo:paragraph-rsid="00894d07"/>
    </style:style>
    <style:style style:name="P141" style:family="paragraph" style:parent-style-name="Standard">
      <style:text-properties officeooo:paragraph-rsid="008c5a34"/>
    </style:style>
    <style:style style:name="P142" style:family="paragraph" style:parent-style-name="Standard">
      <style:text-properties officeooo:rsid="009001ab" officeooo:paragraph-rsid="009001ab"/>
    </style:style>
    <style:style style:name="P143" style:family="paragraph" style:parent-style-name="Standard">
      <style:text-properties officeooo:paragraph-rsid="00935c7a"/>
    </style:style>
    <style:style style:name="P144" style:family="paragraph" style:parent-style-name="Standard">
      <style:text-properties officeooo:paragraph-rsid="009446f6"/>
    </style:style>
    <style:style style:name="P145" style:family="paragraph" style:parent-style-name="Standard">
      <style:text-properties officeooo:rsid="009446f6" officeooo:paragraph-rsid="009446f6"/>
    </style:style>
    <style:style style:name="P146" style:family="paragraph" style:parent-style-name="Standard">
      <style:text-properties officeooo:rsid="00721bc1" officeooo:paragraph-rsid="00721bc1"/>
    </style:style>
    <style:style style:name="P147" style:family="paragraph" style:parent-style-name="Standard">
      <style:text-properties officeooo:rsid="0098f55a" officeooo:paragraph-rsid="0098f55a"/>
    </style:style>
    <style:style style:name="P148" style:family="paragraph" style:parent-style-name="Standard">
      <style:text-properties officeooo:rsid="009dd443" officeooo:paragraph-rsid="009dd443"/>
    </style:style>
    <style:style style:name="P149" style:family="paragraph" style:parent-style-name="Standard">
      <style:text-properties officeooo:rsid="009dd443" officeooo:paragraph-rsid="009e76db"/>
    </style:style>
    <style:style style:name="P150" style:family="paragraph" style:parent-style-name="Standard">
      <style:text-properties officeooo:rsid="00a06e61" officeooo:paragraph-rsid="00a06e61"/>
    </style:style>
    <style:style style:name="P151" style:family="paragraph" style:parent-style-name="Standard">
      <style:text-properties officeooo:rsid="00a4aea9" officeooo:paragraph-rsid="00a4aea9"/>
    </style:style>
    <style:style style:name="P152" style:family="paragraph" style:parent-style-name="Standard">
      <style:text-properties officeooo:rsid="00aa46d1" officeooo:paragraph-rsid="00ace81b"/>
    </style:style>
    <style:style style:name="P153" style:family="paragraph" style:parent-style-name="Standard">
      <style:text-properties officeooo:paragraph-rsid="00ab90dd"/>
    </style:style>
    <style:style style:name="P154" style:family="paragraph" style:parent-style-name="Standard">
      <style:text-properties officeooo:paragraph-rsid="00b1eeed"/>
    </style:style>
    <style:style style:name="P155" style:family="paragraph" style:parent-style-name="Standard">
      <style:text-properties officeooo:rsid="00b3f734" officeooo:paragraph-rsid="00b3f734"/>
    </style:style>
    <style:style style:name="P156" style:family="paragraph" style:parent-style-name="Standard">
      <style:text-properties officeooo:rsid="00ba947d" officeooo:paragraph-rsid="00ba947d"/>
    </style:style>
    <style:style style:name="P157" style:family="paragraph" style:parent-style-name="Standard">
      <style:text-properties officeooo:paragraph-rsid="00bcb655"/>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Command_20_Line_20_Help_20_Section">
      <style:text-properties officeooo:paragraph-rsid="001a568d"/>
    </style:style>
    <style:style style:name="P162" style:family="paragraph" style:parent-style-name="Command_20_Line_20_Help_20_Section">
      <style:text-properties officeooo:paragraph-rsid="006ade0f"/>
    </style:style>
    <style:style style:name="P163" style:family="paragraph" style:parent-style-name="Command_20_Line_20_Help_20_Section">
      <style:text-properties officeooo:paragraph-rsid="006e7d6e"/>
    </style:style>
    <style:style style:name="P164" style:family="paragraph" style:parent-style-name="Command_20_Line_20_Help_20_Section">
      <style:text-properties officeooo:rsid="006e7d6e" officeooo:paragraph-rsid="006e7d6e"/>
    </style:style>
    <style:style style:name="P165" style:family="paragraph" style:parent-style-name="Command_20_Line_20_Help_20_Section">
      <style:text-properties officeooo:paragraph-rsid="006eb812"/>
    </style:style>
    <style:style style:name="P166" style:family="paragraph" style:parent-style-name="Command_20_Line_20_Help_20_Section">
      <style:text-properties officeooo:rsid="006eb812" officeooo:paragraph-rsid="006eb812"/>
    </style:style>
    <style:style style:name="P167" style:family="paragraph" style:parent-style-name="Command_20_Line_20_Help_20_Section">
      <style:text-properties officeooo:paragraph-rsid="00767184"/>
    </style:style>
    <style:style style:name="P168" style:family="paragraph" style:parent-style-name="Command_20_Line_20_Help_20_Section">
      <style:text-properties officeooo:rsid="007781ca" officeooo:paragraph-rsid="007781ca"/>
    </style:style>
    <style:style style:name="P169" style:family="paragraph" style:parent-style-name="Command_20_Line_20_Help_20_Section">
      <style:text-properties officeooo:paragraph-rsid="007980f1"/>
    </style:style>
    <style:style style:name="P170" style:family="paragraph" style:parent-style-name="Command_20_Line_20_Help_20_Section">
      <style:text-properties officeooo:paragraph-rsid="007a7977"/>
    </style:style>
    <style:style style:name="P171" style:family="paragraph" style:parent-style-name="Command_20_Line_20_Help_20_Section">
      <style:text-properties officeooo:rsid="007a7977" officeooo:paragraph-rsid="007a7977"/>
    </style:style>
    <style:style style:name="P172" style:family="paragraph" style:parent-style-name="Command_20_Line_20_Help_20_Section">
      <style:text-properties officeooo:paragraph-rsid="00935c7a"/>
    </style:style>
    <style:style style:name="P173" style:family="paragraph" style:parent-style-name="Command_20_Line_20_Help_20_Section">
      <style:text-properties officeooo:rsid="007980f1" officeooo:paragraph-rsid="00935c7a"/>
    </style:style>
    <style:style style:name="P174" style:family="paragraph" style:parent-style-name="Command_20_Line_20_Help_20_Section">
      <style:text-properties officeooo:paragraph-rsid="009446f6"/>
    </style:style>
    <style:style style:name="P175" style:family="paragraph" style:parent-style-name="Command_20_Line">
      <style:text-properties officeooo:rsid="001ba33b"/>
    </style:style>
    <style:style style:name="P176" style:family="paragraph" style:parent-style-name="Command_20_Line">
      <style:text-properties officeooo:rsid="001ba33b" officeooo:paragraph-rsid="001ba33b"/>
    </style:style>
    <style:style style:name="P177" style:family="paragraph" style:parent-style-name="Command_20_Line">
      <style:text-properties fo:font-variant="normal" fo:text-transform="none" fo:font-size="10pt" style:font-size-asian="10pt" style:text-scale="100%"/>
    </style:style>
    <style:style style:name="P178" style:family="paragraph" style:parent-style-name="Command_20_Line">
      <style:text-properties fo:font-style="italic" style:font-style-asian="italic" style:font-style-complex="italic"/>
    </style:style>
    <style:style style:name="P179" style:family="paragraph" style:parent-style-name="Command_20_Line">
      <style:text-properties fo:font-style="italic" officeooo:rsid="001ba33b" officeooo:paragraph-rsid="001ba33b" style:font-style-asian="italic" style:font-style-complex="italic"/>
    </style:style>
    <style:style style:name="P180" style:family="paragraph" style:parent-style-name="Command_20_Line">
      <style:paragraph-properties>
        <style:tab-stops>
          <style:tab-stop style:position="3.295cm"/>
          <style:tab-stop style:position="5.436cm"/>
          <style:tab-stop style:position="8.491cm"/>
        </style:tab-stops>
      </style:paragraph-properties>
    </style:style>
    <style:style style:name="P181" style:family="paragraph" style:parent-style-name="Command_20_Line">
      <style:text-properties officeooo:paragraph-rsid="00412b3d"/>
    </style:style>
    <style:style style:name="P182" style:family="paragraph" style:parent-style-name="Command_20_Line">
      <style:text-properties fo:font-size="8pt" style:font-size-asian="8pt" style:font-size-complex="8pt"/>
    </style:style>
    <style:style style:name="P183" style:family="paragraph" style:parent-style-name="Command_20_Line">
      <style:text-properties officeooo:paragraph-rsid="006ade0f"/>
    </style:style>
    <style:style style:name="P184" style:family="paragraph" style:parent-style-name="Command_20_Line">
      <style:text-properties officeooo:paragraph-rsid="006e7d6e"/>
    </style:style>
    <style:style style:name="P185" style:family="paragraph" style:parent-style-name="Command_20_Line">
      <style:text-properties officeooo:rsid="007313cc" officeooo:paragraph-rsid="007313cc"/>
    </style:style>
    <style:style style:name="P186" style:family="paragraph" style:parent-style-name="Command_20_Line">
      <style:text-properties officeooo:rsid="007313cc" officeooo:paragraph-rsid="006eb812"/>
    </style:style>
    <style:style style:name="P187" style:family="paragraph" style:parent-style-name="Command_20_Line">
      <style:text-properties officeooo:rsid="007437f5" officeooo:paragraph-rsid="007437f5"/>
    </style:style>
    <style:style style:name="P188" style:family="paragraph" style:parent-style-name="Command_20_Line">
      <style:text-properties officeooo:paragraph-rsid="00767184"/>
    </style:style>
    <style:style style:name="P189" style:family="paragraph" style:parent-style-name="Command_20_Line">
      <style:text-properties officeooo:paragraph-rsid="007980f1"/>
    </style:style>
    <style:style style:name="P190" style:family="paragraph" style:parent-style-name="Command_20_Line">
      <style:text-properties officeooo:paragraph-rsid="007a7977"/>
    </style:style>
    <style:style style:name="P191" style:family="paragraph" style:parent-style-name="Command_20_Line">
      <style:text-properties officeooo:rsid="007a7977" officeooo:paragraph-rsid="007a7977"/>
    </style:style>
    <style:style style:name="P192" style:family="paragraph" style:parent-style-name="Command_20_Line">
      <style:text-properties officeooo:rsid="006e7d6e"/>
    </style:style>
    <style:style style:name="P193" style:family="paragraph" style:parent-style-name="Command_20_Line">
      <style:text-properties officeooo:rsid="006e7d6e" officeooo:paragraph-rsid="006e7d6e"/>
    </style:style>
    <style:style style:name="P194" style:family="paragraph" style:parent-style-name="Command_20_Line">
      <style:text-properties officeooo:paragraph-rsid="00869936"/>
    </style:style>
    <style:style style:name="P195" style:family="paragraph" style:parent-style-name="Command_20_Line">
      <style:text-properties officeooo:rsid="00869936" officeooo:paragraph-rsid="00869936"/>
    </style:style>
    <style:style style:name="P196" style:family="paragraph" style:parent-style-name="Command_20_Line">
      <style:text-properties officeooo:paragraph-rsid="00890e92"/>
    </style:style>
    <style:style style:name="P197" style:family="paragraph" style:parent-style-name="Command_20_Line">
      <style:text-properties officeooo:paragraph-rsid="00894d07"/>
    </style:style>
    <style:style style:name="P198" style:family="paragraph" style:parent-style-name="Command_20_Line">
      <style:text-properties officeooo:paragraph-rsid="00894e91"/>
    </style:style>
    <style:style style:name="P199" style:family="paragraph" style:parent-style-name="Command_20_Line">
      <style:text-properties officeooo:paragraph-rsid="008b319d"/>
    </style:style>
    <style:style style:name="P200" style:family="paragraph" style:parent-style-name="Command_20_Line">
      <style:text-properties officeooo:paragraph-rsid="00935c7a"/>
    </style:style>
    <style:style style:name="P201" style:family="paragraph" style:parent-style-name="Command_20_Line">
      <style:paragraph-properties>
        <style:tab-stops>
          <style:tab-stop style:position="3.512cm"/>
        </style:tab-stops>
      </style:paragraph-properties>
    </style:style>
    <style:style style:name="P202" style:family="paragraph" style:parent-style-name="Command_20_Line">
      <style:text-properties officeooo:paragraph-rsid="009446f6"/>
    </style:style>
    <style:style style:name="P203" style:family="paragraph" style:parent-style-name="Command_20_Line">
      <style:text-properties officeooo:rsid="009446f6" officeooo:paragraph-rsid="009446f6"/>
    </style:style>
    <style:style style:name="P204" style:family="paragraph" style:parent-style-name="Command_20_Line">
      <style:text-properties officeooo:rsid="00a73850" officeooo:paragraph-rsid="00a73850"/>
    </style:style>
    <style:style style:name="P205" style:family="paragraph" style:parent-style-name="Command_20_Line">
      <style:paragraph-properties fo:margin-top="0cm" fo:margin-bottom="0cm" style:contextual-spacing="false"/>
    </style:style>
    <style:style style:name="P206"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1ba33b"/>
    </style:style>
    <style:style style:name="P207"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69cdd"/>
    </style:style>
    <style:style style:name="P208"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93b1e"/>
    </style:style>
    <style:style style:name="P209"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675c80"/>
    </style:style>
    <style:style style:name="P210"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1ba33b" style:font-style-asian="italic" style:font-style-complex="italic"/>
    </style:style>
    <style:style style:name="P211"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93b1e" style:font-style-asian="italic" style:font-style-complex="italic"/>
    </style:style>
    <style:style style:name="P212"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69cdd" style:font-style-asian="italic" style:font-style-complex="italic"/>
    </style:style>
    <style:style style:name="P213" style:family="paragraph" style:parent-style-name="Command_20_Line">
      <style:paragraph-properties fo:margin-left="3.799cm" fo:margin-right="0cm" fo:margin-top="0cm" fo:margin-bottom="0cm" style:contextual-spacing="false" fo:orphans="2" fo:widows="2" fo:text-indent="-2.799cm" style:auto-text-indent="false"/>
      <style:text-properties officeooo:rsid="0068e2c9" officeooo:paragraph-rsid="0068e2c9"/>
    </style:style>
    <style:style style:name="P214" style:family="paragraph" style:parent-style-name="Table">
      <style:paragraph-properties fo:keep-with-next="always"/>
    </style:style>
    <style:style style:name="P215" style:family="paragraph" style:parent-style-name="Table">
      <style:paragraph-properties fo:keep-with-next="always"/>
      <style:text-properties officeooo:paragraph-rsid="008b319d"/>
    </style:style>
    <style:style style:name="P216" style:family="paragraph" style:parent-style-name="Standard">
      <style:paragraph-properties fo:margin-left="0cm" fo:margin-right="0cm" fo:text-indent="0cm" style:auto-text-indent="false"/>
      <style:text-properties officeooo:paragraph-rsid="004484ef"/>
    </style:style>
    <style:style style:name="P217" style:family="paragraph" style:parent-style-name="Preformatted_20_Text">
      <style:text-properties officeooo:rsid="00058cb3" officeooo:paragraph-rsid="00479baa"/>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Body">
      <style:paragraph-properties fo:text-align="justify" style:justify-single-word="false"/>
    </style:style>
    <style:style style:name="P230"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style:text-scale="100%"/>
    </style:style>
    <style:style style:name="P231"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2"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Subtitle">
      <style:text-properties officeooo:rsid="0065b78d" officeooo:paragraph-rsid="0065b78d"/>
    </style:style>
    <style:style style:name="P234" style:family="paragraph" style:parent-style-name="Command_20_Synopsis_20_Heading">
      <style:text-properties officeooo:paragraph-rsid="006ade0f"/>
    </style:style>
    <style:style style:name="P235" style:family="paragraph" style:parent-style-name="Command_20_Synopsis_20_Heading">
      <style:text-properties officeooo:paragraph-rsid="006e7d6e"/>
    </style:style>
    <style:style style:name="P236" style:family="paragraph" style:parent-style-name="Command_20_Synopsis_20_Heading">
      <style:text-properties officeooo:paragraph-rsid="00767184"/>
    </style:style>
    <style:style style:name="P237" style:family="paragraph" style:parent-style-name="Command_20_Synopsis_20_Heading">
      <style:text-properties officeooo:paragraph-rsid="007980f1"/>
    </style:style>
    <style:style style:name="P238" style:family="paragraph" style:parent-style-name="Command_20_Synopsis_20_Heading">
      <style:text-properties officeooo:paragraph-rsid="007a7977"/>
    </style:style>
    <style:style style:name="P239" style:family="paragraph" style:parent-style-name="Command_20_Synopsis_20_Heading">
      <style:text-properties officeooo:paragraph-rsid="00935c7a"/>
    </style:style>
    <style:style style:name="P240" style:family="paragraph" style:parent-style-name="Command_20_Synopsis_20_Heading">
      <style:text-properties officeooo:paragraph-rsid="009446f6"/>
    </style:style>
    <style:style style:name="P241" style:family="paragraph" style:parent-style-name="Inline_20_Note_20_Start">
      <style:text-properties officeooo:paragraph-rsid="00675c80"/>
    </style:style>
    <style:style style:name="P242" style:family="paragraph" style:parent-style-name="Inline_20_Note_20_Start">
      <style:text-properties officeooo:rsid="00293b1e" officeooo:paragraph-rsid="00876e4a"/>
    </style:style>
    <style:style style:name="P243" style:family="paragraph" style:parent-style-name="Inline_20_Note_20_Start">
      <style:text-properties officeooo:rsid="00293b1e" officeooo:paragraph-rsid="00894e91"/>
    </style:style>
    <style:style style:name="P244" style:family="paragraph" style:parent-style-name="Command_20_Line_20__28_small_29_">
      <style:text-properties officeooo:paragraph-rsid="009446f6"/>
    </style:style>
    <style:style style:name="P245" style:family="paragraph" style:parent-style-name="Standard">
      <style:paragraph-properties fo:margin-left="1.27cm" fo:margin-right="0cm" fo:text-indent="0cm" style:auto-text-indent="false"/>
      <style:text-properties officeooo:rsid="00aa46d1" officeooo:paragraph-rsid="00aa46d1"/>
    </style:style>
    <style:style style:name="P246" style:family="paragraph" style:parent-style-name="Standard">
      <style:paragraph-properties fo:margin-left="1.27cm" fo:margin-right="0cm" fo:text-indent="0cm" style:auto-text-indent="false"/>
      <style:text-properties officeooo:paragraph-rsid="00aa46d1"/>
    </style:style>
    <style:style style:name="P247"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48" style:family="paragraph" style:parent-style-name="Standard" style:list-style-name="WWNum1"/>
    <style:style style:name="P249" style:family="paragraph" style:parent-style-name="Standard" style:list-style-name="L1"/>
    <style:style style:name="P250" style:family="paragraph" style:parent-style-name="Standard" style:list-style-name="L2"/>
    <style:style style:name="P251" style:family="paragraph" style:parent-style-name="Standard" style:list-style-name="L3"/>
    <style:style style:name="P252" style:family="paragraph" style:parent-style-name="Standard" style:list-style-name="L4"/>
    <style:style style:name="P253" style:family="paragraph" style:parent-style-name="Standard" style:list-style-name="L5">
      <style:text-properties officeooo:paragraph-rsid="009001ab"/>
    </style:style>
    <style:style style:name="P254" style:family="paragraph" style:parent-style-name="Standard" style:list-style-name="L6"/>
    <style:style style:name="P255" style:family="paragraph" style:parent-style-name="Standard" style:list-style-name="L6">
      <style:text-properties officeooo:paragraph-rsid="00af75de"/>
    </style:style>
    <style:style style:name="P256" style:family="paragraph" style:parent-style-name="Standard" style:list-style-name="L6">
      <style:text-properties officeooo:paragraph-rsid="0082b805"/>
    </style:style>
    <style:style style:name="P257" style:family="paragraph" style:parent-style-name="Standard" style:list-style-name="L6">
      <style:text-properties officeooo:rsid="0082b805" officeooo:paragraph-rsid="0082b805"/>
    </style:style>
    <style:style style:name="P258" style:family="paragraph" style:parent-style-name="Standard" style:list-style-name="L7"/>
    <style:style style:name="P259" style:family="paragraph" style:parent-style-name="Standard" style:list-style-name="L7">
      <style:text-properties officeooo:paragraph-rsid="0082b805"/>
    </style:style>
    <style:style style:name="P260" style:family="paragraph" style:parent-style-name="Standard" style:list-style-name="L8">
      <style:text-properties officeooo:rsid="0098f55a" officeooo:paragraph-rsid="0098f55a"/>
    </style:style>
    <style:style style:name="P261" style:family="paragraph" style:parent-style-name="Standard" style:list-style-name="L9">
      <style:text-properties officeooo:rsid="008e56cb" officeooo:paragraph-rsid="008e56cb"/>
    </style:style>
    <style:style style:name="P262" style:family="paragraph" style:parent-style-name="Standard" style:list-style-name="L10">
      <style:text-properties officeooo:rsid="00293b1e" officeooo:paragraph-rsid="00293b1e"/>
    </style:style>
    <style:style style:name="P263" style:family="paragraph" style:parent-style-name="Standard" style:list-style-name="L11">
      <style:text-properties officeooo:rsid="00293b1e" officeooo:paragraph-rsid="00293b1e"/>
    </style:style>
    <style:style style:name="P264" style:family="paragraph" style:parent-style-name="Standard" style:list-style-name="L12"/>
    <style:style style:name="P265" style:family="paragraph" style:parent-style-name="Standard" style:list-style-name="L13"/>
    <style:style style:name="P266" style:family="paragraph" style:parent-style-name="Standard" style:list-style-name="L14"/>
    <style:style style:name="P267" style:family="paragraph" style:parent-style-name="Standard" style:list-style-name="L15"/>
    <style:style style:name="P268" style:family="paragraph" style:parent-style-name="Standard" style:list-style-name="L16"/>
    <style:style style:name="P269" style:family="paragraph" style:parent-style-name="Standard" style:list-style-name="L17"/>
    <style:style style:name="P270" style:family="paragraph" style:parent-style-name="Standard" style:list-style-name="L18"/>
    <style:style style:name="P271" style:family="paragraph" style:parent-style-name="Standard" style:list-style-name="L19">
      <style:text-properties officeooo:paragraph-rsid="004484ef"/>
    </style:style>
    <style:style style:name="P272" style:family="paragraph" style:parent-style-name="Standard" style:list-style-name="L20">
      <style:text-properties officeooo:paragraph-rsid="004484ef"/>
    </style:style>
    <style:style style:name="P273" style:family="paragraph" style:parent-style-name="Standard" style:list-style-name="L21">
      <style:text-properties officeooo:paragraph-rsid="004484ef"/>
    </style:style>
    <style:style style:name="P274" style:family="paragraph" style:parent-style-name="Standard" style:list-style-name="L22"/>
    <style:style style:name="P275" style:family="paragraph" style:parent-style-name="Standard" style:list-style-name="L23"/>
    <style:style style:name="P276" style:family="paragraph" style:parent-style-name="Standard" style:list-style-name="L17">
      <style:paragraph-properties fo:margin-left="2.54cm" fo:margin-right="0cm" fo:text-indent="-0.635cm" style:auto-text-indent="false"/>
    </style:style>
    <style:style style:name="P277" style:family="paragraph" style:parent-style-name="Title" style:master-page-name="First_20_Page">
      <style:paragraph-properties style:page-number="auto"/>
    </style:style>
    <style:style style:name="P278" style:family="paragraph" style:parent-style-name="Heading_20_1" style:master-page-name="Standard">
      <style:paragraph-properties style:page-number="auto"/>
    </style:style>
    <style:style style:name="P279" style:family="paragraph" style:parent-style-name="Heading_20_1" style:master-page-name="Standard">
      <style:paragraph-properties style:page-number="auto"/>
      <style:text-properties officeooo:paragraph-rsid="000c9b2a"/>
    </style:style>
    <style:style style:name="P280" style:family="paragraph" style:parent-style-name="Heading_20_1" style:master-page-name="Standard">
      <style:paragraph-properties style:page-number="auto"/>
      <style:text-properties fo:language="en" fo:country="US"/>
    </style:style>
    <style:style style:name="P281" style:family="paragraph" style:parent-style-name="Heading_20_3">
      <style:text-properties officeooo:paragraph-rsid="009001ab"/>
    </style:style>
    <style:style style:name="P282" style:family="paragraph" style:parent-style-name="Heading_20_3">
      <style:text-properties fo:language="en" fo:country="US"/>
    </style:style>
    <style:style style:name="P283" style:family="paragraph" style:parent-style-name="Heading_20_3">
      <style:text-properties fo:language="en" fo:country="US" officeooo:paragraph-rsid="009001ab"/>
    </style:style>
    <style:style style:name="P284" style:family="paragraph" style:parent-style-name="Heading_20_3">
      <style:text-properties officeooo:paragraph-rsid="00767184"/>
    </style:style>
    <style:style style:name="P285" style:family="paragraph" style:parent-style-name="Heading_20_3">
      <style:text-properties officeooo:paragraph-rsid="009446f6"/>
    </style:style>
    <style:style style:name="P286" style:family="paragraph" style:parent-style-name="Heading_20_3">
      <style:text-properties officeooo:rsid="009446f6" officeooo:paragraph-rsid="009446f6"/>
    </style:style>
    <style:style style:name="P287" style:family="paragraph" style:parent-style-name="Heading_20_3">
      <style:text-properties officeooo:rsid="006ade0f" officeooo:paragraph-rsid="006ade0f"/>
    </style:style>
    <style:style style:name="P288" style:family="paragraph" style:parent-style-name="Heading_20_3">
      <style:text-properties officeooo:rsid="006e7d6e" officeooo:paragraph-rsid="006e7d6e"/>
    </style:style>
    <style:style style:name="P289" style:family="paragraph" style:parent-style-name="Heading_20_3">
      <style:text-properties officeooo:paragraph-rsid="006e7d6e"/>
    </style:style>
    <style:style style:name="P290" style:family="paragraph" style:parent-style-name="Heading_20_3">
      <style:text-properties officeooo:rsid="00935c7a" officeooo:paragraph-rsid="007980f1"/>
    </style:style>
    <style:style style:name="P291" style:family="paragraph" style:parent-style-name="Heading_20_3">
      <style:text-properties officeooo:rsid="007980f1" officeooo:paragraph-rsid="00935c7a"/>
    </style:style>
    <style:style style:name="P292" style:family="paragraph" style:parent-style-name="Heading_20_3">
      <style:text-properties officeooo:paragraph-rsid="007a7977"/>
    </style:style>
    <style:style style:name="P293" style:family="paragraph" style:parent-style-name="Heading_20_3">
      <style:text-properties officeooo:paragraph-rsid="008b319d"/>
    </style:style>
    <style:style style:name="P294" style:family="paragraph" style:parent-style-name="Heading_20_2">
      <style:text-properties fo:language="en" fo:country="US"/>
    </style:style>
    <style:style style:name="P295" style:family="paragraph" style:parent-style-name="Heading_20_2">
      <style:text-properties fo:language="en" fo:country="US" officeooo:paragraph-rsid="009001ab"/>
    </style:style>
    <style:style style:name="P296" style:family="paragraph" style:parent-style-name="Heading_20_2">
      <style:text-properties officeooo:paragraph-rsid="009001ab"/>
    </style:style>
    <style:style style:name="P297" style:family="paragraph" style:parent-style-name="Heading_20_2">
      <style:text-properties officeooo:paragraph-rsid="008b319d"/>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Heading" style:master-page-name="Index">
      <style:paragraph-properties style:page-number="auto"/>
    </style:style>
    <style:style style:name="P300"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301"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officeooo:rsid="00121263"/>
    </style:style>
    <style:style style:name="T7" style:family="text">
      <style:text-properties officeooo:rsid="001ba33b"/>
    </style:style>
    <style:style style:name="T8" style:family="text">
      <style:text-properties fo:font-variant="normal" fo:text-transform="none" style:text-scale="100%"/>
    </style:style>
    <style:style style:name="T9" style:family="text">
      <style:text-properties fo:font-variant="normal" fo:text-transform="none" officeooo:rsid="001dcae7" style:text-scale="100%"/>
    </style:style>
    <style:style style:name="T10" style:family="text">
      <style:text-properties fo:font-variant="normal" fo:text-transform="none" officeooo:rsid="00ace81b" style:text-scale="100%"/>
    </style:style>
    <style:style style:name="T11" style:family="text">
      <style:text-properties fo:font-variant="normal" fo:text-transform="none" officeooo:rsid="00aa46d1" style:text-scale="100%"/>
    </style:style>
    <style:style style:name="T12" style:family="text">
      <style:text-properties fo:font-variant="normal" fo:text-transform="none" fo:font-weight="bold" style:font-weight-asian="bold" style:text-scale="100%"/>
    </style:style>
    <style:style style:name="T13" style:family="text">
      <style:text-properties fo:font-variant="normal" fo:text-transform="none" fo:font-weight="bold" style:font-weight-asian="bold" style:font-weight-complex="bold" style:text-scale="100%"/>
    </style:style>
    <style:style style:name="T14" style:family="text">
      <style:text-properties fo:font-variant="normal" fo:text-transform="none" fo:font-weight="bold" officeooo:rsid="00aa46d1" style:font-weight-asian="bold" style:font-weight-complex="bold" style:text-scale="100%"/>
    </style:style>
    <style:style style:name="T15" style:family="text">
      <style:text-properties fo:language="en" fo:country="US"/>
    </style:style>
    <style:style style:name="T16" style:family="text">
      <style:text-properties fo:language="en" fo:country="US" officeooo:rsid="001dcae7"/>
    </style:style>
    <style:style style:name="T17" style:family="text">
      <style:text-properties fo:language="en" fo:country="US" officeooo:rsid="003a20e5"/>
    </style:style>
    <style:style style:name="T18" style:family="text">
      <style:text-properties fo:language="en" fo:country="US" officeooo:rsid="0091aa67"/>
    </style:style>
    <style:style style:name="T19" style:family="text">
      <style:text-properties fo:language="en" fo:country="US" officeooo:rsid="00a1a582"/>
    </style:style>
    <style:style style:name="T20" style:family="text">
      <style:text-properties fo:language="en" fo:country="US" officeooo:rsid="00b1eeed"/>
    </style:style>
    <style:style style:name="T21" style:family="text">
      <style:text-properties officeooo:rsid="001fa4e0"/>
    </style:style>
    <style:style style:name="T22" style:family="text">
      <style:text-properties officeooo:rsid="00215b7e"/>
    </style:style>
    <style:style style:name="T23" style:family="text">
      <style:text-properties officeooo:rsid="002247e2"/>
    </style:style>
    <style:style style:name="T24" style:family="text">
      <style:text-properties officeooo:rsid="00236b9b"/>
    </style:style>
    <style:style style:name="T25" style:family="text">
      <style:text-properties officeooo:rsid="00293b1e"/>
    </style:style>
    <style:style style:name="T26" style:family="text">
      <style:text-properties officeooo:rsid="002ac7e8"/>
    </style:style>
    <style:style style:name="T27" style:family="text">
      <style:text-properties officeooo:rsid="002ba668"/>
    </style:style>
    <style:style style:name="T28" style:family="text">
      <style:text-properties officeooo:rsid="002d9132"/>
    </style:style>
    <style:style style:name="T29" style:family="text">
      <style:text-properties officeooo:rsid="003021b2"/>
    </style:style>
    <style:style style:name="T30" style:family="text">
      <style:text-properties officeooo:rsid="00315a55"/>
    </style:style>
    <style:style style:name="T31" style:family="text">
      <style:text-properties officeooo:rsid="00333b42"/>
    </style:style>
    <style:style style:name="T32" style:family="text">
      <style:text-properties officeooo:rsid="0034cbd1"/>
    </style:style>
    <style:style style:name="T33" style:family="text">
      <style:text-properties officeooo:rsid="00362668"/>
    </style:style>
    <style:style style:name="T34" style:family="text">
      <style:text-properties officeooo:rsid="003710cb"/>
    </style:style>
    <style:style style:name="T35" style:family="text">
      <style:text-properties officeooo:rsid="0038f572"/>
    </style:style>
    <style:style style:name="T36" style:family="text">
      <style:text-properties fo:font-weight="bold" style:font-weight-asian="bold" style:font-weight-complex="bold"/>
    </style:style>
    <style:style style:name="T37" style:family="text">
      <style:text-properties officeooo:rsid="003b1924"/>
    </style:style>
    <style:style style:name="T38" style:family="text">
      <style:text-properties officeooo:rsid="003e7b84"/>
    </style:style>
    <style:style style:name="T39" style:family="text">
      <style:text-properties fo:color="#ff3333"/>
    </style:style>
    <style:style style:name="T40" style:family="text">
      <style:text-properties fo:color="#00ccff"/>
    </style:style>
    <style:style style:name="T41" style:family="text">
      <style:text-properties style:use-window-font-color="true"/>
    </style:style>
    <style:style style:name="T42" style:family="text">
      <style:text-properties officeooo:rsid="00412b3d"/>
    </style:style>
    <style:style style:name="T43" style:family="text">
      <style:text-properties officeooo:rsid="0043b18d"/>
    </style:style>
    <style:style style:name="T44" style:family="text">
      <style:text-properties style:text-position="super 58%" fo:language="en" fo:country="US"/>
    </style:style>
    <style:style style:name="T45" style:family="text">
      <style:text-properties officeooo:rsid="0045693f"/>
    </style:style>
    <style:style style:name="T46" style:family="text">
      <style:text-properties officeooo:rsid="00460c0f"/>
    </style:style>
    <style:style style:name="T47" style:family="text">
      <style:text-properties fo:font-size="8pt" style:font-size-asian="8pt" style:font-size-complex="8pt"/>
    </style:style>
    <style:style style:name="T48" style:family="text">
      <style:text-properties fo:font-size="8pt" officeooo:rsid="0047dc8d" style:font-size-asian="8pt" style:font-size-complex="8pt"/>
    </style:style>
    <style:style style:name="T49" style:family="text">
      <style:text-properties officeooo:rsid="004a5001"/>
    </style:style>
    <style:style style:name="T50" style:family="text">
      <style:text-properties officeooo:rsid="004c469e"/>
    </style:style>
    <style:style style:name="T51" style:family="text">
      <style:text-properties officeooo:rsid="004e11e3"/>
    </style:style>
    <style:style style:name="T52" style:family="text">
      <style:text-properties officeooo:rsid="004fcd70"/>
    </style:style>
    <style:style style:name="T53" style:family="text">
      <style:text-properties officeooo:rsid="00519e1c"/>
    </style:style>
    <style:style style:name="T54" style:family="text">
      <style:text-properties officeooo:rsid="00534721"/>
    </style:style>
    <style:style style:name="T55" style:family="text">
      <style:text-properties officeooo:rsid="0054559c"/>
    </style:style>
    <style:style style:name="T56" style:family="text">
      <style:text-properties officeooo:rsid="00560be3"/>
    </style:style>
    <style:style style:name="T57" style:family="text">
      <style:text-properties officeooo:rsid="005776ef"/>
    </style:style>
    <style:style style:name="T58" style:family="text">
      <style:text-properties officeooo:rsid="005c83e9"/>
    </style:style>
    <style:style style:name="T59" style:family="text">
      <style:text-properties officeooo:rsid="005d1810"/>
    </style:style>
    <style:style style:name="T60" style:family="text">
      <style:text-properties officeooo:rsid="005fdf11"/>
    </style:style>
    <style:style style:name="T61" style:family="text">
      <style:text-properties officeooo:rsid="006037b8"/>
    </style:style>
    <style:style style:name="T62" style:family="text">
      <style:text-properties officeooo:rsid="006193a0"/>
    </style:style>
    <style:style style:name="T63" style:family="text">
      <style:text-properties officeooo:rsid="00675c80"/>
    </style:style>
    <style:style style:name="T64" style:family="text">
      <style:text-properties officeooo:rsid="0068e2c9"/>
    </style:style>
    <style:style style:name="T65" style:family="text">
      <style:text-properties officeooo:rsid="006ade0f"/>
    </style:style>
    <style:style style:name="T66" style:family="text">
      <style:text-properties officeooo:rsid="006ba37e"/>
    </style:style>
    <style:style style:name="T67" style:family="text">
      <style:text-properties officeooo:rsid="006c06d1"/>
    </style:style>
    <style:style style:name="T68" style:family="text">
      <style:text-properties officeooo:rsid="006c7531"/>
    </style:style>
    <style:style style:name="T69" style:family="text">
      <style:text-properties officeooo:rsid="006d217e"/>
    </style:style>
    <style:style style:name="T70" style:family="text">
      <style:text-properties officeooo:rsid="006e7d6e"/>
    </style:style>
    <style:style style:name="T71" style:family="text">
      <style:text-properties officeooo:rsid="006eb812"/>
    </style:style>
    <style:style style:name="T72" style:family="text">
      <style:text-properties officeooo:rsid="00721bc1"/>
    </style:style>
    <style:style style:name="T73" style:family="text">
      <style:text-properties officeooo:rsid="007313cc"/>
    </style:style>
    <style:style style:name="T74" style:family="text">
      <style:text-properties officeooo:rsid="007437f5"/>
    </style:style>
    <style:style style:name="T75" style:family="text">
      <style:text-properties officeooo:rsid="00753cd1"/>
    </style:style>
    <style:style style:name="T76" style:family="text">
      <style:text-properties officeooo:rsid="00767184"/>
    </style:style>
    <style:style style:name="T77" style:family="text">
      <style:text-properties officeooo:rsid="007781ca"/>
    </style:style>
    <style:style style:name="T78" style:family="text">
      <style:text-properties officeooo:rsid="0077e3f3"/>
    </style:style>
    <style:style style:name="T79" style:family="text">
      <style:text-properties officeooo:rsid="00794d27"/>
    </style:style>
    <style:style style:name="T80" style:family="text">
      <style:text-properties officeooo:rsid="007980f1"/>
    </style:style>
    <style:style style:name="T81" style:family="text">
      <style:text-properties officeooo:rsid="007a7977"/>
    </style:style>
    <style:style style:name="T82" style:family="text">
      <style:text-properties officeooo:rsid="007b5998"/>
    </style:style>
    <style:style style:name="T83" style:family="text">
      <style:text-properties officeooo:rsid="007d1492"/>
    </style:style>
    <style:style style:name="T84" style:family="text">
      <style:text-properties officeooo:rsid="007e297b"/>
    </style:style>
    <style:style style:name="T85" style:family="text">
      <style:text-properties officeooo:rsid="007e72fc"/>
    </style:style>
    <style:style style:name="T86" style:family="text">
      <style:text-properties officeooo:rsid="007f9dd9"/>
    </style:style>
    <style:style style:name="T87" style:family="text">
      <style:text-properties officeooo:rsid="008176a1"/>
    </style:style>
    <style:style style:name="T88" style:family="text">
      <style:text-properties officeooo:rsid="0082b805"/>
    </style:style>
    <style:style style:name="T89" style:family="text">
      <style:text-properties officeooo:rsid="00849283"/>
    </style:style>
    <style:style style:name="T90" style:family="text">
      <style:text-properties officeooo:rsid="00858581"/>
    </style:style>
    <style:style style:name="T91" style:family="text">
      <style:text-properties officeooo:rsid="00869936"/>
    </style:style>
    <style:style style:name="T92" style:family="text">
      <style:text-properties officeooo:rsid="00876e4a"/>
    </style:style>
    <style:style style:name="T93" style:family="text">
      <style:text-properties officeooo:rsid="00890e92"/>
    </style:style>
    <style:style style:name="T94" style:family="text">
      <style:text-properties officeooo:rsid="00894d07"/>
    </style:style>
    <style:style style:name="T95" style:family="text">
      <style:text-properties officeooo:rsid="00894e91"/>
    </style:style>
    <style:style style:name="T96" style:family="text">
      <style:text-properties officeooo:rsid="008b319d"/>
    </style:style>
    <style:style style:name="T97" style:family="text">
      <style:text-properties officeooo:rsid="008c5a34"/>
    </style:style>
    <style:style style:name="T98" style:family="text">
      <style:text-properties officeooo:rsid="008d207c"/>
    </style:style>
    <style:style style:name="T99" style:family="text">
      <style:text-properties officeooo:rsid="008e56cb"/>
    </style:style>
    <style:style style:name="T100" style:family="text">
      <style:text-properties officeooo:rsid="009001ab"/>
    </style:style>
    <style:style style:name="T101" style:family="text">
      <style:text-properties officeooo:rsid="0091aa67"/>
    </style:style>
    <style:style style:name="T102" style:family="text">
      <style:text-properties officeooo:rsid="00935c7a"/>
    </style:style>
    <style:style style:name="T103" style:family="text">
      <style:text-properties officeooo:rsid="0093cd5a"/>
    </style:style>
    <style:style style:name="T104" style:family="text">
      <style:text-properties officeooo:rsid="009404dd"/>
    </style:style>
    <style:style style:name="T105" style:family="text">
      <style:text-properties officeooo:rsid="009446f6"/>
    </style:style>
    <style:style style:name="T106" style:family="text">
      <style:text-properties officeooo:rsid="00952657"/>
    </style:style>
    <style:style style:name="T107" style:family="text">
      <style:text-properties officeooo:rsid="00955d9f"/>
    </style:style>
    <style:style style:name="T108" style:family="text">
      <style:text-properties officeooo:rsid="0095f12b"/>
    </style:style>
    <style:style style:name="T109" style:family="text">
      <style:text-properties officeooo:rsid="009a409c"/>
    </style:style>
    <style:style style:name="T110" style:family="text">
      <style:text-properties officeooo:rsid="009a4c4d"/>
    </style:style>
    <style:style style:name="T111" style:family="text">
      <style:text-properties officeooo:rsid="009dd443"/>
    </style:style>
    <style:style style:name="T112" style:family="text">
      <style:text-properties officeooo:rsid="009e05d2"/>
    </style:style>
    <style:style style:name="T113" style:family="text">
      <style:text-properties officeooo:rsid="009e76db"/>
    </style:style>
    <style:style style:name="T114" style:family="text">
      <style:text-properties officeooo:rsid="00a1a582"/>
    </style:style>
    <style:style style:name="T115" style:family="text">
      <style:text-properties officeooo:rsid="00a35f1e"/>
    </style:style>
    <style:style style:name="T116" style:family="text">
      <style:text-properties officeooo:rsid="00a4aea9"/>
    </style:style>
    <style:style style:name="T117" style:family="text">
      <style:text-properties fo:font-style="normal" style:font-style-asian="normal" style:font-style-complex="normal"/>
    </style:style>
    <style:style style:name="T118" style:family="text">
      <style:text-properties officeooo:rsid="00a4d48d"/>
    </style:style>
    <style:style style:name="T119" style:family="text">
      <style:text-properties officeooo:rsid="00a56896"/>
    </style:style>
    <style:style style:name="T120" style:family="text">
      <style:text-properties officeooo:rsid="00a73850"/>
    </style:style>
    <style:style style:name="T121" style:family="text">
      <style:text-properties officeooo:rsid="00af75de"/>
    </style:style>
    <style:style style:name="T122" style:family="text">
      <style:text-properties officeooo:rsid="00b114f1"/>
    </style:style>
    <style:style style:name="T123" style:family="text">
      <style:text-properties officeooo:rsid="00b1eeed"/>
    </style:style>
    <style:style style:name="T124" style:family="text">
      <style:text-properties officeooo:rsid="00b2c6c3"/>
    </style:style>
    <style:style style:name="T125" style:family="text">
      <style:text-properties officeooo:rsid="00b3f734"/>
    </style:style>
    <style:style style:name="T126" style:family="text">
      <style:text-properties officeooo:rsid="00ba947d"/>
    </style:style>
    <style:style style:name="T127" style:family="text">
      <style:text-properties officeooo:rsid="00bcb6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1" text:name="RTG_PRODUCT_VERSION"/>
      </text:user-field-decls>
      <text:p text:style-name="P277"><text:user-field-get text:name="RTG_TITLE">Operations Manual</text:user-field-get></text:p>
      <text:p text:style-name="P233"><text:user-field-get text:name="RTG_PRODUCT">RTG Core</text:user-field-get> <text:user-field-get text:name="RTG_PRODUCT_VERSION">3.4.1</text:user-field-get></text:p>
      <text:p text:style-name="P1">Real Time Genomics</text:p>
      <text:p text:style-name="P5"/>
      <text:p text:style-name="P4">Edition: <text:span text:style-name="T124">January</text:span> 201<text:span text:style-name="T124">5</text:span></text:p>
      <text:p text:style-name="P3"/>
      <text:p text:style-name="P3"/>
      <text:p text:style-name="P3"><draw:frame draw:style-name="fr1" draw:name="Image1" text:anchor-type="paragraph" svg:width="17cm" svg:height="1.794cm"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47"/>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0">This publication and its contents are proprietary to Real Time Genomics, and are intended solely for the contractual use of its customers and for no other purpose than to operate the system described herein. </text:p>
      <text:p text:style-name="P100">This publication and its contents shall not be used or distributed for any other purpose and/or otherwise communicated, disclosed, or reproduced in any way whatsoever without the prior written consent of Real Time Genomics. </text:p>
      <text:p text:style-name="P10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0">© 2014 Real Time Genomics All rights reserved. </text:p>
      <text:p text:style-name="P100">Illumina, Solexa, Complete Genomics, Ion Torrent, Roche, ABI, <text:span text:style-name="T98">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99">Table of Contents</text:p>
          </text:index-title>
          <text:p text:style-name="P298"><text:a xlink:type="simple" xlink:href="#__RefHeading__1180_438529773" text:style-name="Index_20_Link" text:visited-style-name="Index_20_Link">Chapter 1: Overview <text:tab/> 8</text:a></text:p>
          <text:p text:style-name="P300"><text:a xlink:type="simple" xlink:href="#__RefHeading__1182_438529773" text:style-name="Index_20_Link" text:visited-style-name="Index_20_Link">1.1<text:tab/>Introduction <text:tab/> 8</text:a></text:p>
          <text:p text:style-name="P300"><text:a xlink:type="simple" xlink:href="#__RefHeading__4576_438529773" text:style-name="Index_20_Link" text:visited-style-name="Index_20_Link">1.2<text:tab/>RTG software description <text:tab/> 8</text:a></text:p>
          <text:p text:style-name="P300"><text:a xlink:type="simple" xlink:href="#__RefHeading__4590_438529773" text:style-name="Index_20_Link" text:visited-style-name="Index_20_Link">1.3<text:tab/>Sequence search and alignment <text:tab/> 9</text:a></text:p>
          <text:p text:style-name="P301"><text:a xlink:type="simple" xlink:href="#__RefHeading__4592_438529773" text:style-name="Index_20_Link" text:visited-style-name="Index_20_Link">1.3.1<text:tab/>Data formatting <text:tab/> 10</text:a></text:p>
          <text:p text:style-name="P301"><text:a xlink:type="simple" xlink:href="#__RefHeading__4594_438529773" text:style-name="Index_20_Link" text:visited-style-name="Index_20_Link">1.3.2<text:tab/>Read mapping <text:tab/> 11</text:a></text:p>
          <text:p text:style-name="P301"><text:a xlink:type="simple" xlink:href="#__RefHeading__4596_438529773" text:style-name="Index_20_Link" text:visited-style-name="Index_20_Link">1.3.3<text:tab/>Read mapping output files <text:tab/> 11</text:a></text:p>
          <text:p text:style-name="P301"><text:a xlink:type="simple" xlink:href="#__RefHeading__4598_438529773" text:style-name="Index_20_Link" text:visited-style-name="Index_20_Link">1.3.4<text:tab/>Read mapping sensitivity tuning <text:tab/> 11</text:a></text:p>
          <text:p text:style-name="P301"><text:a xlink:type="simple" xlink:href="#__RefHeading__4600_438529773" text:style-name="Index_20_Link" text:visited-style-name="Index_20_Link">1.3.5<text:tab/>Protein search <text:tab/> 12</text:a></text:p>
          <text:p text:style-name="P301"><text:a xlink:type="simple" xlink:href="#__RefHeading__4602_438529773" text:style-name="Index_20_Link" text:visited-style-name="Index_20_Link">1.3.6<text:tab/>Protein search output files <text:tab/> 12</text:a></text:p>
          <text:p text:style-name="P301"><text:a xlink:type="simple" xlink:href="#__RefHeading__4604_438529773" text:style-name="Index_20_Link" text:visited-style-name="Index_20_Link">1.3.7<text:tab/>Protein search sensitivity tuning <text:tab/> 13</text:a></text:p>
          <text:p text:style-name="P301"><text:a xlink:type="simple" xlink:href="#__RefHeading__4606_438529773" text:style-name="Index_20_Link" text:visited-style-name="Index_20_Link">1.3.8<text:tab/>Benchmarking and optimization utilities <text:tab/> 13</text:a></text:p>
          <text:p text:style-name="P300"><text:a xlink:type="simple" xlink:href="#__RefHeading__4608_438529773" text:style-name="Index_20_Link" text:visited-style-name="Index_20_Link">1.4<text:tab/>Variant detection functions <text:tab/> 14</text:a></text:p>
          <text:p text:style-name="P301"><text:a xlink:type="simple" xlink:href="#__RefHeading__4610_438529773" text:style-name="Index_20_Link" text:visited-style-name="Index_20_Link">1.4.1<text:tab/>Sequence variation (SNPs and Indels) <text:tab/> 14</text:a></text:p>
          <text:p text:style-name="P301"><text:a xlink:type="simple" xlink:href="#__RefHeading__4612_438529773" text:style-name="Index_20_Link" text:visited-style-name="Index_20_Link">1.4.2<text:tab/>Mendelian pedigree sequence variation (SNPs and Indels) <text:tab/> 14</text:a></text:p>
          <text:p text:style-name="P301"><text:a xlink:type="simple" xlink:href="#__RefHeading__4614_438529773" text:style-name="Index_20_Link" text:visited-style-name="Index_20_Link">1.4.3<text:tab/>Somatic sequence variation (SNPs and Indels) <text:tab/> 15</text:a></text:p>
          <text:p text:style-name="P301"><text:a xlink:type="simple" xlink:href="#__RefHeading__4616_438529773" text:style-name="Index_20_Link" text:visited-style-name="Index_20_Link">1.4.4<text:tab/>Coverage analysis <text:tab/> 15</text:a></text:p>
          <text:p text:style-name="P301"><text:a xlink:type="simple" xlink:href="#__RefHeading__4618_438529773" text:style-name="Index_20_Link" text:visited-style-name="Index_20_Link">1.4.5<text:tab/>Copy number variation (CNV) analysis <text:tab/> 16</text:a></text:p>
          <text:p text:style-name="P300"><text:a xlink:type="simple" xlink:href="#__RefHeading__4620_438529773" text:style-name="Index_20_Link" text:visited-style-name="Index_20_Link">1.5<text:tab/>Standard output file formats <text:tab/> 16</text:a></text:p>
          <text:p text:style-name="P301"><text:a xlink:type="simple" xlink:href="#__RefHeading__4622_438529773" text:style-name="Index_20_Link" text:visited-style-name="Index_20_Link">1.5.1<text:tab/>SAM/BAM files created by the RTG map command <text:tab/> 17</text:a></text:p>
          <text:p text:style-name="P301"><text:a xlink:type="simple" xlink:href="#__RefHeading__4624_438529773" text:style-name="Index_20_Link" text:visited-style-name="Index_20_Link">1.5.2<text:tab/>SNP caller output files <text:tab/> 17</text:a></text:p>
          <text:p text:style-name="P300"><text:a xlink:type="simple" xlink:href="#__RefHeading__26291_1198830536" text:style-name="Index_20_Link" text:visited-style-name="Index_20_Link">1.6<text:tab/>Metagenomics analysis functions <text:tab/> 18</text:a></text:p>
          <text:p text:style-name="P301"><text:a xlink:type="simple" xlink:href="#__RefHeading__4580_438529773" text:style-name="Index_20_Link" text:visited-style-name="Index_20_Link">1.6.1<text:tab/>Contamination filtering <text:tab/> 18</text:a></text:p>
          <text:p text:style-name="P301"><text:a xlink:type="simple" xlink:href="#__RefHeading__4582_438529773" text:style-name="Index_20_Link" text:visited-style-name="Index_20_Link">1.6.2<text:tab/>Taxon abundance breakdown <text:tab/> 18</text:a></text:p>
          <text:p text:style-name="P301"><text:a xlink:type="simple" xlink:href="#__RefHeading__4584_438529773" text:style-name="Index_20_Link" text:visited-style-name="Index_20_Link">1.6.3<text:tab/>Sample relationships <text:tab/> 18</text:a></text:p>
          <text:p text:style-name="P301"><text:a xlink:type="simple" xlink:href="#__RefHeading__4586_438529773" text:style-name="Index_20_Link" text:visited-style-name="Index_20_Link">1.6.4<text:tab/>Functional protein analysis <text:tab/> 18</text:a></text:p>
          <text:p text:style-name="P300"><text:a xlink:type="simple" xlink:href="#__RefHeading__4588_438529773" text:style-name="Index_20_Link" text:visited-style-name="Index_20_Link">1.7<text:tab/>Pipelines <text:tab/> 18</text:a></text:p>
          <text:p text:style-name="P300"><text:a xlink:type="simple" xlink:href="#__RefHeading__4626_438529773" text:style-name="Index_20_Link" text:visited-style-name="Index_20_Link">1.8<text:tab/>Parallel processing <text:tab/> 19</text:a></text:p>
          <text:p text:style-name="P300"><text:a xlink:type="simple" xlink:href="#__RefHeading__4628_438529773" text:style-name="Index_20_Link" text:visited-style-name="Index_20_Link">1.9<text:tab/>Installation and deployment <text:tab/> 19</text:a></text:p>
          <text:p text:style-name="P301"><text:a xlink:type="simple" xlink:href="#__RefHeading__4630_438529773" text:style-name="Index_20_Link" text:visited-style-name="Index_20_Link">1.9.1<text:tab/>Quick start instructions <text:tab/> 20</text:a></text:p>
          <text:p text:style-name="P301"><text:a xlink:type="simple" xlink:href="#__RefHeading__4634_438529773" text:style-name="Index_20_Link" text:visited-style-name="Index_20_Link">1.9.2<text:tab/>License Management <text:tab/> 21</text:a></text:p>
          <text:p text:style-name="P300"><text:a xlink:type="simple" xlink:href="#__RefHeading__4636_438529773" text:style-name="Index_20_Link" text:visited-style-name="Index_20_Link">1.10<text:tab/>Technical assistance and support <text:tab/> 21</text:a></text:p>
          <text:p text:style-name="P298"><text:a xlink:type="simple" xlink:href="#__RefHeading__1184_438529773" text:style-name="Index_20_Link" text:visited-style-name="Index_20_Link">Chapter 2: RTG Command Reference <text:tab/> 22</text:a></text:p>
          <text:p text:style-name="P300"><text:a xlink:type="simple" xlink:href="#__RefHeading__1186_438529773" text:style-name="Index_20_Link" text:visited-style-name="Index_20_Link">2.1<text:tab/>Command line interface (CLI) <text:tab/> 22</text:a></text:p>
          <text:p text:style-name="P300"><text:a xlink:type="simple" xlink:href="#__RefHeading__1188_438529773" text:style-name="Index_20_Link" text:visited-style-name="Index_20_Link">2.2<text:tab/>RTG command syntax <text:tab/> 22</text:a></text:p>
          <text:p text:style-name="P300"><text:a xlink:type="simple" xlink:href="#__RefHeading__1190_438529773" text:style-name="Index_20_Link" text:visited-style-name="Index_20_Link">2.3<text:tab/>Data Formatting Commands <text:tab/> 27</text:a></text:p>
          <text:p text:style-name="P301"><text:a xlink:type="simple" xlink:href="#__RefHeading__1192_438529773" text:style-name="Index_20_Link" text:visited-style-name="Index_20_Link">2.3.1<text:tab/>format <text:tab/> 27</text:a></text:p>
          <text:p text:style-name="P301"><text:a xlink:type="simple" xlink:href="#__RefHeading__1194_438529773" text:style-name="Index_20_Link" text:visited-style-name="Index_20_Link">2.3.2<text:tab/>cg2sdf <text:tab/> 30</text:a></text:p>
          <text:p text:style-name="P301"><text:a xlink:type="simple" xlink:href="#__RefHeading__1196_438529773" text:style-name="Index_20_Link" text:visited-style-name="Index_20_Link">2.3.3<text:tab/>sdf2fasta <text:tab/> 31</text:a></text:p>
          <text:p text:style-name="P301"><text:a xlink:type="simple" xlink:href="#__RefHeading__1198_438529773" text:style-name="Index_20_Link" text:visited-style-name="Index_20_Link">2.3.4<text:tab/>sdf2fastq <text:tab/> 32</text:a></text:p>
          <text:p text:style-name="P300"><text:soft-page-break/><text:a xlink:type="simple" xlink:href="#__RefHeading__25910_1889221684" text:style-name="Index_20_Link" text:visited-style-name="Index_20_Link">2.4<text:tab/>Read Mapping Commands <text:tab/> 33</text:a></text:p>
          <text:p text:style-name="P301"><text:a xlink:type="simple" xlink:href="#__RefHeading__25912_1889221684" text:style-name="Index_20_Link" text:visited-style-name="Index_20_Link">2.4.1<text:tab/>map <text:tab/> 33</text:a></text:p>
          <text:p text:style-name="P301"><text:a xlink:type="simple" xlink:href="#__RefHeading__25914_1889221684" text:style-name="Index_20_Link" text:visited-style-name="Index_20_Link">2.4.2<text:tab/>mapf <text:tab/> 39</text:a></text:p>
          <text:p text:style-name="P301"><text:a xlink:type="simple" xlink:href="#__RefHeading__27852_1889221684" text:style-name="Index_20_Link" text:visited-style-name="Index_20_Link">2.4.3<text:tab/>cgmap <text:tab/> 43</text:a></text:p>
          <text:p text:style-name="P300"><text:a xlink:type="simple" xlink:href="#__RefHeading__27854_1889221684" text:style-name="Index_20_Link" text:visited-style-name="Index_20_Link">2.5<text:tab/>Protein Search Commands <text:tab/> 46</text:a></text:p>
          <text:p text:style-name="P301"><text:a xlink:type="simple" xlink:href="#__RefHeading__27856_1889221684" text:style-name="Index_20_Link" text:visited-style-name="Index_20_Link">2.5.1<text:tab/>mapx <text:tab/> 46</text:a></text:p>
          <text:p text:style-name="P300"><text:a xlink:type="simple" xlink:href="#__RefHeading__24446_229859350" text:style-name="Index_20_Link" text:visited-style-name="Index_20_Link">2.6<text:tab/>Assembly Commands <text:tab/> 49</text:a></text:p>
          <text:p text:style-name="P301"><text:a xlink:type="simple" xlink:href="#__RefHeading__24448_229859350" text:style-name="Index_20_Link" text:visited-style-name="Index_20_Link">2.6.1<text:tab/>assemble <text:tab/> 49</text:a></text:p>
          <text:p text:style-name="P301"><text:a xlink:type="simple" xlink:href="#__RefHeading__24450_229859350" text:style-name="Index_20_Link" text:visited-style-name="Index_20_Link">2.6.2<text:tab/>addpacbio <text:tab/> 52</text:a></text:p>
          <text:p text:style-name="P300"><text:a xlink:type="simple" xlink:href="#__RefHeading__27858_1889221684" text:style-name="Index_20_Link" text:visited-style-name="Index_20_Link">2.7<text:tab/>Variant Detection Commands <text:tab/> 53</text:a></text:p>
          <text:p text:style-name="P301"><text:a xlink:type="simple" xlink:href="#__RefHeading__27860_1889221684" text:style-name="Index_20_Link" text:visited-style-name="Index_20_Link">2.7.1<text:tab/>svprep <text:tab/> 53</text:a></text:p>
          <text:p text:style-name="P301"><text:a xlink:type="simple" xlink:href="#__RefHeading__27862_1889221684" text:style-name="Index_20_Link" text:visited-style-name="Index_20_Link">2.7.2<text:tab/>sv <text:tab/> 54</text:a></text:p>
          <text:p text:style-name="P301"><text:a xlink:type="simple" xlink:href="#__RefHeading__27864_1889221684" text:style-name="Index_20_Link" text:visited-style-name="Index_20_Link">2.7.3<text:tab/>discord <text:tab/> 56</text:a></text:p>
          <text:p text:style-name="P301"><text:a xlink:type="simple" xlink:href="#__RefHeading__27866_1889221684" text:style-name="Index_20_Link" text:visited-style-name="Index_20_Link">2.7.4<text:tab/>coverage <text:tab/> 58</text:a></text:p>
          <text:p text:style-name="P301"><text:a xlink:type="simple" xlink:href="#__RefHeading__26504_1889221684" text:style-name="Index_20_Link" text:visited-style-name="Index_20_Link">2.7.5<text:tab/>snp <text:tab/> 60</text:a></text:p>
          <text:p text:style-name="P301"><text:a xlink:type="simple" xlink:href="#__RefHeading__27868_1889221684" text:style-name="Index_20_Link" text:visited-style-name="Index_20_Link">2.7.6<text:tab/>family <text:tab/> 64</text:a></text:p>
          <text:p text:style-name="P301"><text:a xlink:type="simple" xlink:href="#__RefHeading__27870_1889221684" text:style-name="Index_20_Link" text:visited-style-name="Index_20_Link">2.7.7<text:tab/>somatic <text:tab/> 68</text:a></text:p>
          <text:p text:style-name="P301"><text:a xlink:type="simple" xlink:href="#__RefHeading__27872_1889221684" text:style-name="Index_20_Link" text:visited-style-name="Index_20_Link">2.7.8<text:tab/>population <text:tab/> 71</text:a></text:p>
          <text:p text:style-name="P301"><text:a xlink:type="simple" xlink:href="#__RefHeading__27874_1889221684" text:style-name="Index_20_Link" text:visited-style-name="Index_20_Link">2.7.9<text:tab/>lineage <text:tab/> 75</text:a></text:p>
          <text:p text:style-name="P301"><text:a xlink:type="simple" xlink:href="#__RefHeading__27876_1889221684" text:style-name="Index_20_Link" text:visited-style-name="Index_20_Link">2.7.10<text:tab/>avrbuild <text:tab/> 77</text:a></text:p>
          <text:p text:style-name="P301"><text:a xlink:type="simple" xlink:href="#__RefHeading__27878_1889221684" text:style-name="Index_20_Link" text:visited-style-name="Index_20_Link">2.7.11<text:tab/>avrpredict <text:tab/> 79</text:a></text:p>
          <text:p text:style-name="P301"><text:a xlink:type="simple" xlink:href="#__RefHeading__27880_1889221684" text:style-name="Index_20_Link" text:visited-style-name="Index_20_Link">2.7.12<text:tab/>cnv <text:tab/> 80</text:a></text:p>
          <text:p text:style-name="P301"><text:a xlink:type="simple" xlink:href="#__RefHeading__27882_1889221684" text:style-name="Index_20_Link" text:visited-style-name="Index_20_Link">2.7.13<text:tab/>calibrate <text:tab/> 82</text:a></text:p>
          <text:p text:style-name="P300"><text:a xlink:type="simple" xlink:href="#__RefHeading__27884_1889221684" text:style-name="Index_20_Link" text:visited-style-name="Index_20_Link">2.8<text:tab/>Metagenomics Commands <text:tab/> 83</text:a></text:p>
          <text:p text:style-name="P301"><text:a xlink:type="simple" xlink:href="#__RefHeading__27886_1889221684" text:style-name="Index_20_Link" text:visited-style-name="Index_20_Link">2.8.1<text:tab/>species <text:tab/> 83</text:a></text:p>
          <text:p text:style-name="P301"><text:a xlink:type="simple" xlink:href="#__RefHeading__27888_1889221684" text:style-name="Index_20_Link" text:visited-style-name="Index_20_Link">2.8.2<text:tab/>similarity <text:tab/> 85</text:a></text:p>
          <text:p text:style-name="P300"><text:a xlink:type="simple" xlink:href="#__RefHeading__27890_1889221684" text:style-name="Index_20_Link" text:visited-style-name="Index_20_Link">2.9<text:tab/>Pipeline Commands <text:tab/> 86</text:a></text:p>
          <text:p text:style-name="P301"><text:a xlink:type="simple" xlink:href="#__RefHeading__27892_1889221684" text:style-name="Index_20_Link" text:visited-style-name="Index_20_Link">2.9.1<text:tab/>composition-meta-pipeline <text:tab/> 86</text:a></text:p>
          <text:p text:style-name="P301"><text:a xlink:type="simple" xlink:href="#__RefHeading__27894_1889221684" text:style-name="Index_20_Link" text:visited-style-name="Index_20_Link">2.9.2<text:tab/>functional-meta-pipeline <text:tab/> 88</text:a></text:p>
          <text:p text:style-name="P301"><text:a xlink:type="simple" xlink:href="#__RefHeading__27896_1889221684" text:style-name="Index_20_Link" text:visited-style-name="Index_20_Link">2.9.3<text:tab/>composition-functional-meta-pipeline <text:tab/> 90</text:a></text:p>
          <text:p text:style-name="P300"><text:a xlink:type="simple" xlink:href="#__RefHeading__27898_1889221684" text:style-name="Index_20_Link" text:visited-style-name="Index_20_Link">2.10<text:tab/>Simulation Commands <text:tab/> 92</text:a></text:p>
          <text:p text:style-name="P301"><text:a xlink:type="simple" xlink:href="#__RefHeading__27900_1889221684" text:style-name="Index_20_Link" text:visited-style-name="Index_20_Link">2.10.1<text:tab/>genomesim <text:tab/> 92</text:a></text:p>
          <text:p text:style-name="P301"><text:a xlink:type="simple" xlink:href="#__RefHeading__27902_1889221684" text:style-name="Index_20_Link" text:visited-style-name="Index_20_Link">2.10.2<text:tab/>cgsim <text:tab/> 93</text:a></text:p>
          <text:p text:style-name="P301"><text:a xlink:type="simple" xlink:href="#__RefHeading__27904_1889221684" text:style-name="Index_20_Link" text:visited-style-name="Index_20_Link">2.10.3<text:tab/>readsim <text:tab/> 95</text:a></text:p>
          <text:p text:style-name="P301"><text:a xlink:type="simple" xlink:href="#__RefHeading__24452_229859350" text:style-name="Index_20_Link" text:visited-style-name="Index_20_Link">2.10.4<text:tab/>readsimeval <text:tab/> 97</text:a></text:p>
          <text:p text:style-name="P301"><text:a xlink:type="simple" xlink:href="#__RefHeading__27906_1889221684" text:style-name="Index_20_Link" text:visited-style-name="Index_20_Link">2.10.5<text:tab/>popsim <text:tab/> 99</text:a></text:p>
          <text:p text:style-name="P301"><text:a xlink:type="simple" xlink:href="#__RefHeading__27908_1889221684" text:style-name="Index_20_Link" text:visited-style-name="Index_20_Link">2.10.6<text:tab/>samplesim <text:tab/> 99</text:a></text:p>
          <text:p text:style-name="P301"><text:a xlink:type="simple" xlink:href="#__RefHeading__27910_1889221684" text:style-name="Index_20_Link" text:visited-style-name="Index_20_Link">2.10.7<text:tab/>childsim <text:tab/> 101</text:a></text:p>
          <text:p text:style-name="P301"><text:a xlink:type="simple" xlink:href="#__RefHeading__27912_1889221684" text:style-name="Index_20_Link" text:visited-style-name="Index_20_Link">2.10.8<text:tab/>denovosim <text:tab/> 102</text:a></text:p>
          <text:p text:style-name="P301"><text:a xlink:type="simple" xlink:href="#__RefHeading__27914_1889221684" text:style-name="Index_20_Link" text:visited-style-name="Index_20_Link">2.10.9<text:tab/>samplereplay <text:tab/> 103</text:a></text:p>
          <text:p text:style-name="P300"><text:a xlink:type="simple" xlink:href="#__RefHeading__27916_1889221684" text:style-name="Index_20_Link" text:visited-style-name="Index_20_Link">2.11<text:tab/>Utility Commands <text:tab/> 104</text:a></text:p>
          <text:p text:style-name="P301"><text:a xlink:type="simple" xlink:href="#__RefHeading__27918_1889221684" text:style-name="Index_20_Link" text:visited-style-name="Index_20_Link">2.11.1<text:tab/>bgzip <text:tab/> 104</text:a></text:p>
          <text:p text:style-name="P301"><text:a xlink:type="simple" xlink:href="#__RefHeading__27920_1889221684" text:style-name="Index_20_Link" text:visited-style-name="Index_20_Link">2.11.2<text:tab/>index <text:tab/> 105</text:a></text:p>
          <text:p text:style-name="P301"><text:a xlink:type="simple" xlink:href="#__RefHeading__27922_1889221684" text:style-name="Index_20_Link" text:visited-style-name="Index_20_Link">2.11.3<text:tab/>extract <text:tab/> 106</text:a></text:p>
          <text:p text:style-name="P301"><text:a xlink:type="simple" xlink:href="#__RefHeading__26293_1198830536" text:style-name="Index_20_Link" text:visited-style-name="Index_20_Link">2.11.4<text:tab/>aview <text:tab/> 107</text:a></text:p>
          <text:p text:style-name="P301"><text:soft-page-break/><text:a xlink:type="simple" xlink:href="#__RefHeading__27924_1889221684" text:style-name="Index_20_Link" text:visited-style-name="Index_20_Link">2.11.5<text:tab/>sdfstats <text:tab/> 108</text:a></text:p>
          <text:p text:style-name="P301"><text:a xlink:type="simple" xlink:href="#__RefHeading__27926_1889221684" text:style-name="Index_20_Link" text:visited-style-name="Index_20_Link">2.11.6<text:tab/>sdfsplit <text:tab/> 109</text:a></text:p>
          <text:p text:style-name="P301"><text:a xlink:type="simple" xlink:href="#__RefHeading__27928_1889221684" text:style-name="Index_20_Link" text:visited-style-name="Index_20_Link">2.11.7<text:tab/>sdfsubset <text:tab/> 111</text:a></text:p>
          <text:p text:style-name="P301"><text:a xlink:type="simple" xlink:href="#__RefHeading__27930_1889221684" text:style-name="Index_20_Link" text:visited-style-name="Index_20_Link">2.11.8<text:tab/>sdfsubseq <text:tab/> 112</text:a></text:p>
          <text:p text:style-name="P301"><text:a xlink:type="simple" xlink:href="#__RefHeading__27932_1889221684" text:style-name="Index_20_Link" text:visited-style-name="Index_20_Link">2.11.9<text:tab/>sam2bam <text:tab/> 113</text:a></text:p>
          <text:p text:style-name="P301"><text:a xlink:type="simple" xlink:href="#__RefHeading__27934_1889221684" text:style-name="Index_20_Link" text:visited-style-name="Index_20_Link">2.11.10<text:tab/>sammerge <text:tab/> 113</text:a></text:p>
          <text:p text:style-name="P301"><text:a xlink:type="simple" xlink:href="#__RefHeading__27936_1889221684" text:style-name="Index_20_Link" text:visited-style-name="Index_20_Link">2.11.11<text:tab/>samstats <text:tab/> 115</text:a></text:p>
          <text:p text:style-name="P301"><text:a xlink:type="simple" xlink:href="#__RefHeading__27938_1889221684" text:style-name="Index_20_Link" text:visited-style-name="Index_20_Link">2.11.12<text:tab/>samrename <text:tab/> 116</text:a></text:p>
          <text:p text:style-name="P301"><text:a xlink:type="simple" xlink:href="#__RefHeading__27940_1889221684" text:style-name="Index_20_Link" text:visited-style-name="Index_20_Link">2.11.13<text:tab/>mapxrename <text:tab/> 117</text:a></text:p>
          <text:p text:style-name="P301"><text:a xlink:type="simple" xlink:href="#__RefHeading__24454_229859350" text:style-name="Index_20_Link" text:visited-style-name="Index_20_Link">2.11.14<text:tab/>chrstats <text:tab/> 118</text:a></text:p>
          <text:p text:style-name="P301"><text:a xlink:type="simple" xlink:href="#__RefHeading__27942_1889221684" text:style-name="Index_20_Link" text:visited-style-name="Index_20_Link">2.11.15<text:tab/>mendelian <text:tab/> 120</text:a></text:p>
          <text:p text:style-name="P301"><text:a xlink:type="simple" xlink:href="#__RefHeading__27944_1889221684" text:style-name="Index_20_Link" text:visited-style-name="Index_20_Link">2.11.16<text:tab/>vcfstats <text:tab/> 121</text:a></text:p>
          <text:p text:style-name="P301"><text:a xlink:type="simple" xlink:href="#__RefHeading__27946_1889221684" text:style-name="Index_20_Link" text:visited-style-name="Index_20_Link">2.11.17<text:tab/>vcfmerge <text:tab/> 123</text:a></text:p>
          <text:p text:style-name="P301"><text:a xlink:type="simple" xlink:href="#__RefHeading__27948_1889221684" text:style-name="Index_20_Link" text:visited-style-name="Index_20_Link">2.11.18<text:tab/>vcffilter <text:tab/> 124</text:a></text:p>
          <text:p text:style-name="P301"><text:a xlink:type="simple" xlink:href="#__RefHeading__27950_1889221684" text:style-name="Index_20_Link" text:visited-style-name="Index_20_Link">2.11.19<text:tab/>vcfannotate <text:tab/> 127</text:a></text:p>
          <text:p text:style-name="P301"><text:a xlink:type="simple" xlink:href="#__RefHeading__27952_1889221684" text:style-name="Index_20_Link" text:visited-style-name="Index_20_Link">2.11.20<text:tab/>vcfsubset <text:tab/> 128</text:a></text:p>
          <text:p text:style-name="P301"><text:a xlink:type="simple" xlink:href="#__RefHeading__27954_1889221684" text:style-name="Index_20_Link" text:visited-style-name="Index_20_Link">2.11.21<text:tab/>vcfeval <text:tab/> 129</text:a></text:p>
          <text:p text:style-name="P301"><text:a xlink:type="simple" xlink:href="#__RefHeading__24456_229859350" text:style-name="Index_20_Link" text:visited-style-name="Index_20_Link">2.11.22<text:tab/>pedfilter <text:tab/> 131</text:a></text:p>
          <text:p text:style-name="P301"><text:a xlink:type="simple" xlink:href="#__RefHeading__24458_229859350" text:style-name="Index_20_Link" text:visited-style-name="Index_20_Link">2.11.23<text:tab/>pedstats <text:tab/> 132</text:a></text:p>
          <text:p text:style-name="P301"><text:a xlink:type="simple" xlink:href="#__RefHeading__27956_1889221684" text:style-name="Index_20_Link" text:visited-style-name="Index_20_Link">2.11.24<text:tab/>avrstats <text:tab/> 134</text:a></text:p>
          <text:p text:style-name="P301"><text:a xlink:type="simple" xlink:href="#__RefHeading__27958_1889221684" text:style-name="Index_20_Link" text:visited-style-name="Index_20_Link">2.11.25<text:tab/>rocplot <text:tab/> 134</text:a></text:p>
          <text:p text:style-name="P301"><text:a xlink:type="simple" xlink:href="#__RefHeading__24460_229859350" text:style-name="Index_20_Link" text:visited-style-name="Index_20_Link">2.11.26<text:tab/>ncbi2tax <text:tab/> 135</text:a></text:p>
          <text:p text:style-name="P301"><text:a xlink:type="simple" xlink:href="#__RefHeading__26295_1198830536" text:style-name="Index_20_Link" text:visited-style-name="Index_20_Link">2.11.27<text:tab/>taxfilter <text:tab/> 136</text:a></text:p>
          <text:p text:style-name="P301"><text:a xlink:type="simple" xlink:href="#__RefHeading__24462_229859350" text:style-name="Index_20_Link" text:visited-style-name="Index_20_Link">2.11.28<text:tab/>taxstats <text:tab/> 137</text:a></text:p>
          <text:p text:style-name="P301"><text:a xlink:type="simple" xlink:href="#__RefHeading__27960_1889221684" text:style-name="Index_20_Link" text:visited-style-name="Index_20_Link">2.11.29<text:tab/>usageserver <text:tab/> 138</text:a></text:p>
          <text:p text:style-name="P301"><text:a xlink:type="simple" xlink:href="#__RefHeading__27962_1889221684" text:style-name="Index_20_Link" text:visited-style-name="Index_20_Link">2.11.30<text:tab/>version <text:tab/> 139</text:a></text:p>
          <text:p text:style-name="P301"><text:a xlink:type="simple" xlink:href="#__RefHeading__27964_1889221684" text:style-name="Index_20_Link" text:visited-style-name="Index_20_Link">2.11.31<text:tab/>license <text:tab/> 140</text:a></text:p>
          <text:p text:style-name="P301"><text:a xlink:type="simple" xlink:href="#__RefHeading__27966_1889221684" text:style-name="Index_20_Link" text:visited-style-name="Index_20_Link">2.11.32<text:tab/>help <text:tab/> 140</text:a></text:p>
          <text:p text:style-name="P298"><text:a xlink:type="simple" xlink:href="#__RefHeading__2676_1889221684" text:style-name="Index_20_Link" text:visited-style-name="Index_20_Link">Chapter 3: RTG product usage - baseline progressions <text:tab/> 141</text:a></text:p>
          <text:p text:style-name="P300"><text:a xlink:type="simple" xlink:href="#__RefHeading__2678_1889221684" text:style-name="Index_20_Link" text:visited-style-name="Index_20_Link">3.1<text:tab/>RTG mapping and sequence variant detection <text:tab/> 141</text:a></text:p>
          <text:p text:style-name="P301"><text:a xlink:type="simple" xlink:href="#__RefHeading__2680_1889221684" text:style-name="Index_20_Link" text:visited-style-name="Index_20_Link">3.1.1<text:tab/>Task 1 - Format reference data <text:tab/> 142</text:a></text:p>
          <text:p text:style-name="P301"><text:a xlink:type="simple" xlink:href="#__RefHeading__2682_1889221684" text:style-name="Index_20_Link" text:visited-style-name="Index_20_Link">3.1.2<text:tab/>Task 2 - Format read data <text:tab/> 143</text:a></text:p>
          <text:p text:style-name="P301"><text:a xlink:type="simple" xlink:href="#__RefHeading__2684_1889221684" text:style-name="Index_20_Link" text:visited-style-name="Index_20_Link">3.1.3<text:tab/>Task 3 - Map reads to the reference genome <text:tab/> 145</text:a></text:p>
          <text:p text:style-name="P301"><text:a xlink:type="simple" xlink:href="#__RefHeading__2686_1889221684" text:style-name="Index_20_Link" text:visited-style-name="Index_20_Link">3.1.4<text:tab/>Task 4 - View &amp; evaluate mapping performance <text:tab/> 146</text:a></text:p>
          <text:p text:style-name="P301"><text:a xlink:type="simple" xlink:href="#__RefHeading__2688_1889221684" text:style-name="Index_20_Link" text:visited-style-name="Index_20_Link">3.1.5<text:tab/>Task 5 - Generate and review coverage information <text:tab/> 146</text:a></text:p>
          <text:p text:style-name="P301"><text:a xlink:type="simple" xlink:href="#__RefHeading__2690_1889221684" text:style-name="Index_20_Link" text:visited-style-name="Index_20_Link">3.1.6<text:tab/>Task 6 - Call sequence variants <text:tab/> 147</text:a></text:p>
          <text:p text:style-name="P301"><text:a xlink:type="simple" xlink:href="#__RefHeading__2692_1889221684" text:style-name="Index_20_Link" text:visited-style-name="Index_20_Link">3.1.7<text:tab/>Task 7 - Report copy number variation statistics <text:tab/> 148</text:a></text:p>
          <text:p text:style-name="P300"><text:a xlink:type="simple" xlink:href="#__RefHeading__2694_1889221684" text:style-name="Index_20_Link" text:visited-style-name="Index_20_Link">3.2<text:tab/>Modifications to support Complete Genomics, Inc reads <text:tab/> 148</text:a></text:p>
          <text:p text:style-name="P301"><text:a xlink:type="simple" xlink:href="#__RefHeading__2696_1889221684" text:style-name="Index_20_Link" text:visited-style-name="Index_20_Link">3.2.1<text:tab/>Task 2 - Format read data <text:tab/> 148</text:a></text:p>
          <text:p text:style-name="P301"><text:a xlink:type="simple" xlink:href="#__RefHeading__2698_1889221684" text:style-name="Index_20_Link" text:visited-style-name="Index_20_Link">3.2.2<text:tab/>Task 3 - Map reads to the reference genome <text:tab/> 149</text:a></text:p>
          <text:p text:style-name="P300"><text:a xlink:type="simple" xlink:href="#__RefHeading__2700_1889221684" text:style-name="Index_20_Link" text:visited-style-name="Index_20_Link">3.3<text:tab/>Modifications to support processing exome sequencing <text:tab/> 149</text:a></text:p>
          <text:p text:style-name="P300"><text:a xlink:type="simple" xlink:href="#__RefHeading__2702_1889221684" text:style-name="Index_20_Link" text:visited-style-name="Index_20_Link">3.4<text:tab/>Modifications to support variant calling with multiple platforms <text:tab/> 150</text:a></text:p>
          <text:p text:style-name="P300"><text:a xlink:type="simple" xlink:href="#__RefHeading__2704_1889221684" text:style-name="Index_20_Link" text:visited-style-name="Index_20_Link">3.5<text:tab/>Modifications to support sex-aware mapping and variant calling <text:tab/> 150</text:a></text:p>
          <text:p text:style-name="P301"><text:a xlink:type="simple" xlink:href="#__RefHeading__2706_1889221684" text:style-name="Index_20_Link" text:visited-style-name="Index_20_Link">3.5.1<text:tab/>Task 1 - Format reference data <text:tab/> 151</text:a></text:p>
          <text:p text:style-name="P301"><text:a xlink:type="simple" xlink:href="#__RefHeading__2708_1889221684" text:style-name="Index_20_Link" text:visited-style-name="Index_20_Link">3.5.2<text:tab/>Task 3 - Map reads to the reference genome <text:tab/> 153</text:a></text:p>
          <text:p text:style-name="P301"><text:a xlink:type="simple" xlink:href="#__RefHeading__2710_1889221684" text:style-name="Index_20_Link" text:visited-style-name="Index_20_Link">3.5.3<text:tab/>Task 6 - Call sequence variants <text:tab/> 153</text:a></text:p>
          <text:p text:style-name="P300"><text:soft-page-break/><text:a xlink:type="simple" xlink:href="#__RefHeading__2712_1889221684" text:style-name="Index_20_Link" text:visited-style-name="Index_20_Link">3.6<text:tab/>Modifications to support joint family variant calling <text:tab/> 154</text:a></text:p>
          <text:p text:style-name="P301"><text:a xlink:type="simple" xlink:href="#__RefHeading__2714_1889221684" text:style-name="Index_20_Link" text:visited-style-name="Index_20_Link">3.6.1<text:tab/>Task 3 - Map reads to the reference genome <text:tab/> 154</text:a></text:p>
          <text:p text:style-name="P301"><text:a xlink:type="simple" xlink:href="#__RefHeading__2716_1889221684" text:style-name="Index_20_Link" text:visited-style-name="Index_20_Link">3.6.2<text:tab/>Task 6 - Call sequence variants <text:tab/> 155</text:a></text:p>
          <text:p text:style-name="P300"><text:a xlink:type="simple" xlink:href="#__RefHeading__2718_1889221684" text:style-name="Index_20_Link" text:visited-style-name="Index_20_Link">3.7<text:tab/>Modifications to support joint population variant calling <text:tab/> 155</text:a></text:p>
          <text:p text:style-name="P301"><text:a xlink:type="simple" xlink:href="#__RefHeading__10682_1889221684" text:style-name="Index_20_Link" text:visited-style-name="Index_20_Link">3.7.1<text:tab/>Task 3 – Map reads to the reference genome <text:tab/> 155</text:a></text:p>
          <text:p text:style-name="P301"><text:a xlink:type="simple" xlink:href="#__RefHeading__10684_1889221684" text:style-name="Index_20_Link" text:visited-style-name="Index_20_Link">3.7.2<text:tab/>Task 6 - Call sequence variants <text:tab/> 157</text:a></text:p>
          <text:p text:style-name="P300"><text:a xlink:type="simple" xlink:href="#__RefHeading__10686_1889221684" text:style-name="Index_20_Link" text:visited-style-name="Index_20_Link">3.8<text:tab/>Create and use population priors in variant calling <text:tab/> 157</text:a></text:p>
          <text:p text:style-name="P301"><text:a xlink:type="simple" xlink:href="#__RefHeading__10688_1889221684" text:style-name="Index_20_Link" text:visited-style-name="Index_20_Link">3.8.1<text:tab/>Task 1 - Produce population priors file <text:tab/> 158</text:a></text:p>
          <text:p text:style-name="P301"><text:a xlink:type="simple" xlink:href="#__RefHeading__10690_1889221684" text:style-name="Index_20_Link" text:visited-style-name="Index_20_Link">3.8.2<text:tab/>Task 2 - Run variant calling using population priors <text:tab/> 158</text:a></text:p>
          <text:p text:style-name="P300"><text:a xlink:type="simple" xlink:href="#__RefHeading__10692_1889221684" text:style-name="Index_20_Link" text:visited-style-name="Index_20_Link">3.9<text:tab/>Somatic variant detection in cancer <text:tab/> 158</text:a></text:p>
          <text:p text:style-name="P301"><text:a xlink:type="simple" xlink:href="#__RefHeading__10694_1889221684" text:style-name="Index_20_Link" text:visited-style-name="Index_20_Link">3.9.1<text:tab/>Task 1 - Format reference data <text:tab/> 159</text:a></text:p>
          <text:p text:style-name="P301"><text:a xlink:type="simple" xlink:href="#__RefHeading__10696_1889221684" text:style-name="Index_20_Link" text:visited-style-name="Index_20_Link">3.9.2<text:tab/>Task 2 - Format read data <text:tab/> 159</text:a></text:p>
          <text:p text:style-name="P301"><text:a xlink:type="simple" xlink:href="#__RefHeading__10698_1889221684" text:style-name="Index_20_Link" text:visited-style-name="Index_20_Link">3.9.3<text:tab/>Task 3 - Map reads against the reference genome <text:tab/> 159</text:a></text:p>
          <text:p text:style-name="P301"><text:a xlink:type="simple" xlink:href="#__RefHeading__10700_1889221684" text:style-name="Index_20_Link" text:visited-style-name="Index_20_Link">3.9.4<text:tab/>Task 4 - Call somatic variants <text:tab/> 160</text:a></text:p>
          <text:p text:style-name="P300"><text:a xlink:type="simple" xlink:href="#__RefHeading__10702_1889221684" text:style-name="Index_20_Link" text:visited-style-name="Index_20_Link">3.10<text:tab/>AVR scoring using HAPMAP for model building <text:tab/> 160</text:a></text:p>
          <text:p text:style-name="P301"><text:a xlink:type="simple" xlink:href="#__RefHeading__10704_1889221684" text:style-name="Index_20_Link" text:visited-style-name="Index_20_Link">3.10.1<text:tab/>Task 1 - Create training data <text:tab/> 162</text:a></text:p>
          <text:p text:style-name="P301"><text:a xlink:type="simple" xlink:href="#__RefHeading__10706_1889221684" text:style-name="Index_20_Link" text:visited-style-name="Index_20_Link">3.10.2<text:tab/>Task 2 - Build and check AVR model <text:tab/> 162</text:a></text:p>
          <text:p text:style-name="P301"><text:a xlink:type="simple" xlink:href="#__RefHeading__10708_1889221684" text:style-name="Index_20_Link" text:visited-style-name="Index_20_Link">3.10.3<text:tab/>Task 3 - Use AVR model <text:tab/> 163</text:a></text:p>
          <text:p text:style-name="P301"><text:a xlink:type="simple" xlink:href="#__RefHeading__10710_1889221684" text:style-name="Index_20_Link" text:visited-style-name="Index_20_Link">3.10.4<text:tab/>Task 4 - Install AVR model <text:tab/> 164</text:a></text:p>
          <text:p text:style-name="P300"><text:a xlink:type="simple" xlink:href="#__RefHeading__26863_229859350" text:style-name="Index_20_Link" text:visited-style-name="Index_20_Link">3.11<text:tab/>RTG structural variant detection <text:tab/> 164</text:a></text:p>
          <text:p text:style-name="P301"><text:a xlink:type="simple" xlink:href="#__RefHeading__10740_1889221684" text:style-name="Index_20_Link" text:visited-style-name="Index_20_Link">3.11.1<text:tab/>Task 1 - Format reference and read data <text:tab/> 165</text:a></text:p>
          <text:p text:style-name="P301"><text:a xlink:type="simple" xlink:href="#__RefHeading__10742_1889221684" text:style-name="Index_20_Link" text:visited-style-name="Index_20_Link">3.11.2<text:tab/>Task 2 - Map reads against a reference genome <text:tab/> 165</text:a></text:p>
          <text:p text:style-name="P301"><text:a xlink:type="simple" xlink:href="#__RefHeading__10744_1889221684" text:style-name="Index_20_Link" text:visited-style-name="Index_20_Link">3.11.3<text:tab/>Task 4 - Find structural variants with sv <text:tab/> 165</text:a></text:p>
          <text:p text:style-name="P301"><text:a xlink:type="simple" xlink:href="#__RefHeading__10746_1889221684" text:style-name="Index_20_Link" text:visited-style-name="Index_20_Link">3.11.4<text:tab/>Task 5 - Find structural variants with discord <text:tab/> 166</text:a></text:p>
          <text:p text:style-name="P300"><text:a xlink:type="simple" xlink:href="#__RefHeading__10712_1889221684" text:style-name="Index_20_Link" text:visited-style-name="Index_20_Link">3.12<text:tab/>IonTorrent bacterial mapping and sequence variant detection <text:tab/> 167</text:a></text:p>
          <text:p text:style-name="P301"><text:a xlink:type="simple" xlink:href="#__RefHeading__10714_1889221684" text:style-name="Index_20_Link" text:visited-style-name="Index_20_Link">3.12.1<text:tab/>Task 1 - Format reference data <text:tab/> 167</text:a></text:p>
          <text:p text:style-name="P301"><text:a xlink:type="simple" xlink:href="#__RefHeading__10716_1889221684" text:style-name="Index_20_Link" text:visited-style-name="Index_20_Link">3.12.2<text:tab/>Task 2 - Format read data <text:tab/> 168</text:a></text:p>
          <text:p text:style-name="P301"><text:a xlink:type="simple" xlink:href="#__RefHeading__10718_1889221684" text:style-name="Index_20_Link" text:visited-style-name="Index_20_Link">3.12.3<text:tab/>Task 3 - Map reads to the reference genome <text:tab/> 168</text:a></text:p>
          <text:p text:style-name="P301"><text:a xlink:type="simple" xlink:href="#__RefHeading__10720_1889221684" text:style-name="Index_20_Link" text:visited-style-name="Index_20_Link">3.12.4<text:tab/>Task 4 - Call sequence variants in haploid mode <text:tab/> 168</text:a></text:p>
          <text:p text:style-name="P300"><text:a xlink:type="simple" xlink:href="#__RefHeading__2986_1889221684" text:style-name="Index_20_Link" text:visited-style-name="Index_20_Link">3.13<text:tab/>RTG contaminant filtering <text:tab/> 168</text:a></text:p>
          <text:p text:style-name="P301"><text:a xlink:type="simple" xlink:href="#__RefHeading__10730_1889221684" text:style-name="Index_20_Link" text:visited-style-name="Index_20_Link">3.13.1<text:tab/>Task 1 - Format reference data <text:tab/> 169</text:a></text:p>
          <text:p text:style-name="P301"><text:a xlink:type="simple" xlink:href="#__RefHeading__10732_1889221684" text:style-name="Index_20_Link" text:visited-style-name="Index_20_Link">3.13.2<text:tab/>Task 2 - Format read data <text:tab/> 170</text:a></text:p>
          <text:p text:style-name="P301"><text:a xlink:type="simple" xlink:href="#__RefHeading__10734_1889221684" text:style-name="Index_20_Link" text:visited-style-name="Index_20_Link">3.13.3<text:tab/>Task 3 - Run contamination filter <text:tab/> 171</text:a></text:p>
          <text:p text:style-name="P301"><text:a xlink:type="simple" xlink:href="#__RefHeading__10736_1889221684" text:style-name="Index_20_Link" text:visited-style-name="Index_20_Link">3.13.4<text:tab/>Task 4 - Manage filtered reads <text:tab/> 171</text:a></text:p>
          <text:p text:style-name="P300"><text:a xlink:type="simple" xlink:href="#__RefHeading__26865_229859350" text:style-name="Index_20_Link" text:visited-style-name="Index_20_Link">3.14<text:tab/>RTG translated protein searching <text:tab/> 171</text:a></text:p>
          <text:p text:style-name="P301"><text:a xlink:type="simple" xlink:href="#__RefHeading__10724_1889221684" text:style-name="Index_20_Link" text:visited-style-name="Index_20_Link">3.14.1<text:tab/>Task 1 - Format protein data set <text:tab/> 172</text:a></text:p>
          <text:p text:style-name="P301"><text:a xlink:type="simple" xlink:href="#__RefHeading__10726_1889221684" text:style-name="Index_20_Link" text:visited-style-name="Index_20_Link">3.14.2<text:tab/>Task 2 - Format DNA read set <text:tab/> 172</text:a></text:p>
          <text:p text:style-name="P301"><text:a xlink:type="simple" xlink:href="#__RefHeading__10728_1889221684" text:style-name="Index_20_Link" text:visited-style-name="Index_20_Link">3.14.3<text:tab/>Task 3 - Search against protein data set <text:tab/> 172</text:a></text:p>
          <text:p text:style-name="P300"><text:a xlink:type="simple" xlink:href="#__RefHeading__10748_1889221684" text:style-name="Index_20_Link" text:visited-style-name="Index_20_Link">3.15<text:tab/>RTG species frequency estimation <text:tab/> 173</text:a></text:p>
          <text:p text:style-name="P301"><text:a xlink:type="simple" xlink:href="#__RefHeading__10750_1889221684" text:style-name="Index_20_Link" text:visited-style-name="Index_20_Link">3.15.1<text:tab/>Task 1 - Format reference data <text:tab/> 173</text:a></text:p>
          <text:p text:style-name="P301"><text:a xlink:type="simple" xlink:href="#__RefHeading__10752_1889221684" text:style-name="Index_20_Link" text:visited-style-name="Index_20_Link">3.15.2<text:tab/>Task 2 - Format read data <text:tab/> 174</text:a></text:p>
          <text:p text:style-name="P301"><text:a xlink:type="simple" xlink:href="#__RefHeading__10754_1889221684" text:style-name="Index_20_Link" text:visited-style-name="Index_20_Link">3.15.3<text:tab/>Task 3 - Run contamination filter (optional) <text:tab/> 174</text:a></text:p>
          <text:p text:style-name="P301"><text:a xlink:type="simple" xlink:href="#__RefHeading__10756_1889221684" text:style-name="Index_20_Link" text:visited-style-name="Index_20_Link">3.15.4<text:tab/>Task 4 - Map metagenomic reads against bacterial database <text:tab/> 174</text:a></text:p>
          <text:p text:style-name="P301"><text:a xlink:type="simple" xlink:href="#__RefHeading__10758_1889221684" text:style-name="Index_20_Link" text:visited-style-name="Index_20_Link">3.15.5<text:tab/>Task 5 - Run species estimator <text:tab/> 174</text:a></text:p>
          <text:p text:style-name="P300"><text:a xlink:type="simple" xlink:href="#__RefHeading__10760_1889221684" text:style-name="Index_20_Link" text:visited-style-name="Index_20_Link">3.16<text:tab/>RTG sample similarity <text:tab/> 175</text:a></text:p>
          <text:p text:style-name="P301"><text:soft-page-break/><text:a xlink:type="simple" xlink:href="#__RefHeading__10762_1889221684" text:style-name="Index_20_Link" text:visited-style-name="Index_20_Link">3.16.1<text:tab/>Task 1 - Prepare read sets <text:tab/> 175</text:a></text:p>
          <text:p text:style-name="P301"><text:a xlink:type="simple" xlink:href="#__RefHeading__10764_1889221684" text:style-name="Index_20_Link" text:visited-style-name="Index_20_Link">3.16.2<text:tab/>Task 2 - Generate read set name map <text:tab/> 176</text:a></text:p>
          <text:p text:style-name="P301"><text:a xlink:type="simple" xlink:href="#__RefHeading__10766_1889221684" text:style-name="Index_20_Link" text:visited-style-name="Index_20_Link">3.16.3<text:tab/>Task 3 - Run similarity tool <text:tab/> 176</text:a></text:p>
          <text:p text:style-name="P298"><text:a xlink:type="simple" xlink:href="#__RefHeading__10768_1889221684" text:style-name="Index_20_Link" text:visited-style-name="Index_20_Link">Chapter 5: Administration &amp; Capacity Planning <text:tab/> 177</text:a></text:p>
          <text:p text:style-name="P300"><text:a xlink:type="simple" xlink:href="#__RefHeading__3486_1889221684" text:style-name="Index_20_Link" text:visited-style-name="Index_20_Link">5.1<text:tab/>Advanced installation configuration <text:tab/> 177</text:a></text:p>
          <text:p text:style-name="P300"><text:a xlink:type="simple" xlink:href="#__RefHeading__10770_1889221684" text:style-name="Index_20_Link" text:visited-style-name="Index_20_Link">5.2<text:tab/>Run-time performance optimization <text:tab/> 178</text:a></text:p>
          <text:p text:style-name="P300"><text:a xlink:type="simple" xlink:href="#__RefHeading__10772_1889221684" text:style-name="Index_20_Link" text:visited-style-name="Index_20_Link">5.3<text:tab/>Alternate configurations <text:tab/> 178</text:a></text:p>
          <text:p text:style-name="P300"><text:a xlink:type="simple" xlink:href="#__RefHeading__10774_1889221684" text:style-name="Index_20_Link" text:visited-style-name="Index_20_Link">5.4<text:tab/>Exception management - TalkBack and log file <text:tab/> 179</text:a></text:p>
          <text:p text:style-name="P300"><text:a xlink:type="simple" xlink:href="#__RefHeading__10776_1889221684" text:style-name="Index_20_Link" text:visited-style-name="Index_20_Link">5.5<text:tab/>Usage logging <text:tab/> 179</text:a></text:p>
          <text:p text:style-name="P301"><text:a xlink:type="simple" xlink:href="#__RefHeading__10778_1889221684" text:style-name="Index_20_Link" text:visited-style-name="Index_20_Link">5.5.1<text:tab/>Single-user, single machine <text:tab/> 180</text:a></text:p>
          <text:p text:style-name="P301"><text:a xlink:type="simple" xlink:href="#__RefHeading__10780_1889221684" text:style-name="Index_20_Link" text:visited-style-name="Index_20_Link">5.5.2<text:tab/>Multi-user or multiple machines <text:tab/> 180</text:a></text:p>
          <text:p text:style-name="P301"><text:a xlink:type="simple" xlink:href="#__RefHeading__10782_1889221684" text:style-name="Index_20_Link" text:visited-style-name="Index_20_Link">5.5.3<text:tab/>Advanced configuration <text:tab/> 181</text:a></text:p>
          <text:p text:style-name="P298"><text:a xlink:type="simple" xlink:href="#__RefHeading__10784_1889221684" text:style-name="Index_20_Link" text:visited-style-name="Index_20_Link">Chapter 6: Appendix <text:tab/> 182</text:a></text:p>
          <text:p text:style-name="P300"><text:a xlink:type="simple" xlink:href="#__RefHeading__10786_1889221684" text:style-name="Index_20_Link" text:visited-style-name="Index_20_Link">6.1<text:tab/>RTG gapped alignment technical description <text:tab/> 182</text:a></text:p>
          <text:p text:style-name="P301"><text:a xlink:type="simple" xlink:href="#__RefHeading__10788_1889221684" text:style-name="Index_20_Link" text:visited-style-name="Index_20_Link">6.1.1<text:tab/>Alignment computations <text:tab/> 182</text:a></text:p>
          <text:p text:style-name="P301"><text:a xlink:type="simple" xlink:href="#__RefHeading__10790_1889221684" text:style-name="Index_20_Link" text:visited-style-name="Index_20_Link">6.1.2<text:tab/>Alignment scoring <text:tab/> 182</text:a></text:p>
          <text:p text:style-name="P300"><text:a xlink:type="simple" xlink:href="#__RefHeading__10792_1889221684" text:style-name="Index_20_Link" text:visited-style-name="Index_20_Link">6.2<text:tab/>Using SAM/BAM Read Groups in RTG map <text:tab/> 183</text:a></text:p>
          <text:p text:style-name="P300"><text:a xlink:type="simple" xlink:href="#__RefHeading__10794_1889221684" text:style-name="Index_20_Link" text:visited-style-name="Index_20_Link">6.3<text:tab/>RTG reference file format <text:tab/> 184</text:a></text:p>
          <text:p text:style-name="P300"><text:a xlink:type="simple" xlink:href="#__RefHeading__10796_1889221684" text:style-name="Index_20_Link" text:visited-style-name="Index_20_Link">6.4<text:tab/>RTG taxonomic reference file format <text:tab/> 187</text:a></text:p>
          <text:p text:style-name="P301"><text:a xlink:type="simple" xlink:href="#__RefHeading__10798_1889221684" text:style-name="Index_20_Link" text:visited-style-name="Index_20_Link">6.4.1<text:tab/>RTG taxonomy file format <text:tab/> 187</text:a></text:p>
          <text:p text:style-name="P301"><text:a xlink:type="simple" xlink:href="#__RefHeading__10800_1889221684" text:style-name="Index_20_Link" text:visited-style-name="Index_20_Link">6.4.2<text:tab/>RTG taxonomy lookup file format <text:tab/> 188</text:a></text:p>
          <text:p text:style-name="P300"><text:a xlink:type="simple" xlink:href="#__RefHeading__10802_1889221684" text:style-name="Index_20_Link" text:visited-style-name="Index_20_Link">6.5<text:tab/>Pedigree PED input file format <text:tab/> 188</text:a></text:p>
          <text:p text:style-name="P300"><text:a xlink:type="simple" xlink:href="#__RefHeading__10804_1889221684" text:style-name="Index_20_Link" text:visited-style-name="Index_20_Link">6.6<text:tab/>RTG commands using indexed input files <text:tab/> 189</text:a></text:p>
          <text:p text:style-name="P300"><text:a xlink:type="simple" xlink:href="#__RefHeading__10806_1889221684" text:style-name="Index_20_Link" text:visited-style-name="Index_20_Link">6.7<text:tab/>RTG output results file descriptions <text:tab/> 190</text:a></text:p>
          <text:p text:style-name="P301"><text:a xlink:type="simple" xlink:href="#__RefHeading__10242_1889221684" text:style-name="Index_20_Link" text:visited-style-name="Index_20_Link">6.7.1<text:tab/>SAM/BAM file extensions (RTG map command output) <text:tab/> 190</text:a></text:p>
          <text:p text:style-name="P301"><text:a xlink:type="simple" xlink:href="#__RefHeading__10808_1889221684" text:style-name="Index_20_Link" text:visited-style-name="Index_20_Link">6.7.2<text:tab/>SAM/BAM file extensions (RTG cgmap command output) <text:tab/> 193</text:a></text:p>
          <text:p text:style-name="P301"><text:a xlink:type="simple" xlink:href="#__RefHeading__10810_1889221684" text:style-name="Index_20_Link" text:visited-style-name="Index_20_Link">6.7.3<text:tab/>VCF output file description <text:tab/> 194</text:a></text:p>
          <text:p text:style-name="P301"><text:a xlink:type="simple" xlink:href="#__RefHeading__10812_1889221684" text:style-name="Index_20_Link" text:visited-style-name="Index_20_Link">6.7.4<text:tab/>Regions BED output file description <text:tab/> 199</text:a></text:p>
          <text:p text:style-name="P301"><text:a xlink:type="simple" xlink:href="#__RefHeading__10814_1889221684" text:style-name="Index_20_Link" text:visited-style-name="Index_20_Link">6.7.5<text:tab/>SV command output file descriptions <text:tab/> 200</text:a></text:p>
          <text:p text:style-name="P301"><text:a xlink:type="simple" xlink:href="#__RefHeading__10816_1889221684" text:style-name="Index_20_Link" text:visited-style-name="Index_20_Link">6.7.6<text:tab/>Discord command output file descriptions <text:tab/> 203</text:a></text:p>
          <text:p text:style-name="P301"><text:a xlink:type="simple" xlink:href="#__RefHeading__10818_1889221684" text:style-name="Index_20_Link" text:visited-style-name="Index_20_Link">6.7.7<text:tab/>Coverage command output file descriptions <text:tab/> 204</text:a></text:p>
          <text:p text:style-name="P301"><text:a xlink:type="simple" xlink:href="#__RefHeading__10820_1889221684" text:style-name="Index_20_Link" text:visited-style-name="Index_20_Link">6.7.8<text:tab/>Mapx output file description <text:tab/> 208</text:a></text:p>
          <text:p text:style-name="P301"><text:a xlink:type="simple" xlink:href="#__RefHeading__10822_1889221684" text:style-name="Index_20_Link" text:visited-style-name="Index_20_Link">6.7.9<text:tab/>Species results file description <text:tab/> 210</text:a></text:p>
          <text:p text:style-name="P301"><text:a xlink:type="simple" xlink:href="#__RefHeading__10824_1889221684" text:style-name="Index_20_Link" text:visited-style-name="Index_20_Link">6.7.10<text:tab/>Similarity results file descriptions <text:tab/> 212</text:a></text:p>
          <text:p text:style-name="P300"><text:a xlink:type="simple" xlink:href="#__RefHeading__10826_1889221684" text:style-name="Index_20_Link" text:visited-style-name="Index_20_Link">6.8<text:tab/>Parallel processing approach <text:tab/> 213</text:a></text:p>
          <text:p text:style-name="P300"><text:a xlink:type="simple" xlink:href="#__RefHeading__10828_1889221684" text:style-name="Index_20_Link" text:visited-style-name="Index_20_Link">6.9<text:tab/>Distribution Contents <text:tab/> 214</text:a></text:p>
          <text:p text:style-name="P300"><text:a xlink:type="simple" xlink:href="#__RefHeading__10830_1889221684" text:style-name="Index_20_Link" text:visited-style-name="Index_20_Link">6.10<text:tab/>README.txt <text:tab/> 214</text:a></text:p>
        </text:index-body>
      </text:table-of-content>
      <text:p text:style-name="P112"/>
      <text:h text:style-name="P278"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3"><text:span text:style-name="T9">RTG </text:span><text:span text:style-name="T8">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2"><text:span text:style-name="T10">T</text:span><text:span text:style-name="T8">he RTG Tools platform provides a subset of the functionality available from the full suite of functions for analyzing and manipulating variant call results. These utilities can be used to perform a variety of tasks such as: </text:span></text:p>
        <text:p text:style-name="P245"><text:span text:style-name="T8">• </text:span><text:span text:style-name="T13">Accuracy Evaluation</text:span><text:span text:style-name="T8"> — Compare called variants to a set of known variants to find specificity and sensitivity, check mendelian consistency for the variants from a family, finding basic variant statistics for a set of calls. </text:span></text:p>
        <text:p text:style-name="P245"><text:span text:style-name="T8">• </text:span><text:span text:style-name="T13">Result Filtering</text:span><text:span text:style-name="T8"> — Find a subset of variants that match a given set of filtering criteria, extracting only the variant information required for a specific task. </text:span></text:p>
        <text:p text:style-name="P246"><text:span text:style-name="T11">• </text:span><text:span text:style-name="T14">Variant Set Manipulation</text:span><text:span text:style-name="T11">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1">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1">RTG software supports a variety of research and medical genomics applications, such as:</text:p>
        <text:list xml:id="list1433705107933099069" text:style-name="WWNum1">
          <text:list-item>
            <text:p text:style-name="P248"><text:span text:style-name="T12">Medical Genomic Research </text:span><text:span text:style-name="T8">— Compare sequence variants and structural variation between normal and disease genomes, or over a disease progression in the same individual to identity causal loci.</text:span></text:p>
          </text:list-item>
          <text:list-item>
            <text:p text:style-name="P248"><text:span text:style-name="T12">Personalized Medicine</text:span><text:span text:style-name="T8">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48"><text:span text:style-name="T12">Model Organisms and Basic Research </text:span><text:span text:style-name="T8">—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48"><text:span text:style-name="T12">Plant Genomics </text:span><text:span text:style-name="T8">—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94" text:outline-level="2"><text:bookmark-start text:name="__RefHeading__4576_438529773"/>RTG software description<text:bookmark-end text:name="__RefHeading__4576_438529773"/></text:h>
      <text:p text:style-name="P101">RTG software is delivered as a single executable with multiple commands executed through a command line interface (CLI). Commands are delivered in product packages, and each command is independently enabled through a license key.</text:p>
      <text:p text:style-name="P101">Usage:</text:p>
      <text:p text:style-name="P177">rtg COMMAND [OPTIONS] &lt;REQUIRED&gt;</text:p>
      <text:section text:style-name="Sect2" text:name="Intro2-nontools" text:condition="ooow:RTG_PRODUCT==&quot;RTG Tools&quot;" text:display="condition">
        <text:p text:style-name="P101"><text:soft-page-break/>RTG software delivers features in four areas:</text:p>
        <text:list xml:id="list7850217566602992614" text:style-name="L1">
          <text:list-item>
            <text:p text:style-name="P249"><text:span text:style-name="T12">SEQUENCE SEARCH AND ALIGNMENT</text:span><text:span text:style-name="T8">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49"><text:span text:style-name="T12">DATA ANALYSIS</text:span><text:span text:style-name="T8">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49"><text:span text:style-name="T12">REPORTING OPTIONS</text:span><text:span text:style-name="T8">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49"><text:span text:style-name="T12">DATA CENTER DEPLOYMENT </text:span><text:span text:style-name="T8">—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5">NOTE:</text:span></text:span><text:span text:style-name="T16"><text:tab/></text:span><text:span text:style-name="T15">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4284858995416500099" text:style-name="L2">
          <text:list-item>
            <text:p text:style-name="P250">Read mapping by nucleotide sequence alignment to a reference genome</text:p>
          </text:list-item>
          <text:list-item>
            <text:p text:style-name="P250">Protein database searching by translated nucleotide sequence searches against protein databases</text:p>
          </text:list-item>
          <text:list-item>
            <text:p text:style-name="P250">Sensitivity tuning using parameter options for substitutions, indels, indel-lengths, word or step sizes, and alignment scores</text:p>
          </text:list-item>
          <text:list-item>
            <text:p text:style-name="P250">Filtering and reporting ambiguous reads that map to multiple locations</text:p>
          </text:list-item>
          <text:list-item>
            <text:p text:style-name="P250">Benchmarking and optimization using simulation and evaluation commands</text:p>
          </text:list-item>
        </text:list>
        <text:p text:style-name="Standard">RTG <text:span text:style-name="T100">mapping commands </text:span>ha<text:span text:style-name="T100">ve</text:span> the following characteristics:</text:p>
        <text:list xml:id="list3918441557926802762" text:style-name="L3">
          <text:list-item>
            <text:p text:style-name="P251"><text:soft-page-break/>Eliminates need for genome indexing</text:p>
          </text:list-item>
          <text:list-item>
            <text:p text:style-name="P251">Aligns sequence reads of any length</text:p>
          </text:list-item>
          <text:list-item>
            <text:p text:style-name="P251">Allows high mismatch levels for increased sensitivity in longer reads</text:p>
          </text:list-item>
          <text:list-item>
            <text:p text:style-name="P251">Allows detection of short indels with single end (SE) or paired end (PE) data</text:p>
          </text:list-item>
          <text:list-item>
            <text:p text:style-name="P251">Can optionally guarantee the mapping of reads with at least a specified number of substitutions and indels</text:p>
          </text:list-item>
          <text:list-item>
            <text:p text:style-name="P251">Supports a wide range of alignment scores</text:p>
          </text:list-item>
        </text:list>
        <text:p text:style-name="Inline_20_Note_20_Start"><text:span text:style-name="Inline_20_Note_20_Title">NOTE:</text:span><text:span text:style-name="T21"><text:tab/></text:span>For detailed information about sequence search and alignment functionality, refer to <text:span text:style-name="T86">Section </text:span><text:span text:style-name="T86"><text:bookmark-ref text:reference-format="number" text:ref-name="__RefHeading__25910_1889221684">2.4</text:bookmark-ref></text:span> <text:span text:style-name="T2">Command Reference</text:span>. For more information about the RTG integrated software pipeline, refer to <text:span text:style-name="T86">Section </text:span><text:span text:style-name="T86"><text:bookmark-ref text:reference-format="number" text:ref-name="__RefHeading__2676_1889221684">3</text:bookmark-ref></text:span><text:span text:style-name="T86">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0">S</text:span>equence <text:span text:style-name="T100">D</text:span>ata <text:span text:style-name="T100">F</text:span>ile (SDF) format. This is an efficient storage format optimized for fast retrieval during data processing.</text:p>
        <text:p text:style-name="Standard">The RTG <text:span text:style-name="Monospace">format</text:span> / <text:span text:style-name="Monospace">cg2sdf</text:span> command<text:span text:style-name="T100">s</text:span> converts sequencing system read and reference genome sequence data into the SDF format. The <text:span text:style-name="Monospace">format</text:span><text:span text:style-name="T100"> </text:span>command accepts source data in standard file format<text:span text:style-name="T100">s</text:span> (such as FASTA / FASTQ / <text:span text:style-name="T100">SAM / BAM</text:span>) and maintains the integrity and consistency of the source data during the conversion to SDF. <text:span text:style-name="T101">Similarly, the </text:span><text:span text:style-name="Monospace">cg2sdf</text:span><text:span text:style-name="T101">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1">is a </text:span>directory contain<text:span text:style-name="T101">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1"><text:tab/></text:span>For detailed information about formatting sequencing system reads to RTG SDF, refer to <text:span text:style-name="T86">Section </text:span><text:span text:style-name="T86"><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6">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1"><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1"><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1"><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3220634675546931607" text:style-name="L4">
          <text:list-item>
            <text:p text:style-name="P252"><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52"><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52"><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1"><text:tab/></text:span>For more information about the RTG simulat<text:span text:style-name="T63">ion commands</text:span>, refer to <text:span text:style-name="T2">Command Reference, </text:span><text:span text:style-name="T3">Section </text:span><text:span text:style-name="T3"><text:bookmark-ref text:reference-format="number" text:ref-name="__RefHeading__27898_1889221684">2.10</text:bookmark-ref></text:span>. <text:span text:style-name="T86">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6">,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2">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2"><text:tab/></text:span>For more information about the SNP output data, refer <text:span text:style-name="T63">to Section </text:span><text:span text:style-name="T63"><text:bookmark-ref text:reference-format="number" text:ref-name="__RefHeading__1184_438529773">2</text:bookmark-ref></text:span><text:span text:style-name="T63">,</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4">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5">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5">as </text:span><text:span text:style-name="T5">de novo</text:span><text:span text:style-name="T125"> mutations are also identified and are automatically annotated in the output VCF</text:span>.</text:p>
        <text:p text:style-name="P155">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3"><text:tab/></text:span>For more information about the RTG variant detection coverage <text:span text:style-name="T63">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3"><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4">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5">The RTG </text:span><text:span text:style-name="Monospace"><text:span text:style-name="T15">map</text:span></text:span><text:span text:style-name="T15"> and </text:span><text:span text:style-name="Monospace"><text:span text:style-name="T15">cgmap</text:span></text:span><text:span text:style-name="T15"> commands produces alignment results in the Binary Sequence Alignment/Map (BAM) format: </text:span><text:span text:style-name="Monospace"><text:span text:style-name="T15">alignments.bam</text:span></text:span><text:span text:style-name="T15"> or optionally the compressed ASCII (SAM format) equivalent </text:span><text:span text:style-name="Monospace"><text:span text:style-name="T15">alignments.sam.gz</text:span></text:span><text:span text:style-name="T15">.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1">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5">The </text:span><text:span text:style-name="Monospace"><text:span text:style-name="T15">snp</text:span></text:span><text:span text:style-name="T15">, </text:span><text:span text:style-name="Monospace"><text:span text:style-name="T15">family</text:span></text:span><text:span text:style-name="T15">, </text:span><text:span text:style-name="Monospace"><text:span text:style-name="T18">population</text:span></text:span><text:span text:style-name="T15"> and </text:span><text:span text:style-name="Monospace"><text:span text:style-name="T15">somatic</text:span></text:span><text:span text:style-name="T15"> commands output results in Variant Call Format (VCF) version 4.1.</text:span></text:p>
            </table:table-cell>
          </table:table-row>
        </table:table>
        <text:p text:style-name="Standard"/>
        <text:p text:style-name="P241"><text:soft-page-break/><text:span text:style-name="Inline_20_Note_20_Title">NOTE:</text:span><text:span text:style-name="T23"><text:tab/></text:span>For more information about file format extensions, refer to <text:span text:style-name="T2">Appendix, </text:span><text:span text:style-name="T63">Section </text:span><text:span text:style-name="T63"><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3"><text:tab/></text:span>RTG mapped alignments are stored in BAM format with RTG <text:span text:style-name="T101">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3">defined</text:span> <text:span text:style-name="T63">several</text:span> extensions <text:span text:style-name="T63">within</text:span> the standard SAM/BAM format; be sure to review the SAM/BAM format information in <text:span text:style-name="T87">Section </text:span><text:span text:style-name="T87"><text:bookmark-ref text:reference-format="number" text:ref-name="__RefHeading__10242_1889221684">6.7.1</text:bookmark-ref></text:span><text:span text:style-name="T87">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3"><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3">defined several</text:span> extensions <text:span text:style-name="T63">within</text:span> the standard VCF format; be sure to review the VCF format information in <text:span text:style-name="T87">Section </text:span><text:span text:style-name="T87"><text:bookmark-ref text:reference-format="number" text:ref-name="__RefHeading__10810_1889221684">6.7.3</text:bookmark-ref></text:span><text:span text:style-name="T87"> of</text:span> the <text:span text:style-name="T2">Appendix</text:span> to this guide for a complete list of all extensions and differences.</text:p>
        <text:p text:style-name="Inline_20_Note_20_Start"><text:span text:style-name="Inline_20_Note_20_Title">NOTE:</text:span><text:span text:style-name="T23"><text:tab/></text:span>For more information about file formats, refer to the <text:span text:style-name="T2">Appendix,</text:span> Section <text:span text:style-name="T3"><text:bookmark-ref text:reference-format="number" text:ref-name="__RefHeading__10806_1889221684">6.7</text:bookmark-ref></text:span>.</text:p>
        <text:h text:style-name="P295" text:outline-level="2"><text:bookmark-start text:name="__RefHeading__26291_1198830536"/><text:soft-page-break/>Metagenomics analysis functions<text:bookmark-end text:name="__RefHeading__26291_1198830536"/></text:h>
        <text:p text:style-name="P135">The RTG metagenomics analysis pipeline includes commands for sample contamination filtering, estimation of taxon abundances in a sample and finding relationships between samples.</text:p>
        <text:h text:style-name="P281" text:outline-level="3"><text:bookmark-start text:name="__RefHeading__4580_438529773"/>Contamination filtering<text:bookmark-end text:name="__RefHeading__4580_438529773"/></text:h>
        <text:p text:style-name="P135">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283" text:outline-level="3"><text:bookmark-start text:name="__RefHeading__4582_438529773"/>Taxon abundance breakdown<text:bookmark-end text:name="__RefHeading__4582_438529773"/></text:h>
        <text:p text:style-name="P135">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81" text:outline-level="3"><text:bookmark-start text:name="__RefHeading__4584_438529773"/>Sample relationships<text:bookmark-end text:name="__RefHeading__4584_438529773"/></text:h>
        <text:p text:style-name="P135">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81" text:outline-level="3"><text:bookmark-start text:name="__RefHeading__4586_438529773"/>Functional protein analysis<text:bookmark-end text:name="__RefHeading__4586_438529773"/></text:h>
        <text:p text:style-name="P135">The <text:span text:style-name="Monospace">mapx</text:span> command is used to perform a translated nucleotide search of short reads against a reference protein database. This results in an output similar to that reported by BLASTX.</text:p>
        <text:h text:style-name="P295"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1632967456162529113" text:style-name="L5">
          <text:list-item>
            <text:p text:style-name="P253">species composition (<text:span text:style-name="Monospace">composition-meta-pipeline</text:span>)</text:p>
          </text:list-item>
          <text:list-item>
            <text:p text:style-name="P253">functional protein analysis (<text:span text:style-name="Monospace">functional-meta-pipeline</text:span>)</text:p>
          </text:list-item>
          <text:list-item>
            <text:p text:style-name="P253">species composition and functional protein analysis (<text:span text:style-name="Monospace">composition-functional-meta-pipeline</text:span>).</text:p>
          </text:list-item>
        </text:list>
        <text:p text:style-name="P135">For detailed information about individual pipeline commands see Section <text:bookmark-ref text:reference-format="number" text:ref-name="__RefHeading__27890_1889221684">2.9</text:bookmark-ref>.</text:p>
        <text:h text:style-name="P296"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3">or </text:span><text:span text:style-name="Monospace">--bed-regions</text:span><text:span text:style-name="T23"> </text:span>parameter to allow breaking up tasks into pieces across the reference genome.</text:p>
        <text:p text:style-name="Inline_20_Note_20_Start"><text:span text:style-name="Inline_20_Note_20_Title">NOTE:</text:span><text:span text:style-name="T23"><text:tab/></text:span>See <text:span text:style-name="T63">Section </text:span><text:span text:style-name="T63"><text:bookmark-ref text:reference-format="number" text:ref-name="__RefHeading__1184_438529773">2</text:bookmark-ref></text:span> <text:span text:style-name="T2">RTG Command Reference</text:span> for command-specific details, <text:span text:style-name="T63">Section </text:span><text:span text:style-name="T63"><text:bookmark-ref text:reference-format="number" text:ref-name="__RefHeading__10768_1889221684">5</text:bookmark-ref></text:span><text:span text:style-name="T63"> </text:span><text:span text:style-name="T2">RTG Administration</text:span> for detailed information about estimating the number of multi-core servers needed (capacity planning), and <text:span text:style-name="T63">Section </text:span><text:span text:style-name="T63"><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3"><text:sequence-ref text:reference-format="category-and-value" text:ref-name="refTable1">Table 2</text:sequence-ref></text:span> below.</text:p>
      <text:p text:style-name="P214">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2">Processor</text:p>
            </table:table-cell>
            <table:table-cell table:style-name="Table16.B1" office:value-type="string">
              <text:p text:style-name="P102">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7">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7">” distribution</text:span>.</text:p>
      <text:p text:style-name="Standard">RTG for Java is delivered as a Java <text:span text:style-name="T87">application accessed via executable wrapper</text:span> script <text:span text:style-name="T88">(</text:span><text:span text:style-name="Monospace">rtg</text:span><text:span text:style-name="T88"> on UNIX systems, </text:span><text:span text:style-name="Monospace">rtg.bat</text:span><text:span text:style-name="T88"> on Windows) </text:span>that allow<text:span text:style-name="T87">s a user</text:span> to customize initial memory allocation and other <text:span text:style-name="T87">configuration </text:span>options. <text:span text:style-name="T88">It is recommended that these wrapper scripts be used rather than directly executing the Java JAR.</text:span></text:p>
      <text:p text:style-name="Standard">Here are platform-specific instructions for <text:span text:style-name="T121">RTG</text:span> deployment.</text:p>
      <text:p text:style-name="Standard">Linux/MacOS X:</text:p>
      <text:list xml:id="list2395089119409252615" text:style-name="L6">
        <text:list-item>
          <text:p text:style-name="P254">Unzip the RTG distribution to the desired location.</text:p>
        </text:list-item>
        <text:list-item>
          <text:p text:style-name="P255">If your distribution <text:span text:style-name="T88">requires</text:span> a license <text:span text:style-name="T121">file (</text:span><text:span text:style-name="Monospace">rtg-license.txt</text:span><text:span text:style-name="T121">)</text:span>, copy the license file from Real Time Genomics into the RTG distribution directory.</text:p>
        </text:list-item>
        <text:list-item>
          <text:p text:style-name="P256">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4">Enter '<text:span text:style-name="Monospace">./rtg help</text:span>' for a list of rtg commands.</text:p>
        </text:list-item>
        <text:list-item>
          <text:p text:style-name="P257">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4908004795243368850" text:style-name="L7">
        <text:list-item>
          <text:p text:style-name="P258">Unzip the RTG distribution to the desired location.</text:p>
        </text:list-item>
        <text:list-item>
          <text:p text:style-name="P258">If your distribution <text:span text:style-name="T88">requires</text:span> a license, copy the license file from Real Time Genomics (<text:span text:style-name="Monospace">rtg-license.txt</text:span>) into the RTG distribution directory.</text:p>
        </text:list-item>
        <text:list-item>
          <text:p text:style-name="P259">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8">Enter '<text:span text:style-name="Monospace">rtg help</text:span>' for a list of rtg commands.</text:p>
        </text:list-item>
        <text:list-item>
          <text:p text:style-name="P259"><text:soft-page-break/><text:span text:style-name="T88">By default, RTG software scripts establish a memory space of 90% of the available RAM - this is automatically calculated. <text:s/>One may override this limit by setting the </text:span><text:span text:style-name="Monospace">RTG_MEM</text:span><text:span text:style-name="T88"> variable in the </text:span><text:span text:style-name="Monospace">rtg.bat</text:span><text:span text:style-name="T88">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88">Some </text:span>RTG <text:span text:style-name="T88">products </text:span>require the presence of a valid license file for operation.</text:p>
      <text:p text:style-name="Standard">The license file must be located in the same directory as the RTG executable. The license <text:span text:style-name="T87">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4"><text:tab/></text:span>For more data center deployment and instructions for editing scripts, see <text:span text:style-name="T63">Section </text:span><text:span text:style-name="T63"><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7">and support</text:span><text:bookmark-end text:name="__RefHeading__4636_438529773"/></text:h>
      <text:p text:style-name="P157">For assistance with any technical or conceptual issue that may arise during use of the RTG product, contact Real Time Genomics Technical Support <text:span text:style-name="T87">via email at </text:span><text:a xlink:type="simple" xlink:href="mailto:support@realtimegenomics.com"><text:span text:style-name="Internet_20_link">support@realtimegenomics.com</text:span></text:a>. </text:p>
      <text:p text:style-name="P157"><text:span text:style-name="T121">In addition, a discussion group is available at: </text:span><text:a xlink:type="simple" xlink:href="https://groups.google.com/a/realtimegenomics.com/forum/#!forum/rtg-users"><text:span text:style-name="T121">https://groups.google.com/a/realtimegenomics.com/forum/#!forum/rtg-users</text:span></text:a></text:p>
      <text:p text:style-name="P157"><text:span text:style-name="T127">A low-traffic announcements-only group is available at: </text:span><text:a xlink:type="simple" xlink:href="https://groups.google.com/a/realtimegenomics.com/forum/#!forum/rtg-announce"><text:span text:style-name="Internet_20_link"><text:span text:style-name="T121">https://groups.google.com/a/realtimegenomics.com/forum/#!forum/rtg-announce</text:span></text:span></text:a></text:p>
      <text:p text:style-name="P157"/>
      <text:h text:style-name="P279"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8">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7">Typically</text:span> results are written to output files <text:span text:style-name="T87">specified with the</text:span> <text:span text:style-name="Monospace">-o</text:span> <text:span text:style-name="T87">option</text:span>. There is no default filename or filename extension added to commands requiring specification of an output directory or format.</text:p>
      <text:p text:style-name="P97">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5">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6"/>
      <text:p text:style-name="P96"><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5">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1">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1">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59"/>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59"/>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59"/>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1"><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59"/>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59"/>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59"/>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59"/>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97">Required parameters are indicated in the Usage display; optional parameters are listed immediately below the Usage information in organized categories.</text:p>
      <text:p text:style-name="P97">Use the double-dash when typing the full-word command option, as in <text:span text:style-name="Monospace">--output</text:span>:</text:p>
      <text:p text:style-name="Command_20_Line">$ rtg format --output human_REF_SDF human_REF.fasta</text:p>
      <text:p text:style-name="P97">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7">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7">The <text:span text:style-name="Monospace">rtg version</text:span> command invokes the RTG software and triggers the launch of RTG product commands, options, and utilities:</text:p>
      <text:p text:style-name="Command_20_Line">$ rtg version</text:p>
      <text:p text:style-name="P97">It will display the version of the RTG software installed, RAM requirements, and license expiration, <text:span text:style-name="T120">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4">Patents / Patents pending:</text:p>
      <text:p text:style-name="P204">US: 7,640,256, 13/129,329, 13/681,046, 13/681,215, 13/848,653, 13/925,704, 14/015,295, 13/971,654, 13/971,630, 14/564,810</text:p>
      <text:p text:style-name="P204">UK: 1222923.3, 1222921.7, 1304502.6, 1311209.9, 1314888.7, 1314908.3</text:p>
      <text:p text:style-name="P204">New Zealand: 626777, 626783, 615491, 614897, 614560</text:p>
      <text:p text:style-name="P204">Australia: 2005255348, Singapore: 128254</text:p>
      <text:p text:style-name="P204"/>
      <text:p text:style-name="P204">Citation:</text:p>
      <text:p text:style-name="P204">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4"/>
      <text:p text:style-name="Command_20_Line">(c) Real Time Genomics Inc, 2014</text:p>
      <text:section text:style-name="Sect2" text:name="Commands-tools" text:condition="ooow:RTG_PRODUCT!=&quot;RTG Tools&quot;" text:is-hidden="true" text:display="condition">
        <text:p text:style-name="P98">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78">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5"/>
        <text:p text:style-name="P179">Utility:</text:p>
        <text:p text:style-name="P176"><text:s text:c="8"/>bgzip <text:s text:c="10"/>Licensed <text:s text:c="9"/>GA</text:p>
        <text:p text:style-name="P176"><text:s text:c="8"/>index <text:s text:c="10"/>Licensed <text:s text:c="9"/>GA</text:p>
        <text:p text:style-name="P176"><text:s text:c="8"/>extract <text:s text:c="8"/>Licensed <text:s text:c="9"/>GA</text:p>
        <text:p text:style-name="P176"><text:s text:c="8"/>sdfstats <text:s text:c="7"/>Licensed <text:s text:c="9"/>GA</text:p>
        <text:p text:style-name="P176"><text:s text:c="8"/>sdfsubset <text:s text:c="6"/>Licensed <text:s text:c="9"/>GA</text:p>
        <text:p text:style-name="P176"><text:s text:c="8"/>sdfsubseq <text:s text:c="6"/>Licensed <text:s text:c="9"/>GA</text:p>
        <text:p text:style-name="P176"><text:s text:c="8"/>mendelian <text:s text:c="6"/>Licensed <text:s text:c="9"/>GA</text:p>
        <text:p text:style-name="P176"><text:s text:c="8"/>vcfstats <text:s text:c="7"/>Licensed <text:s text:c="9"/>GA</text:p>
        <text:p text:style-name="P176"><text:s text:c="8"/>vcfmerge <text:s text:c="7"/>Licensed <text:s text:c="9"/>GA</text:p>
        <text:p text:style-name="P176"><text:s text:c="8"/>vcffilter <text:s text:c="6"/>Licensed <text:s text:c="9"/>GA</text:p>
        <text:p text:style-name="P176"><text:s text:c="8"/>vcfannotate <text:s text:c="4"/>Licensed <text:s text:c="9"/><text:span text:style-name="T122">GA</text:span></text:p>
        <text:p text:style-name="P176"><text:s text:c="8"/>vcfsubset <text:s text:c="6"/>Licensed <text:s text:c="9"/><text:span text:style-name="T122">GA</text:span></text:p>
        <text:p text:style-name="Command_20_Line"><text:s text:c="8"/>vcfeval <text:s text:c="8"/>Licensed <text:s text:c="9"/><text:span text:style-name="T122">GA</text:span></text:p>
        <text:p text:style-name="Command_20_Line"><text:s text:c="8"/>pedfilter <text:s text:c="6"/>Licensed <text:s text:c="9"/><text:span text:style-name="T122">GA</text:span></text:p>
        <text:p text:style-name="Command_20_Line"><text:s text:c="8"/>pedstats <text:s text:c="7"/>Licensed <text:s text:c="9"/><text:span text:style-name="T122">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99">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6"/>
      <text:p text:style-name="P206">format<text:tab/>convert a FASTA file to SDF</text:p>
      <text:p text:style-name="P206">cg2sdf<text:tab/>convert Complete Genomics reads to SDF</text:p>
      <text:p text:style-name="P206">sdf2fasta<text:tab/>convert SDF to FASTA</text:p>
      <text:p text:style-name="P206">sdf2fastq<text:tab/>convert SDF to FASTQ</text:p>
      <text:p text:style-name="P206"/>
      <text:p text:style-name="P210">Read mapping:</text:p>
      <text:p text:style-name="P206"/>
      <text:p text:style-name="P206">map<text:tab/>read mapping</text:p>
      <text:p text:style-name="P206">mapf<text:tab/>read mapping for filtering purposes </text:p>
      <text:p text:style-name="P206">cgmap<text:tab/>read mapping for Complete Genomics data</text:p>
      <text:p text:style-name="P206"/>
      <text:p text:style-name="P210">Protein search:</text:p>
      <text:p text:style-name="P206"/>
      <text:p text:style-name="P206">mapx<text:tab/>translated protein search</text:p>
      <text:p text:style-name="P206"/>
      <text:p text:style-name="P210">Assembly:</text:p>
      <text:p text:style-name="P206"/>
      <text:p text:style-name="P206">assemble<text:tab/>assemble reads into long sequences</text:p>
      <text:p text:style-name="P206">addpacbio<text:tab/>add Pacific Biosciences reads to an assembly</text:p>
      <text:p text:style-name="P206"/>
      <text:p text:style-name="P210">Variant detection:</text:p>
      <text:p text:style-name="P206"/>
      <text:p text:style-name="P209">calibrate<text:tab/>create calibration data from SAM/BAM files</text:p>
      <text:p text:style-name="P209">svprep<text:tab/>prepare SAM/BAM files for sv analysis</text:p>
      <text:p text:style-name="P206">sv<text:tab/>find structural variants</text:p>
      <text:p text:style-name="P206">discord<text:tab/>detect structural variant breakends using discordant reads</text:p>
      <text:p text:style-name="P206">coverage<text:tab/>calculate depth of coverage from SAM/BAM files</text:p>
      <text:p text:style-name="P206">snp<text:tab/>call variants from SAM/BAM files</text:p>
      <text:p text:style-name="P206">family<text:tab/>call variants for a family following Mendelian inheritance</text:p>
      <text:p text:style-name="P206">somatic<text:tab/>call variants for a tumor/normal pair</text:p>
      <text:p text:style-name="P206">population<text:tab/>call variants for multiple potentially-related individuals</text:p>
      <text:p text:style-name="P206">lineage<text:tab/>call de novo variants in a cell lineage</text:p>
      <text:p text:style-name="P206">avrbuild<text:tab/>AVR model builder</text:p>
      <text:p text:style-name="P206">avrpredict<text:tab/>run AVR on a VCF file</text:p>
      <text:p text:style-name="P206">cnv<text:tab/>call CNVs from paired SAM/BAM files</text:p>
      <text:p text:style-name="P206"/>
      <text:p text:style-name="P210">Metagenomics:</text:p>
      <text:p text:style-name="P206"/>
      <text:p text:style-name="P207">species<text:tab/>estimate species frequency in metagenomic samples</text:p>
      <text:p text:style-name="P207">similarity<text:tab/>calculate similarity matrix and nearest neighbor tree</text:p>
      <text:p text:style-name="P207"/>
      <text:p text:style-name="P211">Simulation:</text:p>
      <text:p text:style-name="P208"/>
      <text:p text:style-name="P208">genomesim<text:tab/>generate simulated genome sequence</text:p>
      <text:p text:style-name="P207">cgsim<text:tab/>generate simulated reads from a sequence</text:p>
      <text:p text:style-name="P207">readsim<text:tab/>generate simulated reads from a sequence</text:p>
      <text:p text:style-name="P209"><text:span text:style-name="T63">readsimeval</text:span><text:tab/><text:span text:style-name="T63">evaluate accuracy of mapping simulated reads</text:span></text:p>
      <text:p text:style-name="P207">popsim<text:tab/>generate a VCF containing simulated population variants</text:p>
      <text:p text:style-name="P207">samplesim<text:tab/>generate a VCF containing a genotype simulated from a population</text:p>
      <text:p text:style-name="P207"><text:soft-page-break/>childsim<text:tab/>generate a VCF containing a genotype simulated as a child of two parents</text:p>
      <text:p text:style-name="P207">denovosim<text:tab/>generate a VCF containing a derived genotype containing de novo variants</text:p>
      <text:p text:style-name="P207">samplereplay<text:tab/>generate the genome corresponding to a sample genotype</text:p>
      <text:p text:style-name="P207">cnvsim<text:tab/>generate a mutated genome by adding CNVs to a template</text:p>
      <text:p text:style-name="P207"/>
      <text:p text:style-name="P212">Utility:</text:p>
      <text:p text:style-name="P206"/>
      <text:p text:style-name="P206">bgzip<text:tab/>compress a file using block gzip</text:p>
      <text:p text:style-name="P206">index<text:tab/>create a tabix index</text:p>
      <text:p text:style-name="P206">extract<text:tab/>extract data from a tabix indexed file</text:p>
      <text:p text:style-name="P206">sdfstats<text:tab/>print statistics about an SDF</text:p>
      <text:p text:style-name="P206">sdfsplit<text:tab/>split an SDF into multiple parts</text:p>
      <text:p text:style-name="P206">sdfsubset<text:tab/>extract a subset of an SDF into a new SDF</text:p>
      <text:p text:style-name="P206">sdfsubseq<text:tab/>extract a subsequence from an SDF as text</text:p>
      <text:p text:style-name="P206">sam2bam<text:tab/>convert SAM file to BAM file and create index</text:p>
      <text:p text:style-name="P206">sammerge<text:tab/>merge sorted SAM/BAM files</text:p>
      <text:p text:style-name="P206">samstats<text:tab/>print statistics about a SAM/BAM file</text:p>
      <text:p text:style-name="P206">samrename<text:tab/>rename read id to read name in SAM/BAM files</text:p>
      <text:p text:style-name="P206">mapxrename<text:tab/>rename read id to read name in mapx output files</text:p>
      <text:p text:style-name="P206">mendelian<text:tab/>check a multi-sample VCF for Mendelian consistency</text:p>
      <text:p text:style-name="P206">vcfstats<text:tab/>print statistics from about variants contained within a VCF file</text:p>
      <text:p text:style-name="P206">vcfmerge<text:tab/>merge single-sample VCF files into a single multi-sample VCF</text:p>
      <text:p text:style-name="P206">vcffilter<text:tab/>filter records within a VCF file</text:p>
      <text:p text:style-name="P206">vcfannotate<text:tab/>annotate variants within a VCF file</text:p>
      <text:p text:style-name="P206">vcfsubset<text:tab/>create a VCF file containing a subset of the original columns</text:p>
      <text:p text:style-name="P206">vcfeval<text:tab/>evaluate called variants for agreement with a baseline variant set</text:p>
      <text:p text:style-name="P213">pedfilter<text:tab/>filter and convert a pedigree file</text:p>
      <text:p text:style-name="P213">pedstats<text:tab/>print information about a pedigree file</text:p>
      <text:p text:style-name="P206">avrstats<text:tab/>print statistics about an AVR model</text:p>
      <text:p text:style-name="P206">rocplot<text:tab/>plot ROC curves from vcfeval ROC data files</text:p>
      <text:p text:style-name="P206">usageserver<text:tab/>run a local server for collecting RTG command usage information</text:p>
      <text:p text:style-name="P206">version<text:tab/>print version and license information</text:p>
      <text:p text:style-name="P206">license<text:tab/>print license information for all commands</text:p>
      <text:p text:style-name="P206">help<text:tab/>print this screen or help for specified command</text:p>
      <text:p text:style-name="P206"/>
      <text:p text:style-name="P98">The help command will only list the commands for which you have a license to use.</text:p>
      <text:p text:style-name="P98">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7"><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7"><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58"/>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58"/>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58"/>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8"/>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58"/>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58"/>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58"/>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6"><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58"/>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58"/>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49">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0"/>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0"/>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49">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1"/>
          </table:table-cell>
          <table:table-cell table:style-name="Table53.A1" office:value-type="string">
            <text:p text:style-name="P232">--end-id=INT</text:p>
          </table:table-cell>
          <table:table-cell table:style-name="Table53.A1" office:value-type="string">
            <text:p text:style-name="P232">Only output sequences with sequence id less than the given number. (Sequence ids start at 0).</text:p>
          </table:table-cell>
        </table:table-row>
        <table:table-row table:style-name="Table53.1">
          <table:table-cell table:style-name="Table53.A1" office:value-type="string">
            <text:p text:style-name="P231"/>
          </table:table-cell>
          <table:table-cell table:style-name="Table53.A1" office:value-type="string">
            <text:p text:style-name="P232">--start-id=INT</text:p>
          </table:table-cell>
          <table:table-cell table:style-name="Table53.A1" office:value-type="string">
            <text:p text:style-name="P232">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94" text:outline-level="2"><text:bookmark-start text:name="__RefHeading__25910_1889221684"/>Read Mapping Commands<text:bookmark-end text:name="__RefHeading__25910_1889221684"/></text:h>
        <text:h text:style-name="P282"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0">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1">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3">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5">Guarantees number of positions that will be detected in a single indel. For example, -c 3 specifies 3 nucleotide </text:span><text:soft-page-break/><text:span text:style-name="T15">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6">This command differs from regular <text:span text:style-name="Monospace">map</text:span> in that paired-end read <text:span text:style-name="T79">arm</text:span>s are kept together – <text:span text:style-name="T79">on the assumption that it does not make sense from a contamination viewpoint that one arm came from the contaminant genome and the other did not</text:span>. <text:span text:style-name="T79">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2"><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3">,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5">pedigree</text:span></text:p>
            </table:table-cell>
            <table:table-cell table:style-name="Table66.A1" office:value-type="string">
              <text:p text:style-name="P42"><text:span text:style-name="T69">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5">Prior to generating a consensus, long paths will be deleted if they are supported by fewer than</text:span><text:line-break/><text:span text:style-name="T15">--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3">This functionality is automatically performed by the </text:span><text:span text:style-name="Monospace">map</text:span><text:span text:style-name="T53"> and </text:span><text:span text:style-name="Monospace">cgmap</text:span><text:span text:style-name="T53"> commands unless </text:span><text:span text:style-name="Monospace">--no-svprep</text:span><text:span text:style-name="T53">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4">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5">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5">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5">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5">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5">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5">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5">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5">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5">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7">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78">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4"><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68">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5">or </text:span><text:span text:style-name="Monospace">--bed-regions</text:span><text:span text:style-name="T55"> </text:span>option<text:span text:style-name="T55">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5">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1).</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ext:soft-page-break/>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 <text:span text:style-name="T115">More information regarding VCF fields output by the somatic command is given in Section </text:span><text:span text:style-name="T115"><text:bookmark-ref text:reference-format="number" text:ref-name="__RefHeading__10810_1889221684">6.7.3</text:bookmark-ref></text:span><text:span text:style-name="T115">.</text:span></text:p>
        <text:p text:style-name="P113">The <text:span text:style-name="Monospace">--loh</text:span> parameter is used to control the sensitivity to variants occurring in regions of loss of heterozygosity. In heterozygous regions, a somatic mutation of the form <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 (with <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 and <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6">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text:soft-page-break/>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4">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ext:soft-page-break/>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6">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69">bed-regions=FILE</text:span></text:p>
            </table:table-cell>
            <table:table-cell table:style-name="Table109.A1" office:value-type="string">
              <text:p text:style-name="P44">BED file containing regions to process.</text:p>
            </table:table-cell>
          </table:table-row>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text:soft-page-break/>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ext:soft-page-break/>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5">Specifies the derived annotations to use in the model in a comma separated list. See </text:span><text:span text:style-name="T15"><text:bookmark-ref text:reference-format="text" text:ref-name="RTF31373730313a205461626c65"/></text:span><text:span text:style-name="T15">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4"><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5">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5">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5">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5">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5">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5">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5">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5">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5">PD</text:span></text:span></text:p>
            </table:table-cell>
            <table:table-cell table:style-name="Table115.B10" office:value-type="string">
              <text:p text:style-name="P94">The ploidy of the sample.</text:p>
            </table:table-cell>
          </table:table-row>
        </table:table>
        <text:p text:style-name="P230"/>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5">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5">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5">If the </text:span><text:span text:style-name="Monospace">--merge</text:span><text:span text:style-name="T65">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4"><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58"/>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4">simulated</text:span> reads from a reference genome by either specifying coverage depth or a total number of reads.</text:p>
        <text:p text:style-name="Standard"><text:span text:style-name="T74">A t</text:span>ypical use case involves creating a mutated genome by introducing SNPs or CNVs <text:span text:style-name="T74">with </text:span><text:span text:style-name="Monospace">popsim</text:span><text:span text:style-name="T74">, and </text:span><text:span text:style-name="Monospace">samplesim</text:span>, generating reads from the mutated genome <text:span text:style-name="T74">with </text:span><text:span text:style-name="Monospace">readsim</text:span>, and mapping them back to the original reference to verify the parameters used for <text:span text:style-name="T74">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4">ample</text:span></text:span><text:span text:style-name="Monospace">sim</text:span></text:p>
        <text:h text:style-name="P284" text:outline-level="3"><text:bookmark-start text:name="__RefHeading__24452_229859350"/>readsim<text:span text:style-name="T76">eval</text:span><text:bookmark-end text:name="__RefHeading__24452_229859350"/></text:h>
        <text:p text:style-name="P236">Synopsis:</text:p>
        <text:p text:style-name="P124">Use the <text:span text:style-name="Monospace">readsim</text:span><text:span text:style-name="Monospace"><text:span text:style-name="T76">eval</text:span></text:span> command to <text:span text:style-name="T76">examine the mapping accuracy of reads previously generated by the </text:span><text:span text:style-name="Monospace">readsim</text:span><text:span text:style-name="T76"> command</text:span>.</text:p>
        <text:p text:style-name="P236">Syntax:</text:p>
        <text:p text:style-name="P188">$ rtg <text:span text:style-name="T76">readsimeval [OPTION]... -o DIR -r FILE FILE+</text:span></text:p>
        <text:p text:style-name="P236">Example:</text:p>
        <text:p text:style-name="P188">$ rtg readsim<text:span text:style-name="T76">eval</text:span> -t genome_ref -o <text:span text:style-name="T76">map_rse</text:span> -r <text:span text:style-name="T76">reads_sd</text:span> <text:span text:style-name="T76">map/alignments.bam</text:span></text:p>
        <text:p text:style-name="P236">Parameters:</text:p>
        <text:p text:style-name="P167">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7">M</text:span></text:p>
            </table:table-cell>
            <table:table-cell table:style-name="Table200.A1" office:value-type="string">
              <text:p text:style-name="P35">--<text:span text:style-name="T77">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7">DIR</text:span></text:p>
            </table:table-cell>
            <table:table-cell table:style-name="Table200.A1" office:value-type="string">
              <text:p text:style-name="P35">The name of the output <text:span text:style-name="T77">directory</text:span>.</text:p>
            </table:table-cell>
          </table:table-row>
          <table:table-row table:style-name="Table200.1">
            <table:table-cell table:style-name="Table200.A1" office:value-type="string">
              <text:p text:style-name="P35">-<text:span text:style-name="T76">r</text:span></text:p>
            </table:table-cell>
            <table:table-cell table:style-name="Table200.A1" office:value-type="string">
              <text:p text:style-name="P35">--<text:span text:style-name="T76">reads</text:span>=SDF</text:p>
            </table:table-cell>
            <table:table-cell table:style-name="Table200.A1" office:value-type="string">
              <text:p text:style-name="P35">Specifies the SDF containing the <text:span text:style-name="T77">generated reads</text:span>.</text:p>
            </table:table-cell>
          </table:table-row>
          <table:table-row table:style-name="Table200.1">
            <table:table-cell table:style-name="Table200.A1" office:value-type="string">
              <text:p text:style-name="P23">-<text:span text:style-name="T77">S</text:span></text:p>
            </table:table-cell>
            <table:table-cell table:style-name="Table200.A1" office:value-type="string">
              <text:p text:style-name="P35">--<text:span text:style-name="T76">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68">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7">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7">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7">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7">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7">If set, ignore SAM records with MAPQ less than this value</text:span>.</text:p>
            </table:table-cell>
          </table:table-row>
          <table:table-row table:style-name="Table229.1">
            <table:table-cell table:style-name="Table229.A1" office:value-type="string">
              <text:p text:style-name="P35">-<text:span text:style-name="T77">v</text:span></text:p>
            </table:table-cell>
            <table:table-cell table:style-name="Table229.A1" office:value-type="string">
              <text:p text:style-name="P49">--variance=INT</text:p>
            </table:table-cell>
            <table:table-cell table:style-name="Table229.A1" office:value-type="string">
              <text:p text:style-name="P36"><text:span text:style-name="T77">Variation allowed in start position (Default is 0)</text:span>.</text:p>
            </table:table-cell>
          </table:table-row>
        </table:table>
        <text:p text:style-name="P168">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7">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7">Provide more detailed breakdown of stats</text:span>.</text:p>
            </table:table-cell>
          </table:table-row>
        </table:table>
        <text:p text:style-name="P167">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6">Usage:</text:p>
        <text:p text:style-name="P125">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4">See also: <text:span text:style-name="Monospace">cgsim, </text:span><text:span text:style-name="Monospace"><text:span text:style-name="T77">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5">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5">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5">The genotype at each record of the VCF will be chosen randomly according to the allele frequency specified in the AF field.</text:span></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text:soft-page-break/>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ext:soft-page-break/>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3">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4">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4">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ext:soft-page-break/>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5">Specifies the file to be compressed or decompressed. Use</text:span><text:line-break/><text:span text:style-name="T15">'-'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4">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286" text:outline-level="3"><text:bookmark-start text:name="__RefHeading__26293_1198830536"/><text:soft-page-break/>aview<text:bookmark-end text:name="__RefHeading__26293_1198830536"/></text:h>
        <text:p text:style-name="P240">Synopsis:</text:p>
        <text:p text:style-name="P145">View read mapping and variants corresponding to a region of the genome, with output as ASCII to the terminal, or HTML.</text:p>
        <text:p text:style-name="P240">Syntax:</text:p>
        <text:p text:style-name="P203">$ rtg aview [OPTION]... --region STRING -t SDF FILE+</text:p>
        <text:p text:style-name="P240">Example:</text:p>
        <text:p text:style-name="P202">$ rtg <text:span text:style-name="T105">aview -t hg19 -b omni.vcf -c calls.vcf map/alignments.bam –region Chr10:100000+3 –padding 30</text:span></text:p>
        <text:p text:style-name="P240">Parameters:</text:p>
        <text:p text:style-name="P17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5">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5">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5">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5">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5">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5">t</text:span></text:p>
            </table:table-cell>
            <table:table-cell table:style-name="Table232.A1" office:value-type="string">
              <text:p text:style-name="P59">--template=SDF</text:p>
            </table:table-cell>
            <table:table-cell table:style-name="Table232.A1" office:value-type="string">
              <text:p text:style-name="P59">reference SDF <text:span text:style-name="T106">to which mappings and variants apply</text:span></text:p>
            </table:table-cell>
          </table:table-row>
          <table:table-row table:style-name="Table232.1">
            <table:table-cell table:style-name="Table232.A1" office:value-type="string">
              <text:p text:style-name="P27"/>
            </table:table-cell>
            <table:table-cell table:style-name="Table232.A1" office:value-type="string">
              <text:p text:style-name="P40">FILE<text:span text:style-name="T105">+</text:span></text:p>
            </table:table-cell>
            <table:table-cell table:style-name="Table232.A1" office:value-type="string">
              <text:p text:style-name="P40">The indexed block compressed genome position data file to extract.</text:p>
            </table:table-cell>
          </table:table-row>
        </table:table>
        <text:p text:style-name="P17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08">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6">html</text:span></text:p>
            </table:table-cell>
            <table:table-cell table:style-name="Table242.A1" office:value-type="string">
              <text:p text:style-name="P40"><text:span text:style-name="T106">Output as HTML</text:span>.</text:p>
            </table:table-cell>
          </table:table-row>
          <text:soft-page-break/>
          <table:table-row table:style-name="Table242.1">
            <table:table-cell table:style-name="Table242.A1" office:value-type="string">
              <text:p text:style-name="P27"/>
            </table:table-cell>
            <table:table-cell table:style-name="Table242.A1" office:value-type="string">
              <text:p text:style-name="P40">--<text:span text:style-name="T106">no-color</text:span></text:p>
            </table:table-cell>
            <table:table-cell table:style-name="Table242.A1" office:value-type="string">
              <text:p text:style-name="P40"><text:span text:style-name="T106">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0">Usage:</text:p>
        <text:p text:style-name="P144">Use the <text:span text:style-name="Monospace"><text:span text:style-name="T107">aview</text:span></text:span> command to <text:span text:style-name="T107">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4"><text:span text:style-name="See_20_Also_20_Title">See also:</text:span> <text:span text:style-name="Monospace">map, snp</text:span></text:p>
      </text:section>
      <text:h text:style-name="P285"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8">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ext:soft-page-break/>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7">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59">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5">See also: <text:span text:style-name="Monospace">mapx</text:span></text:p>
        <text:h text:style-name="P287" text:outline-level="3"><text:bookmark-start text:name="__RefHeading__24454_229859350"/>chrstats<text:bookmark-end text:name="__RefHeading__24454_229859350"/></text:h>
        <text:p text:style-name="P234">Synopsis:</text:p>
        <text:p text:style-name="P115">The <text:span text:style-name="T65">chrstats</text:span> command checks <text:span text:style-name="T65">chromosome coverage levels based on calibration files and produces warnings if levels depart from expected coverage levels</text:span>.</text:p>
        <text:p text:style-name="P234">Syntax:</text:p>
        <text:p text:style-name="P183">$ rtg <text:span text:style-name="T65">chrstats</text:span> [OPTION]... -t SDF <text:span text:style-name="T65">FILE+</text:span></text:p>
        <text:p text:style-name="P234">Example:</text:p>
        <text:p text:style-name="Standard"><text:span text:style-name="T105">Check all samples using sex information from pedigree</text:span>:</text:p>
        <text:p text:style-name="P244">$ rtg <text:span text:style-name="T65">chrstats</text:span> -t genome_ref --<text:span text:style-name="T102">pedigree ceu_trio.ped</text:span> <text:span text:style-name="T102">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5">Check a single sample without pedigree</text:span>:</text:p>
        <text:p text:style-name="P244">$ rtg <text:span text:style-name="T65">chrstats</text:span> -t genome_ref --<text:span text:style-name="T67">sample NA12878 --sex=female</text:span> <text:span text:style-name="T65">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4"><text:soft-page-break/>Parameters:</text:p>
        <text:p text:style-name="P162">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7">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6">alignment </text:span>files to process. Must be specified 1 or more times</text:p>
            </table:table-cell>
          </table:table-row>
        </table:table>
        <text:p text:style-name="P162">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6">s</text:span></text:p>
            </table:table-cell>
            <table:table-cell table:style-name="Table153.A1" office:value-type="string">
              <text:p text:style-name="P32">--<text:span text:style-name="T66">sample</text:span>=STRING</text:p>
            </table:table-cell>
            <table:table-cell table:style-name="Table153.A1" office:value-type="string">
              <text:p text:style-name="P56">the name of the sample to check (required when <text:span text:style-name="T102">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6">sex</text:span>=<text:span text:style-name="T66">SEX</text:span></text:p>
            </table:table-cell>
            <table:table-cell table:style-name="Table153.A1" office:value-type="string">
              <text:p text:style-name="P57"><text:span text:style-name="T102">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2">G</text:span>enome relationships PED file <text:span text:style-name="T102">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2">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39">Usage:</text:p>
        <text:p text:style-name="P116">Given a <text:span text:style-name="T66">set of alignments which represent genomic mapping for one or more samples, the </text:span><text:span text:style-name="Monospace">chrstats</text:span><text:span text:style-name="T66">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18">To ensure correct <text:span text:style-name="T67">identification of expected ploidy on autosomes and s</text:span>ex chromosomes it is necessary to specify a template <text:span text:style-name="T68">containing an appropriate </text:span><text:span text:style-name="Monospace">reference.txt</text:span><text:span text:style-name="T68"> file. See Section </text:span><text:span text:style-name="T68"><text:bookmark-ref text:reference-format="number" text:ref-name="__RefHeading__10794_1889221684">6.3</text:bookmark-ref></text:span><text:span text:style-name="T68"> for more information on </text:span><text:span text:style-name="Monospace">reference.txt</text:span><text:span text:style-name="T68"> files.</text:span></text:p>
        <text:p text:style-name="P118">While it is best to give the template used <text:span text:style-name="T67">during mapping</text:span>, for checking third-party outputs any template containing the same chromosome names and an appropriate <text:span text:style-name="Monospace">reference.txt</text:span> file will work. <text:span text:style-name="T67">Note that the input alignment files must have calibration information, as automatically produced during mapping by the </text:span><text:span text:style-name="Monospace">map</text:span><text:span text:style-name="T67"> or </text:span><text:span text:style-name="Monospace">cgmap</text:span><text:span text:style-name="T67"> commands, or explicitly created by the </text:span><text:span text:style-name="Monospace">calibrate</text:span><text:span text:style-name="T67"> command.</text:span></text:p>
        <text:p text:style-name="P117"><text:soft-page-break/>This command can be used with <text:span text:style-name="T68">the results of </text:span>either whole genome or exome sequencing, although <text:span text:style-name="T68">the latter requires that mapping (or subsequent calibration) employed the </text:span><text:span text:style-name="Monospace">--bed-regions</text:span><text:span text:style-name="T68"> flag.</text:span></text:p>
        <text:p text:style-name="P115"><text:span text:style-name="See_20_Also_20_Title">See also:</text:span><text:span text:style-name="Monospace"> </text:span><text:span text:style-name="Monospace"><text:span text:style-name="T67">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1">do not follow</text:span> Mendelian inheritance, <text:span text:style-name="T111">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3">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19">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1">Pedigree information regarding the relationships between samples and the sex of each sample is extracted from the VCF headers <text:span text:style-name="T118">automatically </text:span>created by the RTG pedigree-aware variant calling commands. If this pedigree information is absent from the VCF header or is incorrect, a pedigree file can be explicitly supplied with the <text:span text:style-name="Monospace"><text:span text:style-name="T117">--pedigree</text:span></text:span> flag.</text:p>
      <text:p text:style-name="Standard">To ensure correct behavior when dealing with sex chromosomes it is necessary to specify a template and <text:span text:style-name="T116">ensure </text:span>the sex of each sample <text:span text:style-name="T116">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48">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2">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2">A stricter three-way</text:span> concordance is also recorded.</text:p>
      <text:p text:style-name="P149"><text:span text:style-name="T113">By default, only VCF records with the FILTER field set to PASS or missing are processed. All variant records can be examined by specifying the </text:span><text:span text:style-name="Monospace">--</text:span><text:span text:style-name="Monospace"><text:span text:style-name="T113">all-records</text:span></text:span> parameter.</text:p>
      <text:p text:style-name="P115"><text:span text:style-name="See_20_Also_20_Title">See also:</text:span> <text:span text:style-name="Monospace">family, </text:span><text:span text:style-name="Monospace"><text:span text:style-name="T119">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3">There are two primary us<text:span text:style-name="T84">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3">a warning is issued and only the first is kept.</text:span></text:p>
      <text:p text:style-name="P134">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3">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0">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6">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text:soft-page-break/>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6">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oft-page-break/><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text:soft-page-break/>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5">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ext:soft-page-break/>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text:soft-page-break/>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3">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1">data files</text:span> based on a <text:span text:style-name="T71">score contained in a</text:span> VCF field which show the predictive power of that field for the <text:span text:style-name="T72">quality of the </text:span>variant calls.</text:p>
      <text:p text:style-name="P14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7">The vcfeval command outputs the following primary files:</text:p>
      <text:list xml:id="list2122129974523757251" text:style-name="L8">
        <text:list-item>
          <text:p text:style-name="P260"><text:span text:style-name="Monospace">tp.vcf</text:span> – contains those variants from the calls VCF which agree with variants in the baseline VCF</text:p>
        </text:list-item>
        <text:list-item>
          <text:p text:style-name="P260"><text:span text:style-name="Monospace">fp.vcf</text:span> – contains variants from the calls VCF which do not agree with baseline variants.</text:p>
        </text:list-item>
        <text:list-item>
          <text:p text:style-name="P260"><text:span text:style-name="Monospace">fn.vcf</text:span> – contains variants from the baseline VCF which were not correctly called.</text:p>
        </text:list-item>
        <text:list-item>
          <text:p text:style-name="P260"><text:span text:style-name="Monospace">weighted_roc.tsv</text:span> – contains data for ROC analysis, which can be plotted with the <text:span text:style-name="Monospace">rocplot</text:span> command.</text:p>
        </text:list-item>
      </text:list>
      <text:p text:style-name="P147">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7">Note that <text:span text:style-name="Monospace">vcfeval</text:span> operates at the level of local haplotypes <text:span text:style-name="T109">for a sample</text:span>, so for a diploid genotype, both alleles must match in order to be considered correct. <text:span text:style-name="T110">The </text:span><text:span text:style-name="Monospace">--squash-ploidy</text:span><text:span text:style-name="T110">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288" text:outline-level="3"><text:bookmark-start text:name="__RefHeading__24456_229859350"/>pedfilter<text:bookmark-end text:name="__RefHeading__24456_229859350"/></text:h>
      <text:p text:style-name="P235">Synopsis:</text:p>
      <text:p text:style-name="P120">Filter and convert a pedigree file.</text:p>
      <text:p text:style-name="P235">Syntax:</text:p>
      <text:p text:style-name="P184">$ rtg <text:span text:style-name="T70">pedfilter</text:span> [OPTION]... FILE</text:p>
      <text:p text:style-name="P235">Example:</text:p>
      <text:p text:style-name="P184">$ rtg <text:span text:style-name="T70">pedfilter</text:span> --<text:span text:style-name="T70">remove-parentage mypedigree</text:span>.<text:span text:style-name="T70">ped</text:span></text:p>
      <text:p text:style-name="P235"><text:soft-page-break/>Parameters:</text:p>
      <text:p text:style-name="P164">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0">The pedigree file to process, may be PED or VCF, use '-' to read from stdin</text:span>.</text:p>
          </table:table-cell>
        </table:table-row>
      </table:table>
      <text:p text:style-name="P164">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0">keep-primary</text:span></text:p>
          </table:table-cell>
          <table:table-cell table:style-name="Table198.A1" office:value-type="string">
            <text:p text:style-name="P33"><text:span text:style-name="T70">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3">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0">vcf</text:span></text:p>
          </table:table-cell>
          <table:table-cell table:style-name="Table14.A1" office:value-type="string">
            <text:p text:style-name="P33"><text:span text:style-name="T70">Output pedigree in in the form of a VCF header rather than PED</text:span>.</text:p>
          </table:table-cell>
        </table:table-row>
      </table:table>
      <text:p text:style-name="P163">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5">Usage:</text:p>
      <text:p text:style-name="P119"><text:span text:style-name="T70">The </text:span><text:span text:style-name="Monospace">pedfilter</text:span><text:span text:style-name="T70"> comand can be used to perform manipulations on pedigree information and convert pedigree information between PED and VCF header format.</text:span></text:p>
      <text:p text:style-name="P120">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0">This command produces the pedigree output on stdout, which can be redirected to a file or another pipeline command as required.</text:p>
      <text:p text:style-name="P119"><text:span text:style-name="See_20_Also_20_Title">See also:</text:span> <text:span text:style-name="Monospace">family, population, </text:span><text:span text:style-name="Monospace"><text:span text:style-name="T70">mendelian, pedstats</text:span></text:span></text:p>
      <text:h text:style-name="P289" text:outline-level="3"><text:bookmark-start text:name="__RefHeading__24458_229859350"/><text:span text:style-name="T70">ped</text:span>stats<text:bookmark-end text:name="__RefHeading__24458_229859350"/></text:h>
      <text:p text:style-name="P235">Synopsis:</text:p>
      <text:p text:style-name="P120">Output information from pedigree files of various formats. </text:p>
      <text:p text:style-name="P235">Syntax:</text:p>
      <text:p text:style-name="P184">$ rtg <text:span text:style-name="T70">pedstats</text:span> [OPTION]... FILE</text:p>
      <text:p text:style-name="P235">Example:</text:p>
      <text:p text:style-name="P122">For a summary of pedigree information:</text:p>
      <text:p text:style-name="P186">$ rtg pedstats ceph_pedigree.ped</text:p>
      <text:p text:style-name="P185">Pedigree file: /data/ceph/ceph_pedigree.ped</text:p>
      <text:p text:style-name="P185"/>
      <text:p text:style-name="P185">Total samples: <text:s text:c="14"/>17</text:p>
      <text:p text:style-name="P185">Primary samples: <text:s text:c="12"/>17</text:p>
      <text:p text:style-name="P185">Male samples: <text:s text:c="16"/>9</text:p>
      <text:p text:style-name="P185"><text:soft-page-break/>Female samples: <text:s text:c="14"/>8</text:p>
      <text:p text:style-name="P185">Afflicted samples: <text:s text:c="11"/>0</text:p>
      <text:p text:style-name="P185">Founder samples: <text:s text:c="13"/>4</text:p>
      <text:p text:style-name="P185">Parent-child relationships: <text:s/>26</text:p>
      <text:p text:style-name="P185">Other relationships: <text:s text:c="9"/>0</text:p>
      <text:p text:style-name="P185">Families: <text:s text:c="20"/>3</text:p>
      <text:p text:style-name="Standard"><text:span text:style-name="T70">For quick pedigree visualization using</text:span> graphviz and ImageMagick<text:span text:style-name="T70">, use a command-line such as:</text:span></text:p>
      <text:p text:style-name="P192">$ dot -Tpng &lt;(rtg pedstats --dot "A Title" mypedigree.ped) | display -</text:p>
      <text:p text:style-name="P120">For a larger pedigree:</text:p>
      <text:p text:style-name="P193">$ dot -Tpdf -o mypedigree.pdf &lt;(rtg pedstats --dot "Study" mypedigree.ped)</text:p>
      <text:p text:style-name="Standard">To output a list of all <text:span text:style-name="T74">founders</text:span>:</text:p>
      <text:p text:style-name="P187">$ rtg pedstats --founder-ids ceph_pedigree.ped</text:p>
      <text:p text:style-name="P187">NA12889</text:p>
      <text:p text:style-name="P187">NA12890</text:p>
      <text:p text:style-name="P187">NA12891</text:p>
      <text:p text:style-name="P187">NA12892</text:p>
      <text:p text:style-name="P235">Parameters:</text:p>
      <text:p text:style-name="P166">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5">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5">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5">Usage:</text:p>
      <text:p text:style-name="P119">Used <text:span text:style-name="T73">to </text:span>show <text:span text:style-name="T73">pedigree summary statistics or select groups of individual Ids</text:span>. <text:span text:style-name="T74">In particular, it is possible to generate a simple pedigree visualization.</text:span></text:p>
      <text:p text:style-name="P121"><text:soft-page-break/>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4">stats</text:span></text:span> command <text:span text:style-name="T74">can also take these VCFs as input</text:span>.</text:p>
      <text:p text:style-name="P119"><text:span text:style-name="See_20_Also_20_Title">See also:</text:span> <text:span text:style-name="Monospace">family, population, </text:span><text:span text:style-name="Monospace"><text:span text:style-name="T71">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3">to </text:span>show some simple information about the AVR model, <text:span text:style-name="T74">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71"> and</text:span> <text:span text:style-name="Monospace">vcfeval</text:span> ROC data files, either to an image, or <text:span text:style-name="T61">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ext:soft-page-break/>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1">the ROC files produced by </text:span><text:span text:style-name="Monospace">readsimeval</text:span><text:span text:style-name="T71">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Standard"><text:span text:style-name="See_20_Also_20_Title">See also:</text:span> <text:span text:style-name="Monospace">readsimeval</text:span><text:span text:style-name="T71">, </text:span><text:span text:style-name="Monospace">vcfeval</text:span></text:p>
      <text:section text:style-name="Sect2" text:name="Command-taxish" text:condition="ooow:RTG_PRODUCT==&quot;RTG Tools&quot;" text:display="condition">
        <text:h text:style-name="P290" text:outline-level="3"><text:bookmark-start text:name="__RefHeading__24460_229859350"/>ncbi2tax<text:bookmark-end text:name="__RefHeading__24460_229859350"/></text:h>
        <text:p text:style-name="P237">Synopsis:</text:p>
        <text:p text:style-name="P127"><text:span text:style-name="T102">Converts the NCBI taxonomy into an RTG taxonomy for use in species database construction</text:span>.</text:p>
        <text:p text:style-name="P237">Syntax:</text:p>
        <text:p text:style-name="P189">$ rtg <text:span text:style-name="T102">ncbi2tax [OPTION]... DIR</text:span></text:p>
        <text:p text:style-name="P237">Example:</text:p>
        <text:p text:style-name="P189">$ rtg <text:span text:style-name="T102">ncbi2tax ncbitaxdir &gt;rtg_taxonomy.tsv</text:span></text:p>
        <text:p text:style-name="P237">Parameters:</text:p>
        <text:p text:style-name="P169">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2">Directory containing the NCBI taxonomy dump</text:span>.</text:p>
            </table:table-cell>
          </table:table-row>
        </table:table>
        <text:p text:style-name="P169">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37"><text:soft-page-break/>Usage:</text:p>
        <text:p text:style-name="P127">Used to <text:span text:style-name="T102">create an RTG taxonomy file from an NCBI taxonomy dump. The resulting taxonomy TSV file can be directly filtered with the </text:span><text:span text:style-name="Monospace">taxfilter</text:span><text:span text:style-name="T102"> command prior to creating a species reference SDF according to project needs.</text:span></text:p>
        <text:p text:style-name="P128"><text:span text:style-name="T103">For more information on the RTG taxonomy format, and the associated sequence to taxon mapping file needed to create a species reference SDF, see Section </text:span><text:span text:style-name="T103"><text:bookmark-ref text:reference-format="number" text:ref-name="__RefHeading__10796_1889221684">6.4</text:bookmark-ref></text:span><text:span text:style-name="T103"> </text:span><text:span text:style-name="T4">RTG taxonomic reference file format</text:span><text:span text:style-name="T103">.</text:span></text:p>
        <text:p text:style-name="P127"><text:span text:style-name="See_20_Also_20_Title">See also:</text:span> <text:span text:style-name="Monospace"><text:span text:style-name="T80">format</text:span></text:span><text:span text:style-name="Monospace">, species, </text:span><text:span text:style-name="Monospace"><text:span text:style-name="T103">taxfilter, </text:span></text:span><text:span text:style-name="Monospace">taxstats</text:span></text:p>
        <text:h text:style-name="P291" text:outline-level="3"><text:bookmark-start text:name="__RefHeading__26295_1198830536"/>taxfilter<text:bookmark-end text:name="__RefHeading__26295_1198830536"/></text:h>
        <text:p text:style-name="P239">Synopsis:</text:p>
        <text:p text:style-name="P143">P<text:span text:style-name="T80">rovides filtering of a metagenomic reference database taxonomy.</text:span>.</text:p>
        <text:p text:style-name="P239">Syntax:</text:p>
        <text:p text:style-name="P200">$ rtg <text:span text:style-name="T80">taxfilter [OPTION]... -i FILE -o FILE</text:span></text:p>
        <text:p text:style-name="P239">Example:</text:p>
        <text:p text:style-name="P200">$ rtg <text:span text:style-name="T80">taxfilter -P -i species-full.sdf -o species-pruned.sdf</text:span></text:p>
        <text:p text:style-name="P239">Parameters:</text:p>
        <text:p text:style-name="P172">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0">i</text:span></text:p>
            </table:table-cell>
            <table:table-cell table:style-name="Table238.A1" office:value-type="string">
              <text:p text:style-name="P53">--input=FILE</text:p>
            </table:table-cell>
            <table:table-cell table:style-name="Table238.A1" office:value-type="string">
              <text:p text:style-name="P39"><text:span text:style-name="T80">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0">Filename for output TSV or SDF</text:span>.</text:p>
            </table:table-cell>
          </table:table-row>
        </table:table>
        <text:p text:style-name="P173">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0">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0">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2">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39"><text:soft-page-break/>Usage:</text:p>
        <text:p text:style-name="P143">Used to <text:span text:style-name="T80">manage metagenomic species reference taxonomies and associated reference species SDF, primarily to allow redundancy reduction and extraction of a subset of the database according to project needs.</text:span></text:p>
        <text:p text:style-name="P129">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1">The taxfilter command allows pruning of the taxonomy to just the section of interest using the </text:span><text:span text:style-name="Monospace">--remove</text:span><text:span text:style-name="T81"> and </text:span><text:span text:style-name="Monospace">--subset</text:span><text:span text:style-name="T81"> options.</text:span></text:p>
        <text:p text:style-name="P132">It is also often the case that ranks have not been fully assigne<text:span text:style-name="T82">d</text:span> for each node in the taxonomic structure. The <text:span text:style-name="Monospace">--rename-norank</text:span> option allows manual rank assignment for any of these nodes for which rank information can be obtained via other means, such as manual curation.</text:p>
        <text:p text:style-name="P129">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3"><text:span text:style-name="See_20_Also_20_Title">See also:</text:span> <text:span text:style-name="Monospace"><text:span text:style-name="T80">format</text:span></text:span><text:span text:style-name="Monospace">, species, taxstats</text:span></text:p>
        <text:h text:style-name="P291" text:outline-level="3"><text:bookmark-start text:name="__RefHeading__24462_229859350"/>tax<text:span text:style-name="T81">stats</text:span><text:bookmark-end text:name="__RefHeading__24462_229859350"/></text:h>
        <text:p text:style-name="P238">Synopsis:</text:p>
        <text:p text:style-name="P130"><text:span text:style-name="T81">Summarize and perform a verification of taxonomy and sequence information within a metagenomic species reference SDF</text:span>.</text:p>
        <text:p text:style-name="P238">Syntax:</text:p>
        <text:p text:style-name="P190">$ rtg <text:span text:style-name="T80">taxstats [OPTION]... SDF</text:span></text:p>
        <text:p text:style-name="P238">Example:</text:p>
        <text:p text:style-name="P190">$ rtg <text:span text:style-name="T80">taxstats species-full.sdf</text:span></text:p>
        <text:p text:style-name="P191">Warning: 340 nodes have no rank</text:p>
        <text:p text:style-name="P191">214 nodes with no rank are internal nodes</text:p>
        <text:p text:style-name="P191">126 nodes with no rank are leaf nodes</text:p>
        <text:p text:style-name="P191">126 nodes with no rank have sequences attached</text:p>
        <text:p text:style-name="P191">TREE STATS</text:p>
        <text:p text:style-name="P191">internal nodes: 3724</text:p>
        <text:p text:style-name="P191">leaf nodes: <text:s text:c="4"/>5183</text:p>
        <text:p text:style-name="P191">total nodes: <text:s text:c="3"/>8907</text:p>
        <text:p text:style-name="P191"/>
        <text:p text:style-name="P191">RANK COUNTS</text:p>
        <text:p text:style-name="P191">rank <text:s text:c="12"/>internal leaf total</text:p>
        <text:p text:style-name="P191">class <text:s text:c="17"/>58 <text:s text:c="3"/>0 <text:s text:c="3"/>58</text:p>
        <text:p text:style-name="P191">family <text:s text:c="15"/>300 <text:s text:c="3"/>0 <text:s text:c="2"/>300</text:p>
        <text:p text:style-name="P191">genus <text:s text:c="16"/>940 <text:s text:c="3"/>1 <text:s text:c="2"/>941</text:p>
        <text:p text:style-name="P191">no rank <text:s text:c="14"/>214 <text:s/>126 <text:s text:c="2"/>340</text:p>
        <text:p text:style-name="P191">order <text:s text:c="16"/>127 <text:s text:c="3"/>0 <text:s text:c="2"/>127</text:p>
        <text:p text:style-name="P191">phylum <text:s text:c="16"/>34 <text:s text:c="3"/>0 <text:s text:c="3"/>34</text:p>
        <text:p text:style-name="P191">species <text:s text:c="13"/>1709 1703 <text:s/>3412</text:p>
        <text:p text:style-name="P191">species group <text:s text:c="9"/>34 <text:s text:c="3"/>0 <text:s text:c="3"/>34</text:p>
        <text:p text:style-name="P191">species subgroup <text:s text:c="7"/>7 <text:s text:c="3"/>0 <text:s text:c="4"/>7</text:p>
        <text:p text:style-name="P191">strain <text:s text:c="15"/>146 3347 <text:s/>3493</text:p>
        <text:p text:style-name="P191">subclass <text:s text:c="15"/>5 <text:s text:c="3"/>0 <text:s text:c="4"/>5</text:p>
        <text:p text:style-name="P191">subfamily <text:s text:c="13"/>17 <text:s text:c="3"/>0 <text:s text:c="3"/>17</text:p>
        <text:p text:style-name="P191"><text:soft-page-break/>subgenus <text:s text:c="15"/>1 <text:s text:c="3"/>0 <text:s text:c="4"/>1</text:p>
        <text:p text:style-name="P191">suborder <text:s text:c="14"/>19 <text:s text:c="3"/>0 <text:s text:c="3"/>19</text:p>
        <text:p text:style-name="P191">subphylum <text:s text:c="14"/>1 <text:s text:c="3"/>0 <text:s text:c="4"/>1</text:p>
        <text:p text:style-name="P191">subspecies <text:s text:c="11"/>104 <text:s text:c="3"/>6 <text:s text:c="2"/>110</text:p>
        <text:p text:style-name="P191">superkingdom <text:s text:c="11"/>3 <text:s text:c="3"/>0 <text:s text:c="4"/>3</text:p>
        <text:p text:style-name="P191">superphylum <text:s text:c="12"/>3 <text:s text:c="3"/>0 <text:s text:c="4"/>3</text:p>
        <text:p text:style-name="P191">tribe <text:s text:c="18"/>2 <text:s text:c="3"/>0 <text:s text:c="4"/>2</text:p>
        <text:p text:style-name="P191">TOTAL <text:s text:c="15"/>3724 5183 <text:s/>8907</text:p>
        <text:p text:style-name="P191"/>
        <text:p text:style-name="P191">SEQUENCE LOOKUP STATS</text:p>
        <text:p text:style-name="P191">total sequences: <text:s text:c="10"/>309367</text:p>
        <text:p text:style-name="P191">unique taxon ids: <text:s text:c="11"/>5183</text:p>
        <text:p text:style-name="P191">taxon ids in taxonomy: <text:s text:c="6"/>5183</text:p>
        <text:p text:style-name="P191">taxon ids not in taxonomy: <text:s text:c="5"/>0</text:p>
        <text:p text:style-name="P191">internal nodes: <text:s text:c="16"/>0</text:p>
        <text:p text:style-name="P191">leaf nodes: <text:s text:c="17"/>5183</text:p>
        <text:p text:style-name="P191">no rank nodes: <text:s text:c="15"/>126</text:p>
        <text:p text:style-name="P238">Parameters:</text:p>
        <text:p text:style-name="P170">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1">SDF to verify the taxonomy information for</text:span>.</text:p>
            </table:table-cell>
          </table:table-row>
        </table:table>
        <text:p text:style-name="P171">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1">List details of sequences attached to internal nodes of the taxonomy</text:span>.</text:p>
            </table:table-cell>
          </table:table-row>
        </table:table>
        <text:p text:style-name="P170">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38">Usage:</text:p>
        <text:p text:style-name="P131">The taxstats command outputs statistics regarding the contents of a metagenomic species reference database, in order to indicate the number of members of each rank, and how many have sequence information contained within the database.</text:p>
        <text:p text:style-name="P131">Any discrepancies found within the database will be issued as warnings.</text:p>
        <text:p text:style-name="P130"><text:span text:style-name="See_20_Also_20_Title">See also:</text:span> <text:span text:style-name="Monospace"><text:span text:style-name="T80">format</text:span></text:span><text:span text:style-name="Monospace">, species, tax</text:span><text:span text:style-name="Monospace"><text:span text:style-name="T81">filter</text:span></text:span></text:p>
        <text:h text:style-name="P292"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text:soft-page-break/>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0">Core 3.4</text:span></text:p>
      <text:p text:style-name="Command_20_Line">Core Version: v3.<text:span text:style-name="T120">4</text:span> build 4586490 (201<text:span text:style-name="T120">4</text:span>-<text:span text:style-name="T120">1</text:span>2-04)</text:p>
      <text:p text:style-name="Command_20_Line">RAM: 3.5GB of 3.8GB RAM can be used by RTG (91%)</text:p>
      <text:p text:style-name="Command_20_Line">License: Expires on 201<text:span text:style-name="T120">5</text:span>-03-30</text:p>
      <text:p text:style-name="P204">Contact: support@realtimegenomics.com</text:p>
      <text:p text:style-name="P204"/>
      <text:p text:style-name="P204">Patents / Patents pending:</text:p>
      <text:p text:style-name="P204">US: 7,640,256, 13/129,329, 13/681,046, 13/681,215, 13/848,653, 13/925,704, 14/015,295, 13/971,654, 13/971,630, 14/564,810</text:p>
      <text:p text:style-name="P204">UK: 1222923.3, 1222921.7, 1304502.6, 1311209.9, 1314888.7, 1314908.3</text:p>
      <text:p text:style-name="P204">New Zealand: 626777, 626783, 615491, 614897, 614560</text:p>
      <text:p text:style-name="P204">Australia: 2005255348, Singapore: 128254</text:p>
      <text:p text:style-name="P204"/>
      <text:p text:style-name="P204">Citation:</text:p>
      <text:p text:style-name="P204">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4"/>
      <text:p text:style-name="P204">(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oft-page-break/><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1">main </text:span>rtg <text:span text:style-name="T61">command</text:span> as well as individual RTG commands.</text:p>
      <text:p text:style-name="Standard"><text:span text:style-name="See_20_Also_20_Title">See also:</text:span> <text:span text:style-name="Monospace">license, version</text:span></text:p>
      <text:p text:style-name="P229"/>
      <text:section text:style-name="Sect2" text:name="Baselines" text:condition="ooow:RTG_PRODUCT==&quot;RTG Tools&quot;" text:display="condition">
        <text:h text:style-name="P278"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6">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6">automatic </text:span>sex-aware calling capabilities which <text:span text:style-name="T93">are</text:span> described in Section <text:bookmark-ref text:reference-format="number" text:ref-name="__RefHeading__2704_1889221684">3.5</text:bookmark-ref>, <text:span text:style-name="T93">or joint variant calling capabilities which are described in Section </text:span><text:span text:style-name="T93"><text:bookmark-ref text:reference-format="number" text:ref-name="__RefHeading__2712_1889221684">3.6</text:bookmark-ref></text:span><text:span text:style-name="T93"> and Section </text:span><text:span text:style-name="T93"><text:bookmark-ref text:reference-format="number" text:ref-name="__RefHeading__2718_1889221684">3.7</text:bookmark-ref></text:span><text:span text:style-name="T93">.</text:span></text:p>
        <text:p text:style-name="Command_20_Synopsis_20_Heading">Data</text:p>
        <text:p text:style-name="P103">The baseline uses actual data <text:span text:style-name="T126">downloaded</text:span> from National Center for Biotechnology Information (NCBI) databases. The reference sequence is human build 37 (hg19, Feb 2009) downloaded from <text:span text:style-name="Internet_20_link">ftp://hgdownload.cse.ucsc.edu/goldenPath/hg19/chromosomes/</text:span>.</text:p>
        <text:p text:style-name="P103">The paired end read data comes from a human genome sequencing of an African female (Yoruba) individual (HapMap: NA19240). This data can be found in the NCBI Short Read Archive (SRA).</text:p>
        <text:p text:style-name="P214">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18">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5">$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3"/>
        <text:h text:style-name="Heading_20_3" text:outline-level="3"><text:bookmark-start text:name="__RefHeading__2680_1889221684"/>Task 1 - Format reference data <text:bookmark-end text:name="__RefHeading__2680_1889221684"/></text:h>
        <text:p text:style-name="P103">RTG tools require a conversion of reference genome from FASTA files into the RTG SDF format. This task will be completed with the format command. The conversion will create an SDF directory containing the reference genome.</text:p>
        <text:p text:style-name="P103">For snp calling and cnv analysis, the reference genome employed must have chromosome-based coordinates (as opposed to contig-based coordinates), such as hg18 or GRCh37/hg19.</text:p>
        <text:p text:style-name="P103">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89"><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09">RTG <text:span text:style-name="T99">mapping </text:span>tools <text:span text:style-name="T99">accept input read sequence data either in the RTG SDF format or other common sequence formats such as FASTA, FASTQ, or SAM/BAM. There are pros and cons as to whether to perform an initial format of the read sequence data to RTG SDF:</text:span></text:p>
        <text:list xml:id="list8133193108435196707" text:style-name="L9">
          <text:list-item>
            <text:p text:style-name="P261"><text:span text:style-name="T100">Pre-formatting</text:span> requires an extra one-off workflow step (the <text:span text:style-name="Monospace">format</text:span> command), whereas native input file formats are directly accepted by many RTG commands.</text:p>
          </text:list-item>
          <text:list-item>
            <text:p text:style-name="P261"><text:soft-page-break/><text:span text:style-name="T100">Pre-formatting</text:span> requires extra disk space for the <text:span text:style-name="T100">SDF</text:span> (although these can be deleted after processing if required).</text:p>
          </text:list-item>
          <text:list-item>
            <text:p text:style-name="P261"><text:span text:style-name="T100">With pre-formatting, d</text:span>ecompression, parsing and error checking raw files is carried out once, <text:span text:style-name="T100">whereas native formats require this processing each time.</text:span></text:p>
          </text:list-item>
          <text:list-item>
            <text:p text:style-name="P261"><text:span text:style-name="T100">Pre-formatting p</text:span>ermits random access to individual sequences or blocks of sequences, <text:span text:style-name="T100">whereas with native formats, the whole file up to the region of interest must also be decompressed, and parsed.</text:span></text:p>
          </text:list-item>
          <text:list-item>
            <text:p text:style-name="P261"><text:span text:style-name="T100">Pre-formatting permits loading of sequence data, sequence names, and sequence quality values independently, allowing reduced RAM use during mapping</text:span> </text:p>
          </text:list-item>
        </text:list>
        <text:p text:style-name="P142">Thus, pre-formatting read sequence data can result in lower overall resource requirements (and faster throughput) than processing native file formats directly.</text:p>
        <text:p text:style-name="P109"><text:span text:style-name="T99">In this example we will be</text:span> conver<text:span text:style-name="T99">ting</text:span> read sequence data from FASTA or FASTQ files into the RTG SDF format. This task will be completed with the <text:span text:style-name="Monospace">format</text:span> commands. The conversion will create one or more SDF directories for the reads.</text:p>
        <text:p text:style-name="P103">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3">This creates a directory named SRR002978 with two subdirectories, named left and right. Use the <text:span text:style-name="Monospace">sdfstats</text:span> command to verify this step.</text:p>
        <text:p text:style-name="Command_20_Line">$ rtg sdfstats sample_NA19240/SRR002978</text:p>
        <text:p text:style-name="P103">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89">, </text:span>and <text:span text:style-name="Monospace">somatic</text:span>. The header should specify at least the ID, SM and PL fields for the read group. For more details see <text:span text:style-name="T89">Section </text:span><text:span text:style-name="T89"><text:bookmark-ref text:reference-format="number" text:ref-name="__RefHeading__10792_1889221684">6.2</text:bookmark-ref></text:span><text:span text:style-name="T89"> </text:span><text:span text:style-name="T2">Using SAM/BAM Read Groups in RTG map</text:span>.</text:p>
        <text:p text:style-name="P103">If the tracking information is not specified when formatting the reads, it can be set during mapping instead using the <text:span text:style-name="Monospace">--sam-rg</text:span> flag.</text:p>
        <text:p text:style-name="P103">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3">Map the sequence reads against the human reference genome to generate alignments in the BAM format (Binary Sequence Alignment/Map file format). </text:p>
        <text:p text:style-name="P103">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3">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3">By default, the map command will report all mated pairs and unmated reads that map to the reference genome.</text:p>
        <text:p text:style-name="Command_20_Line">$ rtg map -i sample_NA19240/SRR002978 -t hg19 -o map_sample_NA19240/SRR002978</text:p>
        <text:p text:style-name="P103">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89">regarding coverage and error rates </text:span>which <text:span text:style-name="T89">help to</text:span> provide more accurate variant calling.</text:p>
        <text:p text:style-name="P103">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3">Note that each of these runs can be executed independently of the others. This allows parallel processing in a compute cluster that can reduce wall clock time.</text:p>
        <text:p text:style-name="P103">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3">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3">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3">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7">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3">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3">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3">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3">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38">The <text:span text:style-name="Monospace">coverage</text:span> command also creates a <text:span text:style-name="T90">simple</text:span> HTML summary report <text:span text:style-name="T90">containing graphs of the depth of coverage distribution and cumulative depth of coverage. This can be viewed in your web browser. For example:</text:span></text:p>
        <text:p text:style-name="Command_20_Line">$ firefox <text:span text:style-name="T90">cov</text:span>_sample_NA19240/index.html</text:p>
        <text:h text:style-name="Heading_20_3" text:outline-level="3"><text:bookmark-start text:name="__RefHeading__2690_1889221684"/>Task 6 - Call sequence variants<text:bookmark-end text:name="__RefHeading__2690_1889221684"/></text:h>
        <text:p text:style-name="P103">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3">This example takes all available BAM files for the sample and calls SNP, MNP and indel sequence variants.</text:p>
        <text:p text:style-name="Command_20_Line">$ rtg snp -o snp_sample_NA19240 -t hg19 -I sample_NA19240-bam-files</text:p>
        <text:p text:style-name="P103">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0">t</text:span> models, and includes tools for building custom AVR models. See Section <text:bookmark-ref text:reference-format="number" text:ref-name="__RefHeading__10702_1889221684">3.10</text:bookmark-ref> for more information on building custom models.</text:p>
        <text:p text:style-name="P103">The <text:span text:style-name="Monospace">snp</text:span> command will output variant call summary information upon completion, and this is also available in the output directory in the file <text:span text:style-name="Monospace">summary.txt</text:span>.</text:p>
        <text:p text:style-name="P103">One can quickly view and process the resulting compressed output file with the <text:span text:style-name="Monospace">zless</text:span> shell command.</text:p>
        <text:p text:style-name="Command_20_Line">$ zless -S snp_sample_NA19240/snps.vcf.gz</text:p>
        <text:p text:style-name="P103">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3">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3">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3">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3"><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3">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3">With two genome samples, one can compare the relative depth of coverage by region to identify copy number variation ratios that may indicate structural variation. </text:p>
        <text:p text:style-name="P103">For a second genome called <text:span text:style-name="Monospace">sample2</text:span>, repeat tasks 2 through 6 with a related read data set. For example, you might have two samples from a cancer patient, one from a germline cell and another from a tumor.</text:p>
        <text:p text:style-name="P103">Run the cnv command with the default bucket size of 100, this is the number of nucleotides for which to average the coverage.</text:p>
        <text:p text:style-name="Command_20_Line">$ rtg cnv -o cnv_s1_s2 -I sample1-map-files -J sample2-map-files</text:p>
        <text:p text:style-name="P103">View the resulting output as a set of records that show cnv ration at locations across the genome, where the locations are defined by the bucket size.</text:p>
        <text:p text:style-name="Command_20_Line">$ zless cnv_s1_/cnv.txt.gz</text:p>
        <text:p text:style-name="P103">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1">Inc</text:span> reads<text:bookmark-end text:name="__RefHeading__2694_1889221684"/></text:h>
        <text:p text:style-name="P103">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4">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19">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6">cg2sdf</text:span></text:span><text:span text:style-name="Monospace"><text:line-break/></text:span><text:span text:style-name="Monospace"><text:span text:style-name="T25">$ rtg sdfstats</text:span></text:span></text:p>
            </table:table-cell>
            <table:table-cell table:style-name="Table19.B2" office:value-type="string">
              <text:p text:style-name="P67">Convert read sequence from <text:span text:style-name="T26">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6">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3">Variant detection requires a conversion of read sequence data from CG files into the RTG SDF format. This task will be completed <text:span text:style-name="Monospace">cg2sdf</text:span>. The conversion will create one or more SDF directories for the reads.</text:p>
        <text:p text:style-name="P103"><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3">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3">Map the sequence reads against the reference genome to generate alignments in the BAM format (Binary Sequence Alignment/Map file format).</text:p>
        <text:p text:style-name="P103">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3">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3">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3">It is also recommended to supply the BED file describing the exome regions during variant calling to filter the output produced to be within the exome regions. <text:span text:style-name="T91">There are two approaches here. The first is to instruct the variant caller to only perform variant calling at sites within the exome regions by supplying the </text:span><text:span text:style-name="Monospace">--bed-regions</text:span><text:span text:style-name="T91"> option:</text:span></text:p>
        <text:p text:style-name="P194">$ rtg snp –bed-<text:span text:style-name="T91">regions</text:span> exome-regions.bed -o snp_sample_NA19240 -t hg19 -I sample_NA19240-bam-files</text:p>
        <text:p text:style-name="Standard">This approach is computationally more efficient. <text:span text:style-name="T91">However, i</text:span>f calls at off-target sites are potentially of interest, <text:span text:style-name="T91">a second approach is to call variants at all sites but</text:span> automatically <text:span text:style-name="T91">filter</text:span> <text:span text:style-name="T91">variants </text:span>as being off-target in the VCF FILTER field <text:span text:style-name="T91">by using the </text:span><text:span text:style-name="Monospace">--filter-bed</text:span><text:span text:style-name="T91"> option</text:span>:</text:p>
        <text:p text:style-name="P194">$ rtg snp --filter-bed exome-regions.bed -o snp_sample_NA19240 -t hg19 -I sample_NA19240-bam-files</text:p>
        <text:p text:style-name="P103"><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3">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3">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3">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3">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3">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1">Section </text:span><text:span text:style-name="T91"><text:bookmark-ref text:reference-format="number" text:ref-name="__RefHeading__2712_1889221684">3.6</text:bookmark-ref></text:span> <text:span text:style-name="T2">Modifications to support joint family variant calling</text:span>.</text:p>
        <text:p text:style-name="P214">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19">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6">1</text:span><text:line-break/>Format <text:span text:style-name="T26">reference</text:span> data</text:p>
            </table:table-cell>
            <table:table-cell table:style-name="Table20.B2" office:value-type="string">
              <text:p text:style-name="P67"><text:span text:style-name="Monospace">$ rtg </text:span><text:span text:style-name="Monospace"><text:span text:style-name="T26">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6">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4"/>
        <text:h text:style-name="Heading_20_3" text:outline-level="3"><text:bookmark-start text:name="__RefHeading__2706_1889221684"/>Task 1 - Format reference data<text:bookmark-end text:name="__RefHeading__2706_1889221684"/></text:h>
        <text:p text:style-name="P103">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1">by copying an appropriate one of the examples provided in the </text:span><text:span text:style-name="Monospace">scripts</text:span><text:span text:style-name="T91"> subdirectory of the RTG distribution (in this case corresponding to hg19):</text:span></text:p>
        <text:p text:style-name="P195">$ cp /path/to/rtg/scripts/hg19.example.reference.txt hg19/reference.txt</text:p>
        <text:p text:style-name="Command_20_Line"/>
        <text:p text:style-name="Inline_20_Note_20_Start"><text:span text:style-name="Inline_20_Note_20_Title">NOTE:</text:span><text:span text:style-name="T26"><text:tab/></text:span>If your reference genome is for a species other than human or if it uses different chromosome naming conventions, the <text:span text:style-name="Monospace">reference.txt</text:span> file you create will need to be adjusted. See <text:span text:style-name="T91">Section </text:span><text:span text:style-name="T91"><text:bookmark-ref text:reference-format="number" text:ref-name="__RefHeading__10794_1889221684">6.3</text:bookmark-ref></text:span><text:span text:style-name="T91"> </text:span><text:span text:style-name="T2">RTG reference file format</text:span> for more information about the <text:span text:style-name="Monospace">reference.txt</text:span> file format.</text:p>
        <text:p text:style-name="P103">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3"><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3">The only alteration to mapping is that the sex of the individual should be specified using the <text:span text:style-name="Monospace">--sex</text:span> flag <text:span text:style-name="T92">(or the </text:span><text:span text:style-name="Monospace">--pedigree</text:span><text:span text:style-name="T92">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6">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2"><text:tab/>When performing many mapping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3" text:outline-level="3"><text:bookmark-start text:name="__RefHeading__2710_1889221684"/>Task 6 - Call sequence variants<text:bookmark-end text:name="__RefHeading__2710_1889221684"/></text:h>
        <text:p text:style-name="P103">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3">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3">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3">RTG <text:span text:style-name="T27">also</text:span> support<text:span text:style-name="T27">s</text:span> automatic handling of pseudoautosomal regions and will produce haploid <text:span text:style-name="T27">or diploid</text:span> calls <text:span text:style-name="T27">within the X PAR</text:span> regions <text:span text:style-name="T27">as appropriate for the sex of the individual</text:span>.</text:p>
        <text:p text:style-name="P242"><text:span text:style-name="Inline_20_Note_20_Title">NOTE:</text:span><text:span text:style-name="T92"><text:tab/>When performing many </text:span><text:span text:style-name="Monospace">snp</text:span><text:span text:style-name="T92">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4">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0">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6">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28">family</text:span></text:span></text:p>
            </table:table-cell>
            <table:table-cell table:style-name="Table21.B3" office:value-type="string">
              <text:p text:style-name="P68">Perform sex-aware <text:span text:style-name="T28">joint </text:span>variant calls relative to the reference <text:span text:style-name="T28">on a mendelian family</text:span></text:p>
            </table:table-cell>
          </table:table-row>
        </table:table>
        <text:p text:style-name="P105"/>
        <text:h text:style-name="Heading_20_3" text:outline-level="3"><text:bookmark-start text:name="__RefHeading__2714_1889221684"/>Task 3 - Map reads to the reference genome<text:bookmark-end text:name="__RefHeading__2714_1889221684"/></text:h>
        <text:p text:style-name="P103">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3">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3">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3">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4">OTE</text:span></text:span><text:span text:style-name="Inline_20_Note_20_Title">:</text:span><text:tab/><text:span text:style-name="T94">Per-s</text:span>ample sex <text:span text:style-name="T94">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3">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8"> </text:span>The RTG <text:span text:style-name="Monospace">family</text:span> command currently only supports a basic family relationship of a mother, father and one or more children, either daughters or sons.</text:p>
        <text:p text:style-name="P103">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3">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3">Examining the <text:span text:style-name="Monospace">snps.vcf.gz</text:span> file in the output directory will show individual columns for the variants of each family member. For more details about the VCF output file see <text:span text:style-name="T93">Section </text:span><text:span text:style-name="T93"><text:bookmark-ref text:reference-format="number" text:ref-name="__RefHeading__10810_1889221684">6.7.3</text:bookmark-ref></text:span> <text:span text:style-name="T2">VCF output file description</text:span>.</text:p>
        <text:p text:style-name="P243"><text:span text:style-name="Inline_20_Note_20_Title">N</text:span><text:span text:style-name="Inline_20_Note_20_Title"><text:span text:style-name="T94">OTE</text:span></text:span><text:span text:style-name="Inline_20_Note_20_Title">:</text:span><text:tab/><text:span text:style-name="T94">Per-family relationship</text:span> <text:span text:style-name="T94">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4">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1">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6">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29">population</text:span></text:span></text:p>
            </table:table-cell>
            <table:table-cell table:style-name="Table22.B3" office:value-type="string">
              <text:p text:style-name="P69">Perform sex-aware <text:span text:style-name="T28">joint </text:span>variant calls relative to the reference <text:span text:style-name="T28">on a population</text:span></text:p>
            </table:table-cell>
          </table:table-row>
        </table:table>
        <text:h text:style-name="Heading_20_3" text:outline-level="3"><text:bookmark-start text:name="__RefHeading__10682_1889221684"/>Task <text:span text:style-name="T30">3</text:span> – <text:span text:style-name="T30">Map reads to the reference genome</text:span><text:bookmark-end text:name="__RefHeading__10682_1889221684"/></text:h>
        <text:p text:style-name="P103">For optimal results the mapping stage should be performed as described in <text:span text:style-name="T93">Section </text:span><text:span text:style-name="T93"><text:bookmark-ref text:reference-format="number" text:ref-name="__RefHeading__2684_1889221684">3.1.3</text:bookmark-ref></text:span><text:span text:style-name="T93">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39">RTG commands for mapping and variant calling multiple samples make use of a pedigree file specifying sample names, their sex, and any relations between them. <text:span text:style-name="T25">This is done by creating a PED format file containing information about the individual samples using a text editor. For example a PED file for the individuals NA19238, NA19239, NA19240 and </text:span>the unrelated <text:span text:style-name="T25">NA12878 might look like the following.</text:span></text:p>
        <text:p text:style-name="P196">$ cat population.ped</text:p>
        <text:p text:style-name="P196"/>
        <text:p text:style-name="P196"># PED format pedigree</text:p>
        <text:p text:style-name="P196"># fam-id <text:s text:c="2"/>ind-id <text:s text:c="2"/>pat-id <text:s text:c="2"/>mat-id <text:s text:c="2"/>sex <text:s text:c="2"/>phen</text:p>
        <text:p text:style-name="P196"><text:s text:c="2"/>FAM01 <text:s text:c="3"/>NA19238 <text:s/>0 <text:s text:c="7"/>0 <text:s text:c="7"/>2 <text:s text:c="4"/>0</text:p>
        <text:p text:style-name="P196"><text:s text:c="2"/>FAM01 <text:s text:c="3"/>NA19239 <text:s/>0 <text:s text:c="7"/>0 <text:s text:c="7"/>1 <text:s text:c="4"/>0</text:p>
        <text:p text:style-name="P196"><text:s text:c="2"/>FAM01 <text:s text:c="3"/>NA19240 <text:s/>NA19239 <text:s/>NA19238 <text:s/>2 <text:s text:c="4"/>0</text:p>
        <text:p text:style-name="P196"><text:s text:c="2"/>0 <text:s text:c="7"/>NA12878 <text:s/>0 <text:s text:c="7"/>0 <text:s text:c="7"/>2 <text:s text:c="4"/>0</text:p>
        <text:p text:style-name="P140"><text:span text:style-name="T94">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7">For more information about the PED file format see <text:span text:style-name="T94">Section </text:span><text:span text:style-name="T94"><text:bookmark-ref text:reference-format="number" text:ref-name="__RefHeading__10802_1889221684">6.5</text:bookmark-ref></text:span> <text:span text:style-name="T2">Pedigree PED input file format</text:span>.</text:p>
        <text:p text:style-name="P103">For example when mapping the individuals NA19238, NA19239, NA19240 and NA12878, we <text:span text:style-name="T93">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3">pedigree population.ped</text:span></text:p>
        <text:p text:style-name="P103">For <text:span text:style-name="T94">sample</text:span> NA19239:</text:p>
        <text:p text:style-name="Command_20_Line">$ mkdir map_sample_NA19239</text:p>
        <text:p text:style-name="Command_20_Line">$ rtg map -i sample_NA19239/SRR002879 -t hg19</text:p>
        <text:p text:style-name="P196"><text:s text:c="4"/>-o map_sample_NA19239/SRR002879 --<text:span text:style-name="T93">pedigree population.ped</text:span></text:p>
        <text:p text:style-name="P103">For <text:span text:style-name="T94">sample </text:span>NA19240:</text:p>
        <text:p text:style-name="Command_20_Line">$ mkdir map_sample_NA19240</text:p>
        <text:p text:style-name="Command_20_Line">$ rtg map -i sample_NA19240/SRR002978 -t hg19</text:p>
        <text:p text:style-name="P197"><text:s text:c="4"/>-o map_sample_NA19240/SRR002978 --<text:span text:style-name="T93">pedigree population.ped</text:span></text:p>
        <text:p text:style-name="P103">And lastly for NA12878:</text:p>
        <text:p text:style-name="Command_20_Line">$ mkdir map_sample_NA12878</text:p>
        <text:p text:style-name="Command_20_Line">$ rtg map -i sample_NA12878/HS2000-907_85_5_1 -t hg19</text:p>
        <text:p text:style-name="P196"><text:s text:c="4"/>-o map_sample_NA12878/HS2000-907_85_5_1 --<text:span text:style-name="T93">pedigree population.ped</text:span></text:p>
        <text:h text:style-name="Heading_20_3" text:outline-level="3"><text:bookmark-start text:name="__RefHeading__10684_1889221684"/><text:soft-page-break/>Task 6 - Call sequence variants<text:bookmark-end text:name="__RefHeading__10684_1889221684"/></text:h>
        <text:p text:style-name="P103">The <text:span text:style-name="Monospace">population</text:span> command is invoked similarly to the <text:span text:style-name="Monospace">snp</text:span> command except you need to specify <text:span text:style-name="T95">the pedigree file containing </text:span>information about each sample and any relations between them. </text:p>
        <text:p text:style-name="P103">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3">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3">Examining the <text:span text:style-name="Monospace">snps.vcf.gz</text:span> file in the output directory will show individual columns for the variants of each member of the population.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3">To improve the accuracy of variant calling on new members of a population, a file containing the allele counts of the population’s known variants may be supplied. This information is used as an extra set of prior probabilities when making calls.</text:p>
        <text:p text:style-name="P103">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3">For this use case it is assumed that the following data is available:</text:p>
        <text:list xml:id="list6649236500728801512" text:style-name="L10">
          <text:list-item>
            <text:p text:style-name="P262"><text:span text:style-name="Monospace">/data/runs/20humans.vcf.gz</text:span> - output from a previous population command run on 20 humans from a population.</text:p>
          </text:list-item>
          <text:list-item>
            <text:p text:style-name="P262"><text:span text:style-name="Monospace">/data/reference/human_reference</text:span> - SDF containing the human reference sequences.</text:p>
          </text:list-item>
          <text:list-item>
            <text:p text:style-name="P262"><text:span text:style-name="Monospace">/data/mappings/new_human.txt</text:span> - text file containing a list of BAM files with the sequence alignments for the new member of the population.</text:p>
          </text:list-item>
        </text:list>
        <text:p text:style-name="P214">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2">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0">1</text:span><text:line-break/>Produce population priors file</text:p>
            </table:table-cell>
            <table:table-cell table:style-name="Table23.B2" office:value-type="string">
              <text:p text:style-name="P70"><text:span text:style-name="Monospace">$ rtg </text:span><text:span text:style-name="Monospace"><text:span text:style-name="T30">vcfannotate<text:line-break/>$ rtg vcfsubset</text:span></text:span></text:p>
            </table:table-cell>
            <table:table-cell table:style-name="Table23.B2" office:value-type="string">
              <text:p text:style-name="P70"><text:span text:style-name="T30">P</text:span>roduce a reusable set of population priors from an existing VCF file</text:p>
            </table:table-cell>
          </table:table-row>
          <table:table-row>
            <table:table-cell table:style-name="Table23.A3" office:value-type="string">
              <text:p text:style-name="P70">Task <text:span text:style-name="T30">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0">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3">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3">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3">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3">This output is block compressed and tabix indexed by default, which is necessary for the population priors input. There will be an additional file output called <text:span text:style-name="Monospace">20humans_priors.vcf.gz.tbi</text:span> which is the tabix index file.</text:p>
        <text:p text:style-name="P103">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3">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3">Use the following ordered steps to detect somatic variations between normal and <text:span text:style-name="T95">tumor</text:span> read samples.</text:p>
        <text:p text:style-name="P214">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2">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0">1</text:span><text:line-break/><text:soft-page-break/>Format reference data</text:p>
            </table:table-cell>
            <table:table-cell table:style-name="Table24.B2" office:value-type="string">
              <text:p text:style-name="P70"><text:span text:style-name="Monospace">$ rtg </text:span><text:span text:style-name="Monospace"><text:span text:style-name="T30">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0">2</text:span><text:line-break/>Format read data</text:p>
            </table:table-cell>
            <table:table-cell table:style-name="Table24.B2" office:value-type="string">
              <text:p text:style-name="P70"><text:span text:style-name="Monospace"><text:span text:style-name="T25">$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5">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3">Format the human reference data to RTG SDF using <text:span text:style-name="T95">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3">Format the normal and <text:span text:style-name="T95">tumor</text:span> sample read data sets to RTG SDF using <text:span text:style-name="T95">T</text:span>ask 2 of <text:span text:style-name="T2">RTG mapping and sequence variant detection</text:span>. <text:span text:style-name="T95">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198"><text:s text:c="7"/>--sam-rg "@RG\tID:<text:span text:style-name="T95">normal_</text:span>${lane_id}\tSM:<text:span text:style-name="T95">sm_normal</text:span>\tPL:ILLUMINA"</text:p>
        <text:p text:style-name="Command_20_Line">$ done</text:p>
        <text:p text:style-name="Command_20_Line"/>
        <text:p text:style-name="Command_20_Line">$ for ((i=1;i&lt;20;i++)); do </text:p>
        <text:p text:style-name="Command_20_Line">$ <text:s text:c="3"/>rtg format -f fastq -q solexa -o <text:span text:style-name="T95">tumor</text:span>_reads_${i}</text:p>
        <text:p text:style-name="Command_20_Line"><text:s text:c="7"/>-l /data/reads/<text:span text:style-name="T95">tumor</text:span>/${i}/reads_1.fq</text:p>
        <text:p text:style-name="Command_20_Line"><text:s text:c="7"/>-r /data/reads/<text:span text:style-name="T95">tumor</text:span>/${i}/reads_2.fq</text:p>
        <text:p text:style-name="P198"><text:s text:c="7"/>--sam-rg "@RG\tID:<text:span text:style-name="T95">tumor_</text:span>${lane_id}\tSM:<text:span text:style-name="T95">sm_tumor</text:span>\tPL:ILLUMINA"$ done</text:p>
        <text:h text:style-name="Heading_20_3" text:outline-level="3"><text:bookmark-start text:name="__RefHeading__10698_1889221684"/>Task 3 - Map reads against the reference genome<text:bookmark-end text:name="__RefHeading__10698_1889221684"/></text:h>
        <text:p text:style-name="P103">Map the normal and <text:span text:style-name="T95">tumor</text:span> sample reads against the reference genome using <text:span text:style-name="T95">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5">tumor</text:span> should have the same sample ID, but the sample ID should be different between the <text:span text:style-name="T95">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3">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5">tumor</text:span> sample using the <text:span text:style-name="Monospace">--contamination</text:span> flag.</text:p>
        <text:p text:style-name="Command_20_Line">$ rtg somatic -t hg19 -o somatic_out --derived sm_<text:span text:style-name="T95">tumor</text:span> </text:p>
        <text:p text:style-name="Command_20_Line"><text:s text:c="4"/>--original sm_normal --contamination 0.1</text:p>
        <text:p text:style-name="Command_20_Line"><text:s text:c="4"/>normal_map_*/alignments.bam <text:span text:style-name="T95">tumor</text:span>_map_*/alignments.bam</text:p>
        <text:p text:style-name="P103">Examining the <text:span text:style-name="Monospace">snps.vcf.gz</text:span> file in the output directory will show a column each for the variants of the normal and <text:span text:style-name="T95">tumor</text:span> samples and will contain variants where the <text:span text:style-name="T95">tumor</text:span> sample differs from the normal sample. <text:span text:style-name="T115">The somatic command stores information in the VCF FORMAT fields </text:span><text:span text:style-name="Monospace">NCS</text:span><text:span text:style-name="T115">, </text:span><text:span text:style-name="Monospace">SOMATIC</text:span><text:span text:style-name="T115">, </text:span><text:span text:style-name="Monospace">RSS,</text:span><text:span text:style-name="T115"> and </text:span><text:span text:style-name="Monospace">LOH</text:span><text:span text:style-name="T115">. </text:span>For more details about the VCF output file see <text:span text:style-name="T95">Section </text:span><text:span text:style-name="T95"><text:bookmark-ref text:reference-format="number" text:ref-name="__RefHeading__10810_1889221684">6.7.3</text:bookmark-ref></text:span><text:span text:style-name="T95">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3">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3">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3">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3">Apply default RTG AVR model:</text:p>
        <text:p text:style-name="Command_20_Line">$ rtg family --mother NA19238 --father NA19239 --daughter NA19240 -t hg19</text:p>
        <text:p text:style-name="Command_20_Line"><text:s text:c="4"/>-o trio_variants -I map_trio-bam-files</text:p>
        <text:p text:style-name="P103">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3">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3">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3">The training data needs to comprise both positive and negative examples. Ideally we would know exactly the truth status of each training example, but in reality this must be approximated by reference to some combination of baseline information.</text:p>
        <text:p text:style-name="P103">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3">Reference SDF on which variant calling was performed, in this example assumed to be an existing SDF containing the 1000 genomes build 37 phase 2 reference</text:p>
        <text:p text:style-name="P103">(<text:span text:style-name="Internet_20_link">ftp://ftp.1000genomes.ebi.ac.uk/vol1/ftp/technical/reference/phase2_reference_assembly_sequence/hs37d5.fa.gz</text:span>). For this example this will be called <text:span text:style-name="Monospace">/data/reference/1000g_v37_phase2</text:span>.</text:p>
        <text:p text:style-name="P103">The HAPMAP variants file from the Broad Institute data bundle</text:p>
        <text:p text:style-name="P103">(<text:span text:style-name="Internet_20_link">ftp://gsapubftp-anonymous@ftp.broadinstitute.org/bundle/2.5/b37/hapmap_3.3.b37.vcf.gz</text:span>). For this example this will be called <text:span text:style-name="Monospace">/data/hapmap_3.3.b37.vcf.gz</text:span>.</text:p>
        <text:p text:style-name="P103">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4">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3">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0">1</text:span><text:line-break/>Create training data</text:p>
            </table:table-cell>
            <table:table-cell table:style-name="Table25.B2" office:value-type="string">
              <text:p text:style-name="P71"><text:span text:style-name="Monospace"><text:span text:style-name="T25">$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0">2</text:span><text:line-break/>Build and check AVR model</text:p>
            </table:table-cell>
            <table:table-cell table:style-name="Table25.B2" office:value-type="string">
              <text:p text:style-name="P71"><text:span text:style-name="Monospace"><text:span text:style-name="T25">$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5">avrpredict<text:line-break/>$ rtg snp<text:line-break/>$ rtg family<text:line-break/></text:span></text:span><text:soft-page-break/><text:span text:style-name="Monospace"><text:span text:style-name="T25">$ rtg population</text:span></text:span></text:p>
            </table:table-cell>
            <table:table-cell table:style-name="Table25.B2" office:value-type="string">
              <text:p text:style-name="P71">To apply the AVR model to the existing output or to use it directly during variant <text:soft-page-break/>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5">$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3">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3">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3">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1">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3">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3">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3">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3">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3">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3">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3">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3">or, by just the model file name:</text:p>
        <text:p text:style-name="Command_20_Line">$ rtg snp --avr-model NA12878model.avr -o snp_sample_NA19240 -t hg19</text:p>
        <text:p text:style-name="Command_20_Line"><text:s text:c="4"/>--sex female -I sample_NA19240-map-files</text:p>
        <text:p text:style-name="P103">The AVR model directory will already contain the models prebuilt by RTG:</text:p>
        <text:list xml:id="list5442385940215572415" text:style-name="L11">
          <text:list-item>
            <text:p text:style-name="P263"><text:span text:style-name="Monospace">illumina-exome.avr</text:span> - model built from Illumina exome sequencing data. This model is the default model when running variant calling.</text:p>
          </text:list-item>
          <text:list-item>
            <text:p text:style-name="P263"><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63"><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97" text:outline-level="2"><text:bookmark-start text:name="__RefHeading__26863_229859350"/>RTG structural variant detection<text:bookmark-end text:name="__RefHeading__26863_229859350"/></text:h>
        <text:p text:style-name="P108">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15">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28">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0">1</text:span><text:line-break/>Format reference <text:span text:style-name="T33">and read</text:span> data</text:p>
            </table:table-cell>
            <table:table-cell table:style-name="Table27.B2" office:value-type="string">
              <text:p text:style-name="P77"><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7.B2" office:value-type="string">
              <text:p text:style-name="P77">Convert reference <text:span text:style-name="T33">and read </text:span>sequence from FASTA file to RTG Sequence Data Format (SDF)</text:p>
            </table:table-cell>
          </table:table-row>
          <table:table-row>
            <table:table-cell table:style-name="Table27.A2" office:value-type="string">
              <text:p text:style-name="P77">Task <text:span text:style-name="T30">2</text:span><text:line-break/>Map reads against a reference genome</text:p>
            </table:table-cell>
            <table:table-cell table:style-name="Table27.B2" office:value-type="string">
              <text:p text:style-name="P77"><text:span text:style-name="Monospace"><text:span text:style-name="T25">$ rtg map</text:span></text:span></text:p>
            </table:table-cell>
            <table:table-cell table:style-name="Table27.B2" office:value-type="string">
              <text:p text:style-name="P77">Generate read alignments against a given reference, and report in a BAM file for downstream analysis</text:p>
            </table:table-cell>
          </table:table-row>
          <text:soft-page-break/>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3">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5">$ rtg discord</text:span></text:span></text:p>
            </table:table-cell>
            <table:table-cell table:style-name="Table27.B5" office:value-type="string">
              <text:p text:style-name="P77">Process prepared mapping results to identify likely structural variant breakends</text:p>
            </table:table-cell>
          </table:table-row>
        </table:table>
        <text:h text:style-name="P293" text:outline-level="3"><text:bookmark-start text:name="__RefHeading__10740_1889221684"/>Task 1 - Format reference and read data<text:bookmark-end text:name="__RefHeading__10740_1889221684"/></text:h>
        <text:p text:style-name="P108">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293" text:outline-level="3"><text:bookmark-start text:name="__RefHeading__10742_1889221684"/>Task 2 - Map reads against a reference genome<text:bookmark-end text:name="__RefHeading__10742_1889221684"/></text:h>
        <text:p text:style-name="P108">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199">$ rtg map -i sample_NA19240/RG0022101 -t hg19 -o map_NA19240/RG0022101</text:p>
        <text:p text:style-name="P199"><text:s text:c="4"/>--sam-rg "@RG\tID:RG0022101\tSM:NA19240\tPL:ILLUMINA"</text:p>
        <text:p text:style-name="P108">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08">The structural variant callers require the read group statistics files to be supplied, so as with multiple BAM files, it is possible to create a text file listing the locations of all the required statistics files:</text:p>
        <text:p text:style-name="P199">$ find /partition2/map_sample_NA19240</text:p>
        <text:p text:style-name="P199"><text:s text:c="5"/>-name "rgstats.tsv" &gt; sample_NA19240-rgstats-files</text:p>
        <text:h text:style-name="P293" text:outline-level="3"><text:bookmark-start text:name="__RefHeading__10744_1889221684"/>Task 4 - Find structural variants with sv<text:bookmark-end text:name="__RefHeading__10744_1889221684"/></text:h>
        <text:p text:style-name="P108">Once <text:span text:style-name="T34">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199">$ rtg sv -t hg19 -o sample_NA19240-sv -I sample_NA19240-bam-files </text:p>
        <text:p text:style-name="P199"><text:s text:c="4"/>-R sample_NA19240-rgstats-files</text:p>
        <text:p text:style-name="P199"/>
        <text:p text:style-name="P199">$ ls -l sample_NA19240-sv</text:p>
        <text:p text:style-name="P199"><text:s text:c="6"/>30 Oct <text:s/>1 16:56 done</text:p>
        <text:p text:style-name="P199"><text:s text:c="3"/>15440 Oct <text:s/>1 16:56 progress</text:p>
        <text:p text:style-name="P199"><text:s text:c="7"/>0 Oct <text:s/>1 16:56 summary.txt</text:p>
        <text:p text:style-name="P199"><text:s text:c="2"/>122762 Oct <text:s/>1 16:56 sv_bayesian.tsv.gz</text:p>
        <text:p text:style-name="P199"><text:s text:c="4"/>9032 Oct <text:s/>1 16:56 sv.log</text:p>
        <text:p text:style-name="P108"><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15">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5">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5">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5">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5">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08">For convenience, the last column of the output file gives the index of the hypothesis with the maximum strength, to make it easier to identify regions where this changes for further investigation by the researcher.</text:p>
        <text:p text:style-name="P108">The <text:span text:style-name="Monospace">sv</text:span> command also supports calling on individual chromosomes (or regions within a chromosome) with the <text:span text:style-name="Monospace">--region</text:span> parameter, and this can be used to increase overall throughput.</text:p>
        <text:p text:style-name="P199">$ for seq in M 1..22 X Y; do</text:p>
        <text:p text:style-name="P199">$ <text:s text:c="2"/>rtg sv -o sv_sample_NA19240-chr"$seq" -t hg19 </text:p>
        <text:p text:style-name="P199"><text:s text:c="6"/>-I sample_NA19240-sam-files -R sample_NA19240-rgstats-files </text:p>
        <text:p text:style-name="P199"><text:s text:c="6"/>--region chr"$seq"</text:p>
        <text:p text:style-name="P199">$ done</text:p>
        <text:h text:style-name="P293" text:outline-level="3"><text:bookmark-start text:name="__RefHeading__10746_1889221684"/>Task 5 - Find structural variants with discord<text:bookmark-end text:name="__RefHeading__10746_1889221684"/></text:h>
        <text:p text:style-name="P108">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199">$rtg discord -t hg19 -o discord_sample_NA19240 </text:p>
        <text:p text:style-name="P199"><text:s text:c="3"/>-I sample_NA19240-bam-files -R sample_NA19240-rgstats-files --bed</text:p>
        <text:p text:style-name="P108"><text:soft-page-break/>As with <text:span text:style-name="Monospace">sv</text:span>, the <text:span text:style-name="Monospace">discord</text:span> command also supports using the <text:span text:style-name="Monospace">--region</text:span> flag:</text:p>
        <text:p text:style-name="P199">$ for seq in M 1..22 X Y; do</text:p>
        <text:p text:style-name="P199">$ <text:s text:c="2"/>rtg discord -o discord_sample_NA19240-chr"$seq" -t hg19 </text:p>
        <text:p text:style-name="P199"><text:s text:c="6"/>-I sample_NA19240-bam-files -R sample_NA19240-rgstats-files </text:p>
        <text:p text:style-name="P199"><text:s text:c="6"/>--region chr"$seq"</text:p>
        <text:p text:style-name="P199">$ done</text:p>
        <text:p text:style-name="P108">The default output is in VCF format, following the VCF 4.1 specification for breakends. However, as most third-party tools currently don’t support this type of VCF, it is also possible to output each breakend as a separate region in a BED file.</text:p>
        <text:h text:style-name="P297" text:outline-level="2"><text:bookmark-start text:name="__RefHeading__10712_1889221684"/>IonTorrent bacterial mapping and sequence variant detection<text:bookmark-end text:name="__RefHeading__10712_1889221684"/></text:h>
        <text:p text:style-name="P103">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4">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4">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0">1</text:span><text:line-break/>Format reference data</text:p>
            </table:table-cell>
            <table:table-cell table:style-name="Table26.B2" office:value-type="string">
              <text:p text:style-name="P72"><text:span text:style-name="Monospace">$ rtg </text:span><text:span text:style-name="Monospace"><text:span text:style-name="T30">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0">2</text:span><text:line-break/>Format read data</text:p>
            </table:table-cell>
            <table:table-cell table:style-name="Table26.B2" office:value-type="string">
              <text:p text:style-name="P72"><text:span text:style-name="Monospace"><text:span text:style-name="T25">$ rtg format</text:span></text:span></text:p>
            </table:table-cell>
            <table:table-cell table:style-name="Table26.B2" office:value-type="string">
              <text:p text:style-name="P72">Convert read sequence from FASTA and FASTQ files to RTG Sequence Data Format (SDF)</text:p>
            </table:table-cell>
          </table:table-row>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1">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3">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3"><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3">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3">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3">Map the sequence reads against the reference genome to generate alignments in BAM format.</text:p>
        <text:p text:style-name="P103">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3">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3">Call haploid sequence variants in the mapped reads against the reference genome to generate a variants file in the VCF format.</text:p>
        <text:p text:style-name="P103">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3">Examining the <text:span text:style-name="Monospace">snps.vcf.gz</text:span> file in the output directory will show that variants have been called in haploid mode.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3">Use the following set of tasks to remove contaminated reads from a sequenced DNA sample.</text:p>
        <text:p text:style-name="P103"><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4">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5">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0">1</text:span><text:line-break/>Format reference data</text:p>
            </table:table-cell>
            <table:table-cell table:style-name="Table28.B2" office:value-type="string">
              <text:p text:style-name="P73"><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0">2</text:span><text:line-break/>Format read data</text:p>
            </table:table-cell>
            <table:table-cell table:style-name="Table28.B2" office:value-type="string">
              <text:p text:style-name="P73"><text:span text:style-name="Monospace"><text:span text:style-name="T25">$ rtg format<text:line-break/></text:span></text:span><text:span text:style-name="Monospace">$ rtg </text:span><text:span text:style-name="Monospace"><text:span text:style-name="T32">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2">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3">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3">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3">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3">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3">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3">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6">with the </text:span><text:span text:style-name="Monospace">mapx</text:span> or <text:span text:style-name="Monospace">species</text:span> <text:span text:style-name="T96">tools</text:span>.</text:p>
        <text:h text:style-name="P297" text:outline-level="2"><text:bookmark-start text:name="__RefHeading__26865_229859350"/>RTG translated protein searching<text:bookmark-end text:name="__RefHeading__26865_229859350"/></text:h>
        <text:p text:style-name="P108">Use the following set of tasks to search DNA reads against a protein data set.</text:p>
        <text:p text:style-name="P108">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08">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5"><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28">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0">1</text:span><text:line-break/>Format protein data set</text:p>
            </table:table-cell>
            <table:table-cell table:style-name="Table17.B2" office:value-type="string">
              <text:p text:style-name="P77"><text:span text:style-name="Monospace">$ rtg </text:span><text:span text:style-name="Monospace"><text:span text:style-name="T30">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0">2</text:span><text:line-break/>Format DNA read set</text:p>
            </table:table-cell>
            <table:table-cell table:style-name="Table17.B2" office:value-type="string">
              <text:p text:style-name="P77"><text:span text:style-name="Monospace"><text:span text:style-name="T25">$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5">mapx</text:span></text:span></text:p>
            </table:table-cell>
            <table:table-cell table:style-name="Table17.B4" office:value-type="string">
              <text:p text:style-name="P77">Generate search results with alignments in tabular format</text:p>
            </table:table-cell>
          </table:table-row>
        </table:table>
        <text:h text:style-name="P293" text:outline-level="3"><text:bookmark-start text:name="__RefHeading__10724_1889221684"/>Task 1 - Format protein data set<text:bookmark-end text:name="__RefHeading__10724_1889221684"/></text:h>
        <text:p text:style-name="P108">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199">$ rtg format -p -o nr /data/NCBI-nr/nr.fasta</text:p>
        <text:p text:style-name="P108">The above command will take the <text:span text:style-name="Monospace">nr.fasta</text:span> file and create a directory called <text:span text:style-name="Monospace">nr</text:span> containing the SDF. Note <text:span text:style-name="T95">that</text:span> the <text:span text:style-name="Monospace">-p</text:span> option <text:span text:style-name="T95">is used to</text:span> create the SDF with protein data.</text:p>
        <text:h text:style-name="P293" text:outline-level="3"><text:bookmark-start text:name="__RefHeading__10726_1889221684"/>Task 2 - Format DNA read set<text:bookmark-end text:name="__RefHeading__10726_1889221684"/></text:h>
        <text:p text:style-name="P108">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199">$ rtg format -f fastq -q solexa -o human-gut</text:p>
        <text:p text:style-name="P199"><text:s text:c="4"/>/data/human-gut-sample.fastq</text:p>
        <text:h text:style-name="P293" text:outline-level="3"><text:bookmark-start text:name="__RefHeading__10728_1889221684"/>Task 3 - Search against protein data set<text:bookmark-end text:name="__RefHeading__10728_1889221684"/></text:h>
        <text:p text:style-name="P108">Search the DNA reads against the protein data set and generate alignments in tabular format.</text:p>
        <text:p text:style-name="P108">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08">The search example below uses a sensitivity setting that will guarantee reporting with reads that align with 4 substitutions and 1 indels. </text:p>
        <text:p text:style-name="P199">$ rtg mapx -t nr -i human-gut -o mapx_results -a 3 -b 1</text:p>
        <text:p text:style-name="P108">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text:soft-page-break/>RTG species frequency estimation<text:bookmark-end text:name="__RefHeading__10748_1889221684"/></text:h>
        <text:p text:style-name="P103">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4">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6">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0">1</text:span><text:line-break/>Format reference data</text:p>
            </table:table-cell>
            <table:table-cell table:style-name="Table31.B2" office:value-type="string">
              <text:p text:style-name="P75"><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0">2</text:span><text:line-break/>Format read data</text:p>
            </table:table-cell>
            <table:table-cell table:style-name="Table31.B2" office:value-type="string">
              <text:p text:style-name="P75"><text:span text:style-name="Monospace"><text:span text:style-name="T25">$ rtg format<text:line-break/></text:span></text:span><text:span text:style-name="Monospace">$ rtg </text:span><text:span text:style-name="Monospace"><text:span text:style-name="T32">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4">(optional)</text:span></text:p>
            </table:table-cell>
            <table:table-cell table:style-name="Table31.B2" office:value-type="string">
              <text:p text:style-name="P75"><text:span text:style-name="Monospace">$ rtg map</text:span><text:span text:style-name="Monospace"><text:span text:style-name="T32">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5">$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pan text:style-name="T25">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3">Use the <text:span text:style-name="Monospace">format</text:span> command to convert multiple input files into a single SDF directory for the reference database.</text:p>
        <text:p text:style-name="Command_20_Line">$ rtg format -o bacteria-db /data/bacteria/db/*.fa.gz</text:p>
        <text:p text:style-name="P103">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3">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3">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3">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3">Map the metagenomic reads against the reference database to generate alignments in the BAM format (Binary Sequence Alignment/Map file format). The read set in this example is paired end.</text:p>
        <text:p text:style-name="P103">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3">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3">This run generates a new output directory <text:span text:style-name="Monospace">species_result</text:span>. The main result <text:span text:style-name="T35">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3">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3">Also produced is an HTML5 summary file called <text:span text:style-name="Monospace">index.html</text:span> which contains an interactive pie chart detailing the results.</text:p>
        <text:p text:style-name="P103">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3">Use the following set of tasks to produce a similarity matrix from the comparison of a group of read sets. An example use case is in metagenomics where several bacteria samples taken from different sites need to be compared.</text:p>
        <text:p text:style-name="P103">The <text:span text:style-name="Monospace">similarity</text:span> command performs a similarity analysis on multiple read sets independent of any reference genome. It does this by examining k-mer word frequencies and the intersections between sets of reads.</text:p>
        <text:p text:style-name="P214">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27">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0">1</text:span><text:line-break/>Prepare read sets</text:p>
            </table:table-cell>
            <table:table-cell table:style-name="Table32.B2" office:value-type="string">
              <text:p text:style-name="P76"><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0">2</text:span><text:line-break/>Generate read set name map</text:p>
            </table:table-cell>
            <table:table-cell table:style-name="Table32.B2" office:value-type="string">
              <text:p text:style-name="P76"><text:span text:style-name="Monospace"><text:span text:style-name="T25">$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5">3</text:span><text:line-break/><text:span text:style-name="T25">Run similarity tool</text:span></text:p>
            </table:table-cell>
            <table:table-cell table:style-name="Table32.B4" office:value-type="string">
              <text:p text:style-name="P76"><text:span text:style-name="Monospace"><text:span text:style-name="T25">$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3">RTG tools require a conversion of read sequence data from FASTA or FASTQ files into the RTG SDF format. This task will be completed with the format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3">This creates a directory named read-sample1-sdf with two subdirectories, named left and right. Use the sdfstats command to verify this step.</text:p>
        <text:p text:style-name="Command_20_Line">$ rtg sdfstats /data/reads/read-sample1-sdf</text:p>
        <text:p text:style-name="P103"><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3">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3">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3">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3">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3">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3"/>
        <text:h text:style-name="P278" text:outline-level="1"/>
      </text:section>
      <text:h text:style-name="Heading_20_1" text:outline-level="1"><text:bookmark-start text:name="__RefHeading__10768_1889221684"/><text:span text:style-name="T15">A</text:span><text:bookmark-start text:name="RTF39313730383a204865616469"/><text:span text:style-name="T15">dministration &amp; Capacity Planning</text:span><text:bookmark-end text:name="__RefHeading__10768_1889221684"/></text:h>
      <text:h text:style-name="Heading_20_2" text:outline-level="2"><text:bookmark-start text:name="__RefHeading__3486_1889221684"/><text:span text:style-name="T17">A</text:span><text:bookmark-start text:name="RTF36373631363a204865616469"/><text:span text:style-name="T15">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3">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3">On Windows systems, these variables are set in the </text:span><text:span text:style-name="Monospace">rtg.bat</text:span><text:span text:style-name="T123"> file in the installation directory. </text:span>These <text:span text:style-name="T123">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5">RTG_MEM</text:span></text:span></text:p>
          </table:table-cell>
          <table:table-cell table:style-name="Table33.B2" office:value-type="string">
            <text:p text:style-name="P64"><text:span text:style-name="T15">Specify the maximum memory for Java run-time execution. Use a G suffix for gigabytes, e.g.: </text:span><text:span text:style-name="Monospace"><text:span text:style-name="T15">RTG_MEM=48G</text:span></text:span><text:span text:style-name="T15">. The default memory allocation is 90% of system memory.</text:span></text:p>
          </table:table-cell>
        </table:table-row>
        <table:table-row table:style-name="Table33.3">
          <table:table-cell table:style-name="Table33.A2" office:value-type="string">
            <text:p text:style-name="P64"><text:span text:style-name="Monospace"><text:span text:style-name="T15">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5">RTG_JAR</text:span></text:span></text:p>
          </table:table-cell>
          <table:table-cell table:style-name="Table33.B2" office:value-type="string">
            <text:p text:style-name="P64"><text:span text:style-name="T15">Indicate the path to the </text:span><text:span text:style-name="Monospace"><text:span text:style-name="T15">RTG.jar</text:span></text:span><text:span text:style-name="T15"> executable (default assumes current path).</text:span></text:p>
          </table:table-cell>
        </table:table-row>
        <table:table-row table:style-name="Table33.5">
          <table:table-cell table:style-name="Table33.A2" office:value-type="string">
            <text:p text:style-name="P64"><text:span text:style-name="Monospace"><text:span text:style-name="T15">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5">RTG_DEFAULT_THREADS</text:span></text:span></text:p>
          </table:table-cell>
          <table:table-cell table:style-name="Table33.B2" office:value-type="string">
            <text:p text:style-name="P64"><text:span text:style-name="T15">By default any RTG module with a </text:span><text:span text:style-name="Monospace"><text:span text:style-name="T15">--threads</text:span></text:span><text:span text:style-name="T15"> parameter will automatically use the number of cores as the number of threads. This setting makes the specified number the default for the </text:span><text:span text:style-name="Monospace"><text:span text:style-name="T15">--threads</text:span></text:span><text:span text:style-name="T15"> parameter instead.</text:span></text:p>
          </table:table-cell>
        </table:table-row>
        <table:table-row table:style-name="Table33.7">
          <table:table-cell table:style-name="Table33.A2" office:value-type="string">
            <text:p text:style-name="P64"><text:span text:style-name="Monospace"><text:span text:style-name="T15">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5">RTG_TALKBACK</text:span></text:span></text:p>
          </table:table-cell>
          <table:table-cell table:style-name="Table33.B2" office:value-type="string">
            <text:p text:style-name="P94">Send log files for crash-severity exception conditions (default is true, <text:span text:style-name="T123">set to false to disable</text:span>).</text:p>
          </table:table-cell>
        </table:table-row>
        <table:table-row table:style-name="Table33.9">
          <table:table-cell table:style-name="Table33.A2" office:value-type="string">
            <text:p text:style-name="P64"><text:span text:style-name="Monospace"><text:span text:style-name="T15">RTG_USAGE</text:span></text:span></text:p>
          </table:table-cell>
          <table:table-cell table:style-name="Table33.B2" office:value-type="string">
            <text:p text:style-name="P94">If set to true, enable <text:span text:style-name="T123">simple </text:span>usage logging.</text:p>
          </table:table-cell>
        </table:table-row>
        <table:table-row table:style-name="Table33.10">
          <table:table-cell table:style-name="Table33.A2" office:value-type="string">
            <text:p text:style-name="P64"><text:span text:style-name="Monospace"><text:span text:style-name="T15">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5">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5">RTG_USAGE_OPTIONAL</text:span></text:span></text:p>
          </table:table-cell>
          <table:table-cell table:style-name="Table33.B2" office:value-type="string">
            <text:p text:style-name="P64"><text:span text:style-name="T15">May contain a comma-separated list of the names of optional fields to include in usage logging </text:span><text:span text:style-name="T20">(when enabled). A</text:span><text:span text:style-name="T15">ny of </text:span><text:span text:style-name="Monospace"><text:span text:style-name="T15">username</text:span></text:span><text:span text:style-name="T15">, </text:span><text:span text:style-name="Monospace"><text:span text:style-name="T15">hostname</text:span></text:span><text:span text:style-name="T15"> and </text:span><text:span text:style-name="Monospace"><text:span text:style-name="T15">commandline</text:span></text:span><text:span text:style-name="T15"> may be set here.</text:span></text:p>
          </table:table-cell>
        </table:table-row>
        <table:table-row table:style-name="Table33.13">
          <table:table-cell table:style-name="Table33.A2" office:value-type="string">
            <text:p text:style-name="P64"><text:span text:style-name="Monospace"><text:span text:style-name="T15">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5">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6">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6">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6">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6">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6">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3">(Unix) or the </text:span><text:span text:style-name="Monospace">rtg.bat</text:span><text:span text:style-name="T123">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3339557883559409135" text:style-name="L12">
        <text:list-item>
          <text:p text:style-name="P264">Time and date</text:p>
        </text:list-item>
        <text:list-item>
          <text:p text:style-name="P264">License serial number</text:p>
        </text:list-item>
        <text:list-item>
          <text:p text:style-name="P264">Unique ID for the run</text:p>
        </text:list-item>
        <text:list-item>
          <text:p text:style-name="P264">Version of RTG software</text:p>
        </text:list-item>
        <text:list-item>
          <text:p text:style-name="P264">RTG command name, without parameters (e.g. map)</text:p>
        </text:list-item>
        <text:list-item>
          <text:p text:style-name="P264">Status (Started / Failed / Succeeded)</text:p>
        </text:list-item>
        <text:list-item>
          <text:p text:style-name="P264">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3">file (or r</text:span><text:span text:style-name="Monospace">tg.bat</text:span><text:span text:style-name="T123">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4">Usage information can be recorded directly to a text file. To enable this op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4">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4">If you wish to augment usage information with any of the optional fields, edit the <text:span text:style-name="Monospace">rtg.cfg</text:span> file<text:span text:style-name="T123"> (or r</text:span><text:span text:style-name="Monospace">tg.bat</text:span><text:span text:style-name="T123"> file on Windows)</text:span> and set the <text:span text:style-name="Monospace">RTG_USAGE_OPTIONAL</text:span> to a comma separated list containing any of the following:</text:p>
      <text:list xml:id="list8383861887647983495" text:style-name="L13">
        <text:list-item>
          <text:p text:style-name="P265"><text:span text:style-name="Monospace">username</text:span> - adds the username of the user running the RTG command.</text:p>
        </text:list-item>
        <text:list-item>
          <text:p text:style-name="P265"><text:span text:style-name="Monospace">hostname</text:span> - adds the machine name running the RTG command.</text:p>
        </text:list-item>
        <text:list-item>
          <text:p text:style-name="P265"><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80"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94" text:outline-level="2"><text:bookmark-start text:name="__RefHeading__10786_1889221684"/>RTG gapped alignment technical description<text:bookmark-end text:name="__RefHeading__10786_1889221684"/></text:h>
        <text:p text:style-name="P102">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8">match-penalty</text:span></text:span><text:span text:style-name="T8"> parameter (for substitutions), the </text:span><text:span text:style-name="Monospace"><text:span text:style-name="T8">--gap-open-penalty</text:span></text:span><text:span text:style-name="T8"> parameter (for initiating an insertion or deletion) and the </text:span><text:span text:style-name="Monospace"><text:span text:style-name="T8">--gap-extend-penalty</text:span></text:span><text:span text:style-name="T8"> parameter (for continuing an insertion or deletion).</text:span></text:p>
        <text:p text:style-name="Standard"><text:soft-page-break/><text:span text:style-name="T8">By default the penalty for matching an unknown nucleotide (n) in the read or reference is 5, however this can be overridden using the </text:span><text:span text:style-name="Monospace"><text:span text:style-name="T8">--unknowns-penalty</text:span></text:span><text:span text:style-name="T8">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0">References for this section</text:p>
        <text:list xml:id="list5192363252989811321" text:style-name="L14">
          <text:list-item>
            <text:p text:style-name="P266">Levenshtein, VI.(1966) Binary codes capable of correcting deletions, insertions and reversal. Soviet Physics Dokaldy, 6:707-710.</text:p>
          </text:list-item>
          <text:list-item>
            <text:p text:style-name="P266">Needleman, SB and Wunsch, CD. (1970) A general method applicable to the search for similarities in the amino acid sequence of two proteins. Journal of Molecular Biology, 48:443-453</text:p>
          </text:list-item>
          <text:list-item>
            <text:p text:style-name="P266">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7">sequence</text:span> settings, "<text:span text:style-name="Monospace">seq</text:span>" for specific chromosom<text:span text:style-name="T37">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7">sequence</text:span> settings line can only be specified with "<text:span text:style-name="Monospace">either</text:span>" for the sex field, can only be specified once and must be specified if there are not individual chromosome settings for all chromosomes <text:span text:style-name="T37">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7">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7">Several </text:span><text:span text:style-name="Monospace">reference.txt</text:span> <text:span text:style-name="T97">files f</text:span>or <text:span text:style-name="T97">common human reference versions</text:span> are included <text:span text:style-name="T97">as part of the RTG distribution in the </text:span><text:span text:style-name="Monospace">scripts</text:span><text:span text:style-name="T97">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7">when processing a sample with the matching sex</text:span>.</text:p>
      <text:p text:style-name="Standard">A ploidy setting of <text:span text:style-name="Monospace">none</text:span> will <text:span text:style-name="T37">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7">diploid genotypes</text:span> may be called for the chromosome.</text:p>
      <text:p text:style-name="Standard">A ploidy setting of <text:span text:style-name="Monospace">haploid</text:span> will treat the chromosome as having one copy during variant calling, meaning that only <text:span text:style-name="T37">haploid</text:span> <text:span text:style-name="T37">genotypes</text:span> will be called for the chromosome.</text:p>
      <text:p text:style-name="Standard">A ploidy setting of <text:span text:style-name="Monospace">polyploid</text:span> will treat the chromosome as having one copy during variant calling, meaning that only <text:span text:style-name="T37">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7">(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3">a </text:span>mapping <text:span text:style-name="T103">between</text:span> taxon IDs <text:span text:style-name="T103">and</text:span> reference sequence names. Using <text:span text:style-name="T97">a reference SDF containing these files</text:span> allows the output <text:span text:style-name="T97">of certain commands</text:span> to include results at different taxonomic ranks allowing analysis at differing taxonomic levels.</text:p>
        <text:p text:style-name="Standard"><text:span text:style-name="T103">Pre-constructed</text:span> metagenomic reference SDFs in this format will be available from our website (<text:a xlink:type="simple" xlink:href="http://www.realtimegenomics.com/"><text:span text:style-name="Internet_20_link">http://www.realtimegenomics.com</text:span></text:a>). <text:span text:style-name="T103">For custom reference SDF creation, the </text:span><text:span text:style-name="Monospace">ncbi2tax</text:span><text:span text:style-name="T103"> and </text:span><text:span text:style-name="Monospace">taxfilter</text:span><text:span text:style-name="T103"> commands can assist the creation of a custom </text:span><text:span text:style-name="Monospace">taxonomy.tsv</text:span><text:span text:style-name="T103"> file from an NCBI taxonomy dump. The </text:span><text:span text:style-name="Monospace">taxstats</text:span><text:span text:style-name="T103">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1377697022625609557" text:style-name="L15">
          <text:list-item>
            <text:p text:style-name="P267">The unique taxon ID of the node in the tree. This must be an integer value greater than or equal to 1.</text:p>
          </text:list-item>
          <text:list-item>
            <text:p text:style-name="P267">The taxon ID of the parent of this node. This must be an integer value corresponding to another node in the tree.</text:p>
          </text:list-item>
          <text:list-item>
            <text:p text:style-name="P267">The rank of the node in the taxonomy. This is a free format string that can contain any character other than a tab.</text:p>
          </text:list-item>
          <text:list-item>
            <text:p text:style-name="P267">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0">#RTG taxonomy version 1.0</text:p>
        <text:p text:style-name="P180">#taxID<text:tab/>parID<text:tab/>rank<text:tab/>name</text:p>
        <text:p text:style-name="P180">1<text:tab/>-1<text:tab/>no rank<text:tab/>root</text:p>
        <text:p text:style-name="P180">12908<text:tab/>1<text:tab/>no rank<text:tab/>unclassified sequences</text:p>
        <text:p text:style-name="P180">408169<text:tab/>12908<text:tab/>no rank<text:tab/>metagenomes</text:p>
        <text:p text:style-name="P180">410657<text:tab/>408169<text:tab/>no rank<text:tab/>ecological metagenomes</text:p>
        <text:p text:style-name="P180">527640<text:tab/>410657<text:tab/>species<text:tab/>microbial mat metagenome</text:p>
        <text:p text:style-name="P180">131567<text:tab/>1<text:tab/>no rank<text:tab/>cellular organisms</text:p>
        <text:p text:style-name="P180">2<text:tab/>131567<text:tab/>superkingdom<text:tab/>Bacteria</text:p>
        <text:p text:style-name="P180">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1074370995805306392" text:style-name="L16">
          <text:list-item>
            <text:p text:style-name="P268">The taxonomy node ID that the sequence is associated with. This must be an integer value that corresponds to a node ID from the taxonomy tree.</text:p>
          </text:list-item>
          <text:list-item>
            <text:p text:style-name="P268">The name of the sequence as it appears in the SDF. <text:span text:style-name="T103">(These can be discovered using the </text:span><text:span text:style-name="Monospace">--lengths</text:span><text:span text:style-name="T103"> option of the </text:span><text:span text:style-name="Monospace">sdfstats</text:span> <text:span text:style-name="T103">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1">1219061<text:tab/>gi|407098174|gb|AMQV00000000.1|AMQV01000000</text:p>
        <text:p text:style-name="P201">1219061<text:tab/>gi|407098172|gb|AMQV01000002.1|</text:p>
        <text:p text:style-name="P201">1219061<text:tab/>gi|407098170|gb|AMQV01000004.1|</text:p>
        <text:p text:style-name="P201">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5">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5">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5">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5">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5">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5">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8"><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4">such as </text:span><text:span text:style-name="Monospace">pedfilter</text:span><text:span text:style-name="T104">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7">or </text:span><text:span text:style-name="Monospace">--bed-regions</text:span><text:span text:style-name="T97"> </text:span>parameter is used.</text:p>
      <text:p text:style-name="P141">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7">or </text:span><text:span text:style-name="Monospace">--bed-regions</text:span><text:span text:style-name="T97">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8"><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2">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7624452249274271293" text:style-name="L17">
          <text:list-item>
            <text:p text:style-name="P269">Paired-end sequencing data</text:p>
          </text:list-item>
          <text:list-item>
            <text:p text:style-name="P276">'FLAG' is set to 0x02 in properly paired reads and unset for unmated or unmapped reads.</text:p>
          </text:list-item>
          <text:list-item>
            <text:p text:style-name="P276">For all non-uniquely mapped reads 'FLAG' 0x100 is set.</text:p>
          </text:list-item>
          <text:list-item>
            <text:p text:style-name="P276">Unmated and unmapped reads will have the 'FLAG' 0x08 set to reflect whether the mate has been mapped, however 'RNEXT' and 'PNEXT' will always be "*".</text:p>
          </text:list-item>
          <text:list-item>
            <text:p text:style-name="P276">For mapped reads, the SAM standard "NH" attribute is used, even for uniquely mapped reads ("NH:i:1").</text:p>
          </text:list-item>
          <text:list-item>
            <text:p text:style-name="P269">Single-end sequencing data</text:p>
          </text:list-item>
          <text:list-item>
            <text:p text:style-name="P276">For all non-uniquely mapped reads 'FLAG' 0x100 is set.</text:p>
          </text:list-item>
          <text:list-item>
            <text:p text:style-name="P276">For mapped reads, the SAM standard "NH" attribute is used, even for uniquely mapped reads ("NH:i:1").</text:p>
          </text:list-item>
          <text:list-item>
            <text:p text:style-name="P269">Unmapped reads</text:p>
          </text:list-item>
          <text:list-item>
            <text:p text:style-name="P276">'RNAME' and 'CIGAR' are set as "*".</text:p>
          </text:list-item>
          <text:list-item>
            <text:p text:style-name="P276">'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5">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5">XC:A:C</text:span></text:span></text:p>
            </table:table-cell>
            <table:table-cell table:style-name="Table35.B2" office:value-type="string">
              <text:p text:style-name="P64"><text:span text:style-name="T15">Indicates that after initial ranking of hits for the read, too many hits were present (affected by </text:span><text:span text:style-name="Monospace"><text:span text:style-name="T15">--max-top-results</text:span></text:span><text:span text:style-name="T15">).</text:span></text:p>
            </table:table-cell>
          </table:table-row>
          <table:table-row table:style-name="Table35.4">
            <table:table-cell table:style-name="Table35.A2" office:value-type="string">
              <text:p text:style-name="P64"><text:span text:style-name="Monospace"><text:span text:style-name="T15">XC:A:D</text:span></text:span></text:p>
            </table:table-cell>
            <table:table-cell table:style-name="Table35.B2" office:value-type="string">
              <text:p text:style-name="P64"><text:span text:style-name="T15">Indicates that after alignment scores are calculated, the (&lt;=N) remaining hits were discarded because they exceeded the mismatches threshold (affected by</text:span><text:line-break/><text:span text:style-name="Monospace"><text:span text:style-name="T15">--max-mismatches</text:span></text:span><text:span text:style-name="T15">).</text:span></text:p>
            </table:table-cell>
          </table:table-row>
          <table:table-row table:style-name="Table35.5">
            <table:table-cell table:style-name="Table35.A5" office:value-type="string">
              <text:p text:style-name="P64"><text:span text:style-name="Monospace"><text:span text:style-name="T15">XC:A:E</text:span></text:span></text:p>
            </table:table-cell>
            <table:table-cell table:style-name="Table35.B5"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p text:style-name="P101">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5">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5">XC:A:C</text:span></text:span></text:p>
            </table:table-cell>
            <table:table-cell table:style-name="Table36.B2" office:value-type="string">
              <text:p text:style-name="P64"><text:span text:style-name="T15">Indicates that there were index matches for the read arm, but no potential mated hits were found (affected by </text:span><text:span text:style-name="Monospace"><text:span text:style-name="T15">--min-fragment-size</text:span></text:span><text:span text:style-name="T15"> and </text:span><text:line-break/><text:span text:style-name="Monospace"><text:span text:style-name="T15">--max-fragment-size</text:span></text:span><text:span text:style-name="T15">), and after ranking candidate unpaired results there were too many hits (affected by </text:span><text:span text:style-name="Monospace"><text:span text:style-name="T15">--max-top-results</text:span></text:span><text:span text:style-name="T15">).</text:span></text:p>
            </table:table-cell>
          </table:table-row>
          <table:table-row table:style-name="Table36.4">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potential mated hits were found for this read arm with its mate, but were discarded because they exceeded the mismatches threshold (affected by </text:span><text:line-break/><text:span text:style-name="Monospace"><text:span text:style-name="T15">--max-mated-mismatches</text:span></text:span><text:span text:style-name="T15">).</text:span></text:p>
            </table:table-cell>
          </table:table-row>
          <table:table-row table:style-name="Table36.5">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no potential mated hits were found, and after alignment scores are calculated, the (&lt;=N) remaining hits were discarded because they exceeded the mismatches threshold (affected by </text:span><text:span text:style-name="Monospace"><text:span text:style-name="T15">--max-unmated-mismatches</text:span></text:span><text:span text:style-name="T15">).</text:span></text:p>
            </table:table-cell>
          </table:table-row>
          <table:table-row table:style-name="Table36.6">
            <table:table-cell table:style-name="Table36.A2" office:value-type="string">
              <text:p text:style-name="P64"><text:span text:style-name="Monospace"><text:span text:style-name="T15">XC:A:e</text:span></text:span></text:p>
            </table:table-cell>
            <table:table-cell table:style-name="Table36.B2" office:value-type="string">
              <text:p text:style-name="P64"><text:span text:style-name="T15">Indicates that good scoring hits were found for this read arm with its mate, but were discarded because there were too many hits at the best score (affected by <text:line-break/></text:span><text:span text:style-name="Monospace"><text:span text:style-name="T15">--max-top-results</text:span></text:span><text:span text:style-name="T15">).</text:span></text:p>
            </table:table-cell>
          </table:table-row>
          <table:table-row table:style-name="Table36.7">
            <table:table-cell table:style-name="Table36.A7" office:value-type="string">
              <text:p text:style-name="P64"><text:span text:style-name="Monospace"><text:span text:style-name="T15">XC:A:E</text:span></text:span></text:p>
            </table:table-cell>
            <table:table-cell table:style-name="Table36.B7" office:value-type="string">
              <text:p text:style-name="P64"><text:span text:style-name="T15">Indicates that no potential mated hits were found, there were good scoring unmated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39">1X</text:span>1=<text:span text:style-name="T40">2B</text:span>20=5N10= XQ:Z:<text:span text:style-name="T40">-.</text:span> XR:Z:<text:span text:style-name="T39">A</text:span></text:p>
        <text:p text:style-name="Command_20_Line"/>
        <text:p text:style-name="Command_20_Line">Reference 4960-5010:</text:p>
        <text:p text:style-name="Command_20_Line">CCTGGAGG <text:s/>GAGTGCTGCAGGCCGACCAGCAACTCATGGAGAAGACCAAGG</text:p>
        <text:p text:style-name="Command_20_Line"><text:s text:c="3"/>GGA<text:span text:style-name="T39">A</text:span>G<text:span text:style-name="T40">GG</text:span>GAGTGCTGCAGGCCGACC <text:s text:c="4"/>CTCATGGAGA</text:p>
        <text:p text:style-name="Command_20_Line"><text:s text:c="3"/>42062<text:span text:style-name="T40">-.</text:span>-51/4-1,55.010456-_____27/2711032</text:p>
        <text:p text:style-name="P181"/>
        <text:p text:style-name="P181">Flattened Read from SAM file:</text:p>
        <text:p text:style-name="P181">GGAAGGAGTGCTGCAGGCCGACCCTCATGGAGA</text:p>
        <text:p text:style-name="P181">42062-51/4-1,55.010456-27/2711032</text:p>
        <text:p text:style-name="P181"/>
        <text:p text:style-name="Command_20_Line">Reconstructed Read:</text:p>
        <text:p text:style-name="P181">GGAAGGGGAGTGCTGCAGGCCGACCCTCATGGAGA</text:p>
        <text:p text:style-name="P181">42062-.-51/4-1,55.010456-27/2711032</text:p>
        <text:p text:style-name="P181"/>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39">1R</text:span>5=<text:span text:style-name="T39">1T</text:span>2=5N8=1I11=<text:span text:style-name="T40">2B</text:span>5= XR:Z:<text:span text:style-name="T39">TA</text:span> XQ:Z:<text:span text:style-name="T40">74</text:span></text:p>
        <text:p text:style-name="Command_20_Line"/>
        <text:p text:style-name="Command_20_Line">Reference 760-810</text:p>
        <text:p text:style-name="Command_20_Line">AGAGGAGAGAACNGGTTTGGAACCATTC TGGAAGGCCAG <text:s/>TGAGCTGTGTT</text:p>
        <text:p text:style-name="Command_20_Line"><text:s text:c="5"/>A<text:span text:style-name="T39">N</text:span>AGAAC<text:span text:style-name="T39">T</text:span>GG_____AACCATTC<text:span text:style-name="T39">A</text:span>TGGAAGGCCAG<text:span text:style-name="T40">AG</text:span>TGA</text:p>
        <text:p text:style-name="Command_20_Line"><text:s text:c="5"/>5!5/1,+143_____1/..,153002076-134<text:span text:style-name="T40">74</text:span>35001</text:p>
        <text:p text:style-name="P181"/>
        <text:p text:style-name="P181">Flattened Read from SAM file:</text:p>
        <text:p text:style-name="P181">ANAGAACTGGAACCATTCATGGAAGGCCAGTGA</text:p>
        <text:p text:style-name="P181">5!5/1,+!431/..,153002076-13435001</text:p>
        <text:p text:style-name="P181"/>
        <text:p text:style-name="Command_20_Line">Reconstructed Read:</text:p>
        <text:p text:style-name="P181">ANAGAACNGGAACCATTCATGGAAGGC<text:span text:style-name="T41">CAGAGTGA</text:span></text:p>
        <text:p text:style-name="P181"><text:span text:style-name="T41">5!5/1,+1431/..,153002076-134743</text:span>5001</text:p>
        <text:p text:style-name="P181"/>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2"><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4">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4">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4">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5">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5">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5">a&lt;number&gt;</text:span></text:span></text:p>
            </table:table-cell>
            <table:table-cell table:style-name="Table37.B2" office:value-type="string">
              <text:p text:style-name="P64"><text:span text:style-name="T15">A predicted variation that had greater than the given percentage of ambiguously mapped reads overlapping it. The number in the value is the percentage specified by the </text:span><text:span text:style-name="Monospace"><text:span text:style-name="T15">--max-ambiguity</text:span></text:span><text:span text:style-name="T15"> flag.</text:span></text:p>
            </table:table-cell>
          </table:table-row>
          <text:soft-page-break/>
          <table:table-row table:style-name="Table37.5">
            <table:table-cell table:style-name="Table37.A2" office:value-type="string">
              <text:p text:style-name="P64"><text:span text:style-name="Monospace"><text:span text:style-name="T15">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5">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5">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5">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5">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5">AVR&lt;number&gt;</text:span></text:span></text:p>
            </table:table-cell>
            <table:table-cell table:style-name="Table37.B2" office:value-type="string">
              <text:p text:style-name="P64"><text:span text:style-name="T15">A predicted variation that had less than the given value for the AVR score. The number in the value is the minimum AVR score specified by the </text:span><text:span text:style-name="Monospace"><text:span text:style-name="T15">--min-avr-score</text:span></text:span><text:span text:style-name="T15"> flag.</text:span></text:p>
            </table:table-cell>
          </table:table-row>
          <table:table-row table:style-name="Table37.11">
            <table:table-cell table:style-name="Table37.A11" office:value-type="string">
              <text:p text:style-name="P64"><text:span text:style-name="Monospace"><text:span text:style-name="T15">BED</text:span></text:span></text:p>
            </table:table-cell>
            <table:table-cell table:style-name="Table37.B11" office:value-type="string">
              <text:p text:style-name="P64"><text:span text:style-name="T15">The predicted variant falls outside the BED calling regions defined by the </text:span><text:span text:style-name="Monospace"><text:span text:style-name="T15">--filter-bed</text:span></text:span><text:span text:style-name="T15"> flag.</text:span></text:p>
            </table:table-cell>
          </table:table-row>
        </table:table>
        <text:p text:style-name="Standard"/>
        <text:p text:style-name="P214">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4">T</text:span>he phred scaled posterior probability that the <text:span text:style-name="T114">variant at this site</text:span> is <text:span text:style-name="T114">present in</text:span> the cancer, <text:span text:style-name="T114">output by the </text:span><text:span text:style-name="Monospace">somatic</text:span><text:span text:style-name="T114"> command.</text:span></text:p>
            </table:table-cell>
          </table:table-row>
          <table:table-row table:style-name="Table38.3">
            <table:table-cell table:style-name="Table38.A2" office:value-type="string">
              <text:p text:style-name="P64"><text:span text:style-name="Monospace"><text:span text:style-name="T15">SOMATIC=&lt;variant&gt;</text:span></text:span></text:p>
            </table:table-cell>
            <table:table-cell table:style-name="Table38.B2" office:value-type="string">
              <text:p text:style-name="P64"><text:span text:style-name="T15">Indicates the given variant </text:span><text:span text:style-name="T19">that </text:span><text:span text:style-name="T15">is a somatic mutation. If the given variant is </text:span><text:span text:style-name="Monospace"><text:span text:style-name="T15">NONE</text:span></text:span><text:span text:style-name="T15"> then it is not </text:span><text:span text:style-name="T19">a </text:span><text:span text:style-name="T15">somatic mutation.</text:span></text:p>
            </table:table-cell>
          </table:table-row>
          <table:table-row table:style-name="Table38.4">
            <table:table-cell table:style-name="Table38.A2" office:value-type="string">
              <text:p text:style-name="P64"><text:span text:style-name="Monospace"><text:span text:style-name="T15">RSS=&lt;score&gt;</text:span></text:span></text:p>
            </table:table-cell>
            <table:table-cell table:style-name="Table38.B2" office:value-type="string">
              <text:p text:style-name="P94">The RTG score for <text:span text:style-name="T114">the</text:span> somatic mutation <text:span text:style-name="T114">specified by the </text:span><text:span text:style-name="Monospace">SOMATIC</text:span><text:span text:style-name="T114"> field</text:span>.</text:p>
            </table:table-cell>
          </table:table-row>
          <table:table-row table:style-name="Table38.5">
            <table:table-cell table:style-name="Table38.A2" office:value-type="string">
              <text:p text:style-name="P64"><text:span text:style-name="Monospace"><text:span text:style-name="T15">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6">
            <table:table-cell table:style-name="Table38.A2" office:value-type="string">
              <text:p text:style-name="P64"><text:span text:style-name="Monospace"><text:span text:style-name="T15">DP=&lt;depth&gt;</text:span></text:span></text:p>
            </table:table-cell>
            <table:table-cell table:style-name="Table38.B2" office:value-type="string">
              <text:p text:style-name="P94">The combined read depth of multi-sample variant calls.</text:p>
            </table:table-cell>
          </table:table-row>
          <table:table-row table:style-name="Table38.7">
            <table:table-cell table:style-name="Table38.A2" office:value-type="string">
              <text:p text:style-name="P64"><text:span text:style-name="Monospace"><text:span text:style-name="T15">DPR=&lt;ratio&gt;</text:span></text:span></text:p>
            </table:table-cell>
            <table:table-cell table:style-name="Table38.B2" office:value-type="string">
              <text:p text:style-name="P94">The ratio of combined read depth to the expected combined read <text:soft-page-break/>depth.</text:p>
            </table:table-cell>
          </table:table-row>
          <table:table-row table:style-name="Table38.8">
            <table:table-cell table:style-name="Table38.A2" office:value-type="string">
              <text:p text:style-name="P64"><text:span text:style-name="Monospace"><text:span text:style-name="T15">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able:table-row table:style-name="Table38.9">
            <table:table-cell table:style-name="Table38.A2" office:value-type="string">
              <text:p text:style-name="P64"><text:span text:style-name="Monospace"><text:span text:style-name="T15">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10">
            <table:table-cell table:style-name="Table38.A2" office:value-type="string">
              <text:p text:style-name="P64"><text:span text:style-name="Monospace"><text:span text:style-name="T15">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11">
            <table:table-cell table:style-name="Table38.A2" office:value-type="string">
              <text:p text:style-name="P64"><text:span text:style-name="Monospace"><text:span text:style-name="T15">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2">
            <table:table-cell table:style-name="Table38.A12" office:value-type="string">
              <text:p text:style-name="P64"><text:span text:style-name="Monospace"><text:span text:style-name="T15">AN</text:span></text:span></text:p>
            </table:table-cell>
            <table:table-cell table:style-name="Table38.B12" office:value-type="string">
              <text:p text:style-name="P94">The standard VCF total number of alleles in called genotypes field.</text:p>
            </table:table-cell>
          </table:table-row>
        </table:table>
        <text:p text:style-name="Standard"/>
        <text:p text:style-name="P214">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5">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5">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5">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5">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5">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5">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5">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ext:soft-page-break/>
          <table:table-row table:style-name="Table39.9">
            <table:table-cell table:style-name="Table39.A2" office:value-type="string">
              <text:p text:style-name="P64"><text:span text:style-name="Monospace"><text:span text:style-name="T15">DN</text:span></text:span></text:p>
            </table:table-cell>
            <table:table-cell table:style-name="Table39.B2" office:value-type="string">
              <text:p text:style-name="P94">Indicates if the call for this sample is a putative <text:span text:style-name="T2">de novo</text:span> mutation.</text:p>
            </table:table-cell>
          </table:table-row>
          <table:table-row table:style-name="Table39.10">
            <table:table-cell table:style-name="Table39.A2" office:value-type="string">
              <text:p text:style-name="P64"><text:span text:style-name="Monospace"><text:span text:style-name="T15">DNP</text:span></text:span></text:p>
            </table:table-cell>
            <table:table-cell table:style-name="Table39.B2" office:value-type="string">
              <text:p text:style-name="P94">The phred scaled probability that the call for this sample is due to a <text:span text:style-name="T2">de novo</text:span> mutation.</text:p>
            </table:table-cell>
          </table:table-row>
          <table:table-row table:style-name="Table39.11">
            <table:table-cell table:style-name="Table39.A2" office:value-type="string">
              <text:p text:style-name="P64"><text:span text:style-name="Monospace"><text:span text:style-name="T15">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5">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5">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5">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5">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5">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5">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4"><text:span text:style-name="Monospace"><text:span text:style-name="T15">AD</text:span></text:span></text:p>
            </table:table-cell>
            <table:table-cell table:style-name="Table39.B2" office:value-type="string">
              <text:p text:style-name="P94">The allelic depths for the reference and alternate alleles in the order listed.</text:p>
            </table:table-cell>
          </table:table-row>
          <table:table-row table:style-name="Table39.19">
            <table:table-cell table:style-name="Table39.A2" office:value-type="string">
              <text:p text:style-name="P64"><text:span text:style-name="Monospace"><text:span text:style-name="T15">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able:table-row table:style-name="Table39.20">
            <table:table-cell table:style-name="Table39.A20" office:value-type="string">
              <text:p text:style-name="P64"><text:span text:style-name="Monospace"><text:span text:style-name="T15">AVR</text:span></text:span></text:p>
            </table:table-cell>
            <table:table-cell table:style-name="Table39.B20"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text:soft-page-break/>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SOMATIC;RSS=24.0;LOH=1 <text:s/>GT <text:s/>0/1 <text:s/>0/0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3">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0">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3">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6023741772671052290" text:style-name="L18">
          <text:list-item>
            <text:p text:style-name="P270"><text:soft-page-break/>Sequence name</text:p>
          </text:list-item>
          <text:list-item>
            <text:p text:style-name="P270">Region start, counting from 0</text:p>
          </text:list-item>
          <text:list-item>
            <text:p text:style-name="P270">Region end, counting from 0, not inclusive</text:p>
          </text:list-item>
          <text:list-item>
            <text:p text:style-name="P270">Name of the region type</text:p>
          </text:list-item>
        </text:list>
        <text:p text:style-name="P214">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5">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5">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5">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5">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5">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5">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5">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4">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5">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5">start</text:span></text:span></text:p>
            </table:table-cell>
            <table:table-cell table:style-name="Table41.B2" office:value-type="string">
              <text:p text:style-name="P94">The start position in the reference chromosome.</text:p>
            </table:table-cell>
          </table:table-row>
          <text:soft-page-break/>
          <table:table-row table:style-name="Table41.4">
            <table:table-cell table:style-name="Table41.A2" office:value-type="string">
              <text:p text:style-name="P64"><text:span text:style-name="Monospace"><text:span text:style-name="T15">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5">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5">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5">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5">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5">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5">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5">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5">delete</text:span></text:span></text:p>
            </table:table-cell>
            <table:table-cell table:style-name="Table42.B2" office:value-type="string">
              <text:p text:style-name="P94">The prediction strength for the delete model.</text:p>
            </table:table-cell>
          </table:table-row>
          <text:soft-page-break/>
          <table:table-row table:style-name="Table42.7">
            <table:table-cell table:style-name="Table42.A2" office:value-type="string">
              <text:p text:style-name="P64"><text:span text:style-name="Monospace"><text:span text:style-name="T15">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5">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5">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5">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5">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5">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5">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4">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5">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5">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5">proper-left</text:span></text:span></text:p>
            </table:table-cell>
            <table:table-cell table:style-name="Table43.B2" office:value-type="string">
              <text:p text:style-name="P94">Count of properly paired left reads mapped in this location.</text:p>
            </table:table-cell>
          </table:table-row>
          <text:soft-page-break/>
          <table:table-row table:style-name="Table43.5">
            <table:table-cell table:style-name="Table43.A2" office:value-type="string">
              <text:p text:style-name="P64"><text:span text:style-name="Monospace"><text:span text:style-name="T15">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5">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5">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5">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5">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5">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5">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5">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5">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3"><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text:soft-page-break/>RTG adds custom fields to the VCF format to better account for some of its unique structural variant calling features, described in the tables below.</text:p>
        <text:p text:style-name="P214">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5">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5">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4">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5">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8">If the </text:span><text:span text:style-name="Monospace"><text:span text:style-name="T8">--bed</text:span></text:span><text:span text:style-name="T8"> parameter is set the </text:span><text:span text:style-name="Monospace"><text:span text:style-name="T8">discord</text:span></text:span><text:span text:style-name="T8"> command also outputs a BED format file called </text:span><text:span text:style-name="Monospace"><text:span text:style-name="T8">discord_pairs.bed.gz</text:span></text:span><text:span text:style-name="T8">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6">The columns in the example are in BED file order:</text:p>
        <text:list xml:id="list3147772453700084874" text:style-name="L19">
          <text:list-item>
            <text:p text:style-name="P271">Chromosome name</text:p>
          </text:list-item>
          <text:list-item>
            <text:p text:style-name="P271">Start position in chromosome</text:p>
          </text:list-item>
          <text:list-item>
            <text:p text:style-name="P271">End position in chromosome</text:p>
          </text:list-item>
          <text:list-item>
            <text:p text:style-name="P271">Location of remote breakend matching this one</text:p>
          </text:list-item>
          <text:list-item>
            <text:p text:style-name="P271">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text:soft-page-break/>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2">#Version v2.3.2 build 5c2ee18 (2011-10-05), Coverage BED output v1.0</text:p>
        <text:p text:style-name="P182">#CL <text:s text:c="4"/>coverage -o coverage-hslo-18-u -t hst1 hslo-18-u/alignments.bam</text:p>
        <text:p text:style-name="P182">#RUN-ID c0561a1d-fb3b-4062-96ca-cad2cc3c476a</text:p>
        <text:p text:style-name="P182">chr1 <text:s text:c="5"/>0 <text:s text:c="6"/>4 <text:s text:c="6"/>coverage <text:s text:c="7"/>2</text:p>
        <text:p text:style-name="P182">chr1 <text:s text:c="5"/>4 <text:s text:c="6"/>13 <text:s text:c="5"/>coverage <text:s text:c="7"/>3</text:p>
        <text:p text:style-name="P182">chr1 <text:s text:c="5"/>13 <text:s text:c="5"/>22 <text:s text:c="5"/>coverage <text:s text:c="7"/>4</text:p>
        <text:p text:style-name="P182">chr1 <text:s text:c="5"/>22 <text:s text:c="5"/>29 <text:s text:c="5"/>coverage <text:s text:c="7"/>5</text:p>
        <text:p text:style-name="P182">chr1 <text:s text:c="5"/>29 <text:s text:c="5"/>38 <text:s text:c="5"/>coverage <text:s text:c="7"/>6</text:p>
        <text:p text:style-name="P182">chr1 <text:s text:c="5"/>38 <text:s text:c="5"/>45 <text:s text:c="5"/>coverage <text:s text:c="7"/>7</text:p>
        <text:p text:style-name="P182">chr1 <text:s text:c="5"/>45 <text:s text:c="5"/>53 <text:s text:c="5"/>coverage <text:s text:c="7"/>8</text:p>
        <text:p text:style-name="P182">chr1 <text:s text:c="5"/>53 <text:s text:c="5"/>64 <text:s text:c="5"/>coverage <text:s text:c="7"/>9</text:p>
        <text:p text:style-name="P182">chr1 <text:s text:c="5"/>64 <text:s text:c="5"/>80 <text:s text:c="5"/>coverage <text:s text:c="7"/>10</text:p>
        <text:p text:style-name="P182">chr1 <text:s text:c="5"/>80 <text:s text:c="5"/>128 <text:s text:c="4"/>coverage <text:s text:c="7"/>11</text:p>
        <text:p text:style-name="P182">chr1 <text:s text:c="5"/>128 <text:s text:c="4"/>137 <text:s text:c="4"/>coverage <text:s text:c="7"/>10</text:p>
        <text:p text:style-name="P182">chr1 <text:s text:c="5"/>137 <text:s text:c="4"/>157 <text:s text:c="4"/>coverage <text:s text:c="7"/>11</text:p>
        <text:p text:style-name="P182">chr1 <text:s text:c="5"/>157 <text:s text:c="4"/>164 <text:s text:c="4"/>coverage <text:s text:c="7"/>12</text:p>
        <text:p text:style-name="P182">chr1 <text:s text:c="5"/>164 <text:s text:c="4"/>169 <text:s text:c="4"/>coverage <text:s text:c="7"/>13</text:p>
        <text:p text:style-name="P182">chr1 <text:s text:c="5"/>169 <text:s text:c="4"/>174 <text:s text:c="4"/>coverage <text:s text:c="7"/>14</text:p>
        <text:p text:style-name="P182">chr1 <text:s text:c="5"/>174 <text:s text:c="4"/>177 <text:s text:c="4"/>coverage <text:s text:c="7"/>15</text:p>
        <text:p text:style-name="P182">chr1 <text:s text:c="5"/>177 <text:s text:c="4"/>181 <text:s text:c="4"/>coverage <text:s text:c="7"/>16</text:p>
        <text:p text:style-name="P111">The columns in the example are in BED file order:</text:p>
        <text:list xml:id="list2062656143457761824" text:style-name="L20">
          <text:list-item>
            <text:p text:style-name="P272">Chromosome name</text:p>
          </text:list-item>
          <text:list-item>
            <text:p text:style-name="P272">Start position in chromosome</text:p>
          </text:list-item>
          <text:list-item>
            <text:p text:style-name="P272">End position in chromosome</text:p>
          </text:list-item>
          <text:list-item>
            <text:p text:style-name="P272">Name or label of the feature, always "coverage"</text:p>
          </text:list-item>
          <text:list-item>
            <text:p text:style-name="P272">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2">#Version v2.5.0 build 79d6626 (2011-10-05), Coverage BEDGRAPH output v1.0</text:p>
        <text:p text:style-name="P182">#CL <text:s text:c="4"/>coverage -o coverage-hslo-18-u -t hst1 hslo-18-u/alignments.bam --bedgraph</text:p>
        <text:p text:style-name="P182">#RUN-ID 36c48ec4-52b7-48d5-b68c-71dce5dba129</text:p>
        <text:p text:style-name="P182">track type=bedGraph name=coverage</text:p>
        <text:p text:style-name="P182">chr1 <text:s text:c="5"/>0 <text:s text:c="6"/>4 <text:s text:c="6"/>2</text:p>
        <text:p text:style-name="P182">chr1 <text:s text:c="5"/>4 <text:s text:c="6"/>13 <text:s text:c="5"/>3</text:p>
        <text:p text:style-name="P182">chr1 <text:s text:c="5"/>13 <text:s text:c="5"/>22 <text:s text:c="5"/>4</text:p>
        <text:p text:style-name="P182">chr1 <text:s text:c="5"/>22 <text:s text:c="5"/>29 <text:s text:c="5"/>5</text:p>
        <text:p text:style-name="P182">chr1 <text:s text:c="5"/>29 <text:s text:c="5"/>38 <text:s text:c="5"/>6</text:p>
        <text:p text:style-name="P182">chr1 <text:s text:c="5"/>38 <text:s text:c="5"/>45 <text:s text:c="5"/>7</text:p>
        <text:p text:style-name="P182">chr1 <text:s text:c="5"/>45 <text:s text:c="5"/>53 <text:s text:c="5"/>8</text:p>
        <text:p text:style-name="P182">chr1 <text:s text:c="5"/>53 <text:s text:c="5"/>64 <text:s text:c="5"/>9</text:p>
        <text:p text:style-name="P182">chr1 <text:s text:c="5"/>64 <text:s text:c="5"/>80 <text:s text:c="5"/>10</text:p>
        <text:p text:style-name="P182">chr1 <text:s text:c="5"/>80 <text:s text:c="5"/>128 <text:s text:c="4"/>11</text:p>
        <text:p text:style-name="P182">chr1 <text:s text:c="5"/>128 <text:s text:c="4"/>137 <text:s text:c="4"/>10</text:p>
        <text:p text:style-name="P182">chr1 <text:s text:c="5"/>137 <text:s text:c="4"/>157 <text:s text:c="4"/>11</text:p>
        <text:p text:style-name="P182">chr1 <text:s text:c="5"/>157 <text:s text:c="4"/>164 <text:s text:c="4"/>12</text:p>
        <text:p text:style-name="P182">chr1 <text:s text:c="5"/>164 <text:s text:c="4"/>169 <text:s text:c="4"/>13</text:p>
        <text:p text:style-name="P182">chr1 <text:s text:c="5"/>169 <text:s text:c="4"/>174 <text:s text:c="4"/>14</text:p>
        <text:p text:style-name="P182">chr1 <text:s text:c="5"/>174 <text:s text:c="4"/>177 <text:s text:c="4"/>15</text:p>
        <text:p text:style-name="P182">chr1 <text:s text:c="5"/>177 <text:s text:c="4"/>181 <text:s text:c="4"/>16</text:p>
        <text:p text:style-name="P111">The columns in the example are in BEDGRAPH file order:</text:p>
        <text:list xml:id="list1169471406255575569" text:style-name="L21">
          <text:list-item>
            <text:p text:style-name="P273">Chromosome name</text:p>
          </text:list-item>
          <text:list-item>
            <text:p text:style-name="P273">Start position in chromosome</text:p>
          </text:list-item>
          <text:list-item>
            <text:p text:style-name="P273"><text:soft-page-break/>End position in chromosome</text:p>
          </text:list-item>
          <text:list-item>
            <text:p text:style-name="P273">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2">#Version v2.3.2 build 5c2ee18 (2011-10-05), Coverage output v1.0</text:p>
        <text:p text:style-name="P182">#CL <text:s/>coverage -o coverage-hslo-18-u-per-base -t hst1 hslo-18-u/alignments.bam --per-base</text:p>
        <text:p text:style-name="P182">#RUN-ID 7798b1a5-2159-48e6-976e-86b4f8e98fa6</text:p>
        <text:p text:style-name="P182">#sequence <text:s text:c="6"/>position <text:s text:c="7"/>unique-count <text:s text:c="3"/>ambiguous-count <text:s text:c="2"/>score</text:p>
        <text:p text:style-name="P182">chr1 <text:s text:c="11"/>0 <text:s text:c="14"/>0 <text:s text:c="14"/>0 <text:s text:c="16"/>0.00</text:p>
        <text:p text:style-name="P182">chr1 <text:s text:c="11"/>1 <text:s text:c="14"/>0 <text:s text:c="14"/>0 <text:s text:c="16"/>0.00</text:p>
        <text:p text:style-name="P182">chr1 <text:s text:c="11"/>2 <text:s text:c="14"/>1 <text:s text:c="14"/>0 <text:s text:c="16"/>1.00</text:p>
        <text:p text:style-name="P182">chr1 <text:s text:c="11"/>3 <text:s text:c="14"/>1 <text:s text:c="14"/>0 <text:s text:c="16"/>1.00</text:p>
        <text:p text:style-name="P182">chr1 <text:s text:c="11"/>4 <text:s text:c="14"/>1 <text:s text:c="14"/>0 <text:s text:c="16"/>1.00</text:p>
        <text:p text:style-name="P182">chr1 <text:s text:c="11"/>5 <text:s text:c="14"/>1 <text:s text:c="14"/>0 <text:s text:c="16"/>1.00</text:p>
        <text:p text:style-name="P182">chr1 <text:s text:c="11"/>6 <text:s text:c="14"/>1 <text:s text:c="14"/>0 <text:s text:c="16"/>1.00</text:p>
        <text:p text:style-name="P182">chr1 <text:s text:c="11"/>7 <text:s text:c="14"/>2 <text:s text:c="14"/>0 <text:s text:c="16"/>2.00</text:p>
        <text:p text:style-name="P182">chr1 <text:s text:c="11"/>8 <text:s text:c="14"/>2 <text:s text:c="14"/>0 <text:s text:c="16"/>2.00</text:p>
        <text:p text:style-name="P182">chr1 <text:s text:c="11"/>9 <text:s text:c="14"/>2 <text:s text:c="14"/>1 <text:s text:c="16"/>2.50</text:p>
        <text:p text:style-name="Standard"/>
        <text:p text:style-name="P214">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5">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5">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5">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5">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5">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4"><text:soft-page-break/>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5">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5">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5">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5">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5">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5">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5">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5">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5">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4">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5">coverage_level</text:span></text:span></text:p>
            </table:table-cell>
            <table:table-cell table:style-name="Table48.B2" office:value-type="string">
              <text:p text:style-name="P94">The coverage level.</text:p>
            </table:table-cell>
          </table:table-row>
          <text:soft-page-break/>
          <table:table-row table:style-name="Table48.3">
            <table:table-cell table:style-name="Table48.A2" office:value-type="string">
              <text:p text:style-name="P64"><text:span text:style-name="Monospace"><text:span text:style-name="T15">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5">%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5">%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4">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5">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5">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5">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5">template-start</text:span></text:span></text:p>
            </table:table-cell>
            <table:table-cell table:style-name="Table49.B2" office:value-type="string">
              <text:p text:style-name="P94">Start position of alignment on protein subject.</text:p>
            </table:table-cell>
          </table:table-row>
          <table:table-row table:style-name="Table49.6">
            <table:table-cell table:style-name="Table49.A2" office:value-type="string">
              <text:p text:style-name="P64"><text:span text:style-name="Monospace"><text:span text:style-name="T15">template-end</text:span></text:span></text:p>
            </table:table-cell>
            <table:table-cell table:style-name="Table49.B2" office:value-type="string">
              <text:p text:style-name="P94">End position of alignment on protein subject.</text:p>
            </table:table-cell>
          </table:table-row>
          <text:soft-page-break/>
          <table:table-row table:style-name="Table49.7">
            <table:table-cell table:style-name="Table49.A2" office:value-type="string">
              <text:p text:style-name="P64"><text:span text:style-name="Monospace"><text:span text:style-name="T15">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5">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5">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5">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5">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5">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5">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5">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5">%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5">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5">%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5">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5">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5">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5">e-score</text:span></text:span></text:p>
            </table:table-cell>
            <table:table-cell table:style-name="Table49.B21" office:value-type="string">
              <text:p text:style-name="P64"><text:span text:style-name="T15">e-score is computed from the alignment score using the following formula:<text:line-break/>e-score = K * m’ * n * e</text:span><text:span text:style-name="T44">(lambda * S)<text:line-break/></text:span><text:span text:style-name="T15">n is the total length of the database.<text:line-break/>m’ is the effective length of the query (read):<text:line-break/>m’ = max (1, querylength + lambda * S/H)</text:span></text:p>
            </table:table-cell>
          </table:table-row>
        </table:table>
        <text:p text:style-name="Standard"/>
        <text:p text:style-name="P101">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1">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5">d</text:span></text:span></text:p>
            </table:table-cell>
            <table:table-cell table:style-name="Table50.B2" office:value-type="string">
              <text:p text:style-name="P64"><text:span text:style-name="T15">Indicates that after alignment scores are calculated, the remaining hits were discarded because they exceeded the alignment score threshold (affected by</text:span><text:line-break/><text:span text:style-name="Monospace"><text:span text:style-name="T15">--max-alignment-score</text:span></text:span><text:span text:style-name="T15">).</text:span></text:p>
            </table:table-cell>
          </table:table-row>
          <table:table-row table:style-name="Table50.3">
            <table:table-cell table:style-name="Table50.A2" office:value-type="string">
              <text:p text:style-name="P64"><text:span text:style-name="Monospace"><text:span text:style-name="T15">e</text:span></text:span></text:p>
            </table:table-cell>
            <table:table-cell table:style-name="Table50.B2"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row table:style-name="Table50.4">
            <table:table-cell table:style-name="Table50.A2" office:value-type="string">
              <text:p text:style-name="P64"><text:span text:style-name="Monospace"><text:span text:style-name="T15">f</text:span></text:span></text:p>
            </table:table-cell>
            <table:table-cell table:style-name="Table50.B2" office:value-type="string">
              <text:p text:style-name="P64"><text:span text:style-name="T15">Indicates that there was a good hit which failed the percent identity threshold (affected by </text:span><text:span text:style-name="Monospace"><text:span text:style-name="T15">--min-identity</text:span></text:span><text:span text:style-name="T15">).</text:span></text:p>
            </table:table-cell>
          </table:table-row>
          <table:table-row table:style-name="Table50.5">
            <table:table-cell table:style-name="Table50.A2" office:value-type="string">
              <text:p text:style-name="P64"><text:span text:style-name="Monospace"><text:span text:style-name="T15">g</text:span></text:span></text:p>
            </table:table-cell>
            <table:table-cell table:style-name="Table50.B2" office:value-type="string">
              <text:p text:style-name="P64"><text:span text:style-name="T15">Indicates that there was a good hit which failed the e-score threshold (affected by </text:span><text:span text:style-name="Monospace"><text:span text:style-name="T15">--max-e-score</text:span></text:span><text:span text:style-name="T15">).</text:span></text:p>
            </table:table-cell>
          </table:table-row>
          <table:table-row table:style-name="Table50.6">
            <table:table-cell table:style-name="Table50.A6" office:value-type="string">
              <text:p text:style-name="P64"><text:span text:style-name="Monospace"><text:span text:style-name="T15">h</text:span></text:span></text:p>
            </table:table-cell>
            <table:table-cell table:style-name="Table50.B6" office:value-type="string">
              <text:p text:style-name="P64"><text:span text:style-name="T15">Indicates that there was a good hit which failed the bit score threshold (affected by </text:span><text:span text:style-name="Monospace"><text:span text:style-name="T15">--min-bit-score</text:span></text:span><text:span text:style-name="T15">).</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8905999221425636847" text:style-name="L22">
          <text:list-item>
            <text:p text:style-name="P274">Richness (see <text:span text:style-name="Internet_20_link">http://en.wikipedia.org/wiki/Species_richness</text:span>)</text:p>
          </text:list-item>
          <text:list-item>
            <text:p text:style-name="P274"><text:soft-page-break/>Shannon (see <text:span text:style-name="Internet_20_link">http://en.wikipedia.org/wiki/Diversity_index#Shannon_index</text:span>)</text:p>
          </text:list-item>
          <text:list-item>
            <text:p text:style-name="P274">Pielou (see <text:span text:style-name="Internet_20_link">http://en.wikipedia.org/wiki/Species_evenness</text:span>)</text:p>
          </text:list-item>
          <text:list-item>
            <text:p text:style-name="P274">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4">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5">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5">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5">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5">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5">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5">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5">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5">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5">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5">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5">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5">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5">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5">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5">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5">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5">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5">compute nodes</text:span>.</text:p>
        <text:p text:style-name="Standard">The steps for clustered read mappings with RTG are as follows:</text:p>
        <text:p text:style-name="Standard">Create multiple jobs of single end data, and start them on different <text:span text:style-name="T45">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5">nodes</text:span> mapping the reads against the same reference genome. Each <text:span text:style-name="T45">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5"><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6">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6">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9114722375593512480" text:style-name="L23">
        <text:list-item>
          <text:p text:style-name="P275">The RTG executable JAR file.</text:p>
        </text:list-item>
        <text:list-item>
          <text:p text:style-name="P275">RTG executable wrapper script.</text:p>
        </text:list-item>
        <text:list-item>
          <text:p text:style-name="P275">Example scripts and files.</text:p>
        </text:list-item>
        <text:list-item>
          <text:p text:style-name="P275">This operations manual.</text:p>
        </text:list-item>
        <text:list-item>
          <text:p text:style-name="P275">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17"><text:span text:style-name="Monospace"><text:span text:style-name="T47">=== RTG </text:span></text:span><text:span text:style-name="Monospace"><text:span text:style-name="T48">Software</text:span></text:span><text:span text:style-name="Monospace"><text:span text:style-name="T47"> ===</text:span></text:span></text:p>
      <text:p text:style-name="P217"><text:span text:style-name="Monospace"><text:span text:style-name="T47"/></text:span></text:p>
      <text:p text:style-name="P217"><text:span text:style-name="Monospace"><text:span text:style-name="T47">RTG software from Real Time Genomics includes tools for the processing and analysis </text:span></text:span></text:p>
      <text:p text:style-name="P217"><text:span text:style-name="Monospace"><text:span text:style-name="T47">of plant, animal and human sequence data from high throughput sequencing systems.</text:span></text:span></text:p>
      <text:p text:style-name="P217"><text:span text:style-name="Monospace"><text:span text:style-name="T47">Product usage and administration is described in the RTG Operations Manual.</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Quick Start Instructions</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is delivered as a Java application accessed via a wrapper</text:span></text:span></text:p>
      <text:p text:style-name="P217"><text:span text:style-name="Monospace"><text:span text:style-name="T47">script that allows a user to customize initial memory allocation and</text:span></text:span></text:p>
      <text:p text:style-name="P217"><text:span text:style-name="Monospace"><text:span text:style-name="T47">other configuration options.</text:span></text:span></text:p>
      <text:p text:style-name="P217"><text:soft-page-break/><text:span text:style-name="Monospace"><text:span text:style-name="T47"/></text:span></text:p>
      <text:p text:style-name="P217"><text:span text:style-name="Monospace"><text:span text:style-name="T47">For individual use, follow these quick start instructions. <text:s/></text:span></text:span></text:p>
      <text:p text:style-name="P217"><text:span text:style-name="Monospace"><text:span text:style-name="T47"/></text:span></text:p>
      <text:p text:style-name="P217"><text:span text:style-name="Monospace"><text:span text:style-name="T47">Linux/MacOS X:</text:span></text:span></text:p>
      <text:p text:style-name="P217"><text:span text:style-name="Monospace"><text:span text:style-name="T47"/></text:span></text:p>
      <text:p text:style-name="P217"><text:span text:style-name="Monospace"><text:span text:style-name="T47"><text:s text:c="2"/>Unzip the RTG distribution to the desired location.</text:span></text:span></text:p>
      <text:p text:style-name="P217"><text:span text:style-name="Monospace"><text:span text:style-name="T47"/></text:span></text:p>
      <text:p text:style-name="P217"><text:span text:style-name="Monospace"><text:span text:style-name="T47"><text:s text:c="2"/>If your RTG distribution does not already include a license</text:span></text:span></text:p>
      <text:p text:style-name="P217"><text:span text:style-name="Monospace"><text:span text:style-name="T47"><text:s text:c="2"/>(rtg-license.txt), copy the license file from Real Time Genomics</text:span></text:span></text:p>
      <text:p text:style-name="P217"><text:span text:style-name="Monospace"><text:span text:style-name="T47"><text:s text:c="2"/>into the RTG distribution directory.</text:span></text:span></text:p>
      <text:p text:style-name="P217"><text:span text:style-name="Monospace"><text:span text:style-name="T47"/></text:span></text:p>
      <text:p text:style-name="P217"><text:span text:style-name="Monospace"><text:span text:style-name="T47"><text:s text:c="2"/>Test for success by entering './rtg version' at the command</text:span></text:span></text:p>
      <text:p text:style-name="P217"><text:span text:style-name="Monospace"><text:span text:style-name="T47"><text:s text:c="2"/>line. <text:s/>The first time rtg is executed you will be prompted with some </text:span></text:span></text:p>
      <text:p text:style-name="P217"><text:span text:style-name="Monospace"><text:span text:style-name="T47"><text:s text:c="2"/>questions to customize your installation. Follow the prompts.</text:span></text:span></text:p>
      <text:p text:style-name="P217"><text:span text:style-name="Monospace"><text:span text:style-name="T47"/></text:span></text:p>
      <text:p text:style-name="P217"><text:span text:style-name="Monospace"><text:span text:style-name="T47"><text:s text:c="2"/>Enter './rtg help' for a list of rtg commands. <text:s/>Help for any individual</text:span></text:span></text:p>
      <text:p text:style-name="P217"><text:span text:style-name="Monospace"><text:span text:style-name="T47"><text:s text:c="2"/>command is available using the --help flag, e.g.: './rtg format --help'</text:span></text:span></text:p>
      <text:p text:style-name="P217"><text:span text:style-name="Monospace"><text:span text:style-name="T47"/></text:span></text:p>
      <text:p text:style-name="P217"><text:span text:style-name="Monospace"><text:span text:style-name="T47"><text:s text:c="2"/>By default, RTG software scripts establish a memory space of 90% of</text:span></text:span></text:p>
      <text:p text:style-name="P217"><text:span text:style-name="Monospace"><text:span text:style-name="T47"><text:s text:c="2"/>the available RAM - this is automatically calculated. <text:s/>One may</text:span></text:span></text:p>
      <text:p text:style-name="P217"><text:span text:style-name="Monospace"><text:span text:style-name="T47"><text:s text:c="2"/>override this limit in the rtg.cfg settings file or on a per-run</text:span></text:span></text:p>
      <text:p text:style-name="P217"><text:span text:style-name="Monospace"><text:span text:style-name="T47"><text:s text:c="2"/>basis by supplying RTG_MEM as an environment variable or as the</text:span></text:span></text:p>
      <text:p text:style-name="P217"><text:span text:style-name="Monospace"><text:span text:style-name="T47"><text:s text:c="2"/>first program argument, e.g.: './rtg RTG_MEM=48g map'</text:span></text:span></text:p>
      <text:p text:style-name="P217"><text:span text:style-name="Monospace"><text:span text:style-name="T47"/></text:span></text:p>
      <text:p text:style-name="P217"><text:span text:style-name="Monospace"><text:span text:style-name="T47"><text:s text:c="2"/>[OPTIONAL] If you will be running rtg on multiple machines and would</text:span></text:span></text:p>
      <text:p text:style-name="P217"><text:span text:style-name="Monospace"><text:span text:style-name="T47"><text:s text:c="2"/>like to customize settings on a per-machine basis, copy</text:span></text:span></text:p>
      <text:p text:style-name="P217"><text:span text:style-name="Monospace"><text:span text:style-name="T47"><text:s text:c="2"/>rtg.cfg to /etc/rtg.cfg, editing per-machine settings</text:span></text:span></text:p>
      <text:p text:style-name="P217"><text:span text:style-name="Monospace"><text:span text:style-name="T47"><text:s text:c="2"/>appropriately (requires root privileges). <text:s/>An alternative that does</text:span></text:span></text:p>
      <text:p text:style-name="P217"><text:span text:style-name="Monospace"><text:span text:style-name="T47"><text:s text:c="2"/>not require root privileges is to copy rtg.example.cfg to</text:span></text:span></text:p>
      <text:p text:style-name="P217"><text:span text:style-name="Monospace"><text:span text:style-name="T47"><text:s text:c="2"/>rtg.HOSTNAME.cfg, editing per-machine settings appropriately, where</text:span></text:span></text:p>
      <text:p text:style-name="P217"><text:span text:style-name="Monospace"><text:span text:style-name="T47"><text:s text:c="2"/>HOSTNAME is the short host name output by the command "hostname -s"</text:span></text:span></text:p>
      <text:p text:style-name="P217"><text:span text:style-name="Monospace"><text:span text:style-name="T47"/></text:span></text:p>
      <text:p text:style-name="P217"><text:span text:style-name="Monospace"><text:span text:style-name="T47">Windows:</text:span></text:span></text:p>
      <text:p text:style-name="P217"><text:span text:style-name="Monospace"><text:span text:style-name="T47"/></text:span></text:p>
      <text:p text:style-name="P217"><text:span text:style-name="Monospace"><text:span text:style-name="T47"><text:s text:c="2"/>Unzip the RTG distribution to the desired location.</text:span></text:span></text:p>
      <text:p text:style-name="P217"><text:span text:style-name="Monospace"><text:span text:style-name="T47"/></text:span></text:p>
      <text:p text:style-name="P217"><text:span text:style-name="Monospace"><text:span text:style-name="T47"><text:s text:c="2"/>If your RTG distribution does not already include a license</text:span></text:span></text:p>
      <text:p text:style-name="P217"><text:span text:style-name="Monospace"><text:span text:style-name="T47"><text:s text:c="2"/>(rtg-license.txt), copy the license file from Real Time Genomics</text:span></text:span></text:p>
      <text:p text:style-name="P217"><text:span text:style-name="Monospace"><text:span text:style-name="T47"><text:s text:c="2"/>into the RTG distribution directory.</text:span></text:span></text:p>
      <text:p text:style-name="P217"><text:span text:style-name="Monospace"><text:span text:style-name="T47"/></text:span></text:p>
      <text:p text:style-name="P217"><text:span text:style-name="Monospace"><text:span text:style-name="T47"><text:s text:c="2"/>Test for success by entering 'rtg version' at the command line. <text:s/>The</text:span></text:span></text:p>
      <text:p text:style-name="P217"><text:span text:style-name="Monospace"><text:span text:style-name="T47"><text:s text:c="2"/>first time rtg is executed you will be prompted with some </text:span></text:span></text:p>
      <text:p text:style-name="P217"><text:span text:style-name="Monospace"><text:span text:style-name="T47"><text:s text:c="2"/>questions to customize your installation. Follow the prompts.</text:span></text:span></text:p>
      <text:p text:style-name="P217"><text:span text:style-name="Monospace"><text:span text:style-name="T47"/></text:span></text:p>
      <text:p text:style-name="P217"><text:span text:style-name="Monospace"><text:span text:style-name="T47"><text:s text:c="2"/>Enter 'rtg help' for a list of rtg commands. <text:s/>Help for any individual</text:span></text:span></text:p>
      <text:p text:style-name="P217"><text:span text:style-name="Monospace"><text:span text:style-name="T47"><text:s text:c="2"/>command is available using the --help flag, e.g.: 'rtg format --help'</text:span></text:span></text:p>
      <text:p text:style-name="P217"><text:span text:style-name="Monospace"><text:span text:style-name="T47"/></text:span></text:p>
      <text:p text:style-name="P217"><text:span text:style-name="Monospace"><text:span text:style-name="T47"><text:s text:c="2"/>By default, RTG software scripts establish a memory space of 90% of</text:span></text:span></text:p>
      <text:p text:style-name="P217"><text:span text:style-name="Monospace"><text:span text:style-name="T47"><text:s text:c="2"/>the available RAM - this is automatically calculated. <text:s/>One may</text:span></text:span></text:p>
      <text:p text:style-name="P217"><text:span text:style-name="Monospace"><text:span text:style-name="T47"><text:s text:c="2"/>override this limit by setting the RTG_MEM variable in the rtg.bat</text:span></text:span></text:p>
      <text:p text:style-name="P217"><text:span text:style-name="Monospace"><text:span text:style-name="T47"><text:s text:c="2"/>script or as an environment variable.</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Using quick start installation steps, an individual can execute RTG software </text:span></text:span></text:p>
      <text:p text:style-name="P217"><text:span text:style-name="Monospace"><text:span text:style-name="T47">in a remote computing environment without the need to establish root privileges.</text:span></text:span></text:p>
      <text:p text:style-name="P217"><text:span text:style-name="Monospace"><text:span text:style-name="T47">Include the necessary data files in directories within the workspace and upload</text:span></text:span></text:p>
      <text:p text:style-name="P217"><text:span text:style-name="Monospace"><text:span text:style-name="T47">the entire workspace to the remote system (either stand-alone or cluster). <text:s/></text:span></text:span></text:p>
      <text:p text:style-name="P217"><text:span text:style-name="Monospace"><text:span text:style-name="T47"/></text:span></text:p>
      <text:p text:style-name="P217"><text:span text:style-name="Monospace"><text:span text:style-name="T47">For data center deployment and instructions for editing scripts, </text:span></text:span></text:p>
      <text:p text:style-name="P217"><text:span text:style-name="Monospace"><text:span text:style-name="T47">please consult the Administration chapter of the RTG Operations Manual.</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Terms of Use</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This proprietary software program is the property of Real Time</text:span></text:span></text:p>
      <text:p text:style-name="P217"><text:span text:style-name="Monospace"><text:span text:style-name="T47">Genomics, Inc. <text:s/>All use of this software program is subject to the</text:span></text:span></text:p>
      <text:p text:style-name="P217"><text:span text:style-name="Monospace"><text:span text:style-name="T47">terms of an applicable end user license agreement.</text:span></text:span></text:p>
      <text:p text:style-name="P217"><text:span text:style-name="Monospace"><text:span text:style-name="T47"/></text:span></text:p>
      <text:p text:style-name="P217"><text:span text:style-name="Monospace"><text:span text:style-name="T47"/></text:span></text:p>
      <text:p text:style-name="P217"><text:span text:style-name="Monospace"><text:span text:style-name="T47">Third Party Software Used</text:span></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the open source Picard library</text:span></text:span></text:p>
      <text:p text:style-name="P217"><text:span text:style-name="Monospace"><text:span text:style-name="T47">(https://sourceforge.net/projects/picard/) for reading and writing SAM</text:span></text:span></text:p>
      <text:p text:style-name="P217"><text:span text:style-name="Monospace"><text:span text:style-name="T47">files, under the terms of following license:</text:span></text:span></text:p>
      <text:p text:style-name="P217"><text:span text:style-name="Monospace"><text:span text:style-name="T47"/></text:span></text:p>
      <text:p text:style-name="P217"><text:span text:style-name="Monospace"><text:span text:style-name="T47">The MIT License</text:span></text:span></text:p>
      <text:p text:style-name="P217"><text:span text:style-name="Monospace"><text:span text:style-name="T47"/></text:span></text:p>
      <text:p text:style-name="P217"><text:span text:style-name="Monospace"><text:span text:style-name="T47">Copyright (c) 2009 The Broad Institute</text:span></text:span></text:p>
      <text:p text:style-name="P217"><text:span text:style-name="Monospace"><text:span text:style-name="T47"/></text:span></text:p>
      <text:p text:style-name="P217"><text:span text:style-name="Monospace"><text:span text:style-name="T47">Permission is hereby granted, free of charge, to any person obtaining a copy</text:span></text:span></text:p>
      <text:p text:style-name="P217"><text:span text:style-name="Monospace"><text:span text:style-name="T47">of this software and associated documentation files (the "Software"), to deal</text:span></text:span></text:p>
      <text:p text:style-name="P217"><text:span text:style-name="Monospace"><text:span text:style-name="T47">in the Software without restriction, including without limitation the rights</text:span></text:span></text:p>
      <text:p text:style-name="P217"><text:soft-page-break/><text:span text:style-name="Monospace"><text:span text:style-name="T47">to use, copy, modify, merge, publish, distribute, sublicense, and/or sell</text:span></text:span></text:p>
      <text:p text:style-name="P217"><text:span text:style-name="Monospace"><text:span text:style-name="T47">copies of the Software, and to permit persons to whom the Software is</text:span></text:span></text:p>
      <text:p text:style-name="P217"><text:span text:style-name="Monospace"><text:span text:style-name="T47">furnished to do so, subject to the following conditions:</text:span></text:span></text:p>
      <text:p text:style-name="P217"><text:span text:style-name="Monospace"><text:span text:style-name="T47"/></text:span></text:p>
      <text:p text:style-name="P217"><text:span text:style-name="Monospace"><text:span text:style-name="T47">The above copyright notice and this permission notice shall be included in</text:span></text:span></text:p>
      <text:p text:style-name="P217"><text:span text:style-name="Monospace"><text:span text:style-name="T47">all copies or substantial portions of the Software.</text:span></text:span></text:p>
      <text:p text:style-name="P217"><text:span text:style-name="Monospace"><text:span text:style-name="T47"/></text:span></text:p>
      <text:p text:style-name="P217"><text:span text:style-name="Monospace"><text:span text:style-name="T47">THE SOFTWARE IS PROVIDED "AS IS", WITHOUT WARRANTY OF ANY KIND, EXPRESS OR</text:span></text:span></text:p>
      <text:p text:style-name="P217"><text:span text:style-name="Monospace"><text:span text:style-name="T47">IMPLIED, INCLUDING BUT NOT LIMITED TO THE WARRANTIES OF MERCHANTABILITY,</text:span></text:span></text:p>
      <text:p text:style-name="P217"><text:span text:style-name="Monospace"><text:span text:style-name="T47">FITNESS FOR A PARTICULAR PURPOSE AND NONINFRINGEMENT. IN NO EVENT SHALL THE</text:span></text:span></text:p>
      <text:p text:style-name="P217"><text:span text:style-name="Monospace"><text:span text:style-name="T47">AUTHORS OR COPYRIGHT HOLDERS BE LIABLE FOR ANY CLAIM, DAMAGES OR OTHER</text:span></text:span></text:p>
      <text:p text:style-name="P217"><text:span text:style-name="Monospace"><text:span text:style-name="T47">LIABILITY, WHETHER IN AN ACTION OF CONTRACT, TORT OR OTHERWISE, ARISING FROM,</text:span></text:span></text:p>
      <text:p text:style-name="P217"><text:span text:style-name="Monospace"><text:span text:style-name="T47">OUT OF OR IN CONNECTION WITH THE SOFTWARE OR THE USE OR OTHER DEALINGS IN</text:span></text:span></text:p>
      <text:p text:style-name="P217"><text:span text:style-name="Monospace"><text:span text:style-name="T47">THE SOFTWARE.</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the bzip2 library included in the open source Ant project</text:span></text:span></text:p>
      <text:p text:style-name="P217"><text:span text:style-name="Monospace"><text:span text:style-name="T47">(http://ant.apache.org/) for decompressing bzip2 format files, under the</text:span></text:span></text:p>
      <text:p text:style-name="P217"><text:span text:style-name="Monospace"><text:span text:style-name="T47">following license:</text:span></text:span></text:p>
      <text:p text:style-name="P217"><text:span text:style-name="Monospace"><text:span text:style-name="T47"/></text:span></text:p>
      <text:p text:style-name="P217"><text:span text:style-name="Monospace"><text:span text:style-name="T47">Copyright 1999-2010 The Apache Software Foundation</text:span></text:span></text:p>
      <text:p text:style-name="P217"><text:span text:style-name="Monospace"><text:span text:style-name="T47"><text:s/></text:span></text:span></text:p>
      <text:p text:style-name="P217"><text:span text:style-name="Monospace"><text:span text:style-name="T47">Licensed under the Apache License, Version 2.0 (the "License"); you may not</text:span></text:span></text:p>
      <text:p text:style-name="P217"><text:span text:style-name="Monospace"><text:span text:style-name="T47">use this file except in compliance with the License. You may obtain a copy of</text:span></text:span></text:p>
      <text:p text:style-name="P217"><text:span text:style-name="Monospace"><text:span text:style-name="T47">the License at</text:span></text:span></text:p>
      <text:p text:style-name="P217"><text:span text:style-name="Monospace"><text:span text:style-name="T47"><text:s/></text:span></text:span></text:p>
      <text:p text:style-name="P217"><text:span text:style-name="Monospace"><text:span text:style-name="T47">http://www.apache.org/licenses/LICENSE-2.0</text:span></text:span></text:p>
      <text:p text:style-name="P217"><text:span text:style-name="Monospace"><text:span text:style-name="T47"/></text:span></text:p>
      <text:p text:style-name="P217"><text:span text:style-name="Monospace"><text:span text:style-name="T47">Unless required by applicable law or agreed to in writing, software distributed</text:span></text:span></text:p>
      <text:p text:style-name="P217"><text:span text:style-name="Monospace"><text:span text:style-name="T47">under the License is distributed on an "AS IS" BASIS, WITHOUT WARRANTIES OR </text:span></text:span></text:p>
      <text:p text:style-name="P217"><text:span text:style-name="Monospace"><text:span text:style-name="T47">CONDITIONS OF ANY KIND, either express or implied. See the License for the </text:span></text:span></text:p>
      <text:p text:style-name="P217"><text:span text:style-name="Monospace"><text:span text:style-name="T47">specific language governing permissions and limitations under the License. </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a modified version of</text:span></text:span></text:p>
      <text:p text:style-name="P217"><text:span text:style-name="Monospace"><text:span text:style-name="T47">java/util/zip/GZIPInputStream.java (available in the accompanying</text:span></text:span></text:p>
      <text:p text:style-name="P217"><text:span text:style-name="Monospace"><text:span text:style-name="T47">gzipfix.jar) from OpenJDK 7 under the terms of the following license:</text:span></text:span></text:p>
      <text:p text:style-name="P217"><text:span text:style-name="Monospace"><text:span text:style-name="T47"/></text:span></text:p>
      <text:p text:style-name="P217"><text:span text:style-name="Monospace"><text:span text:style-name="T47">This code is free software; you can redistribute it and/or modify it</text:span></text:span></text:p>
      <text:p text:style-name="P217"><text:span text:style-name="Monospace"><text:span text:style-name="T47">under the terms of the GNU General Public License version 2 only, as</text:span></text:span></text:p>
      <text:p text:style-name="P217"><text:span text:style-name="Monospace"><text:span text:style-name="T47">published by the Free Software Foundation. <text:s/>Oracle designates this</text:span></text:span></text:p>
      <text:p text:style-name="P217"><text:span text:style-name="Monospace"><text:span text:style-name="T47">particular file as subject to the "Classpath" exception as provided</text:span></text:span></text:p>
      <text:p text:style-name="P217"><text:span text:style-name="Monospace"><text:span text:style-name="T47">by Oracle in the LICENSE file that accompanied this code.</text:span></text:span></text:p>
      <text:p text:style-name="P217"><text:span text:style-name="Monospace"><text:span text:style-name="T47"/></text:span></text:p>
      <text:p text:style-name="P217"><text:span text:style-name="Monospace"><text:span text:style-name="T47">This code is distributed in the hope that it will be useful, but WITHOUT</text:span></text:span></text:p>
      <text:p text:style-name="P217"><text:span text:style-name="Monospace"><text:span text:style-name="T47">ANY WARRANTY; without even the implied warranty of MERCHANTABILITY or</text:span></text:span></text:p>
      <text:p text:style-name="P217"><text:span text:style-name="Monospace"><text:span text:style-name="T47">FITNESS FOR A PARTICULAR PURPOSE. <text:s/>See the GNU General Public License</text:span></text:span></text:p>
      <text:p text:style-name="P217"><text:span text:style-name="Monospace"><text:span text:style-name="T47">version 2 for more details (a copy is included in the LICENSE file that</text:span></text:span></text:p>
      <text:p text:style-name="P217"><text:span text:style-name="Monospace"><text:span text:style-name="T47">accompanied this code).</text:span></text:span></text:p>
      <text:p text:style-name="P217"><text:span text:style-name="Monospace"><text:span text:style-name="T47"/></text:span></text:p>
      <text:p text:style-name="P217"><text:span text:style-name="Monospace"><text:span text:style-name="T47">You should have received a copy of the GNU General Public License version</text:span></text:span></text:p>
      <text:p text:style-name="P217"><text:span text:style-name="Monospace"><text:span text:style-name="T47">2 along with this work; if not, write to the Free Software Foundation,</text:span></text:span></text:p>
      <text:p text:style-name="P217"><text:span text:style-name="Monospace"><text:span text:style-name="T47">Inc., 51 Franklin St, Fifth Floor, Boston, MA 02110-1301 USA.</text:span></text:span></text:p>
      <text:p text:style-name="P217"><text:span text:style-name="Monospace"><text:span text:style-name="T47"/></text:span></text:p>
      <text:p text:style-name="P217"><text:span text:style-name="Monospace"><text:span text:style-name="T47">Please contact Oracle, 500 Oracle Parkway, Redwood Shores, CA 94065 USA</text:span></text:span></text:p>
      <text:p text:style-name="P217"><text:span text:style-name="Monospace"><text:span text:style-name="T47">or visit www.oracle.com if you need additional information or have any</text:span></text:span></text:p>
      <text:p text:style-name="P217"><text:span text:style-name="Monospace"><text:span text:style-name="T47">questions.</text:span></text:span></text:p>
      <text:p text:style-name="P217"><text:span text:style-name="Monospace"><text:span text:style-name="T47"/></text:span></text:p>
      <text:p text:style-name="P217"><text:span text:style-name="Monospace"><text:span text:style-name="T47">-------------------------</text:span></text:span></text:p>
      <text:p text:style-name="P217"><text:span text:style-name="Monospace"><text:span text:style-name="T47"/></text:span></text:p>
      <text:p text:style-name="P217"><text:span text:style-name="Monospace"><text:span text:style-name="T47">RTG Software uses hierarchical data visualization software from</text:span></text:span></text:p>
      <text:p text:style-name="P217"><text:span text:style-name="Monospace"><text:span text:style-name="T47">http://sourceforge.net/projects/krona/ under the terms of the</text:span></text:span></text:p>
      <text:p text:style-name="P217"><text:span text:style-name="Monospace"><text:span text:style-name="T47">following license:</text:span></text:span></text:p>
      <text:p text:style-name="P217"><text:span text:style-name="Monospace"><text:span text:style-name="T47"/></text:span></text:p>
      <text:p text:style-name="P217"><text:span text:style-name="Monospace"><text:span text:style-name="T47">Copyright (c) 2011, Battelle National Biodefense Institute (BNBI);</text:span></text:span></text:p>
      <text:p text:style-name="P217"><text:span text:style-name="Monospace"><text:span text:style-name="T47">all rights reserved. Authored by: Brian Ondov, Nicholas Bergman, and</text:span></text:span></text:p>
      <text:p text:style-name="P217"><text:span text:style-name="Monospace"><text:span text:style-name="T47">Adam Phillippy</text:span></text:span></text:p>
      <text:p text:style-name="P217"><text:span text:style-name="Monospace"><text:span text:style-name="T47"/></text:span></text:p>
      <text:p text:style-name="P217"><text:span text:style-name="Monospace"><text:span text:style-name="T47">This Software was prepared for the Department of Homeland Security</text:span></text:span></text:p>
      <text:p text:style-name="P217"><text:span text:style-name="Monospace"><text:span text:style-name="T47">(DHS) by the Battelle National Biodefense Institute, LLC (BNBI) as</text:span></text:span></text:p>
      <text:p text:style-name="P217"><text:span text:style-name="Monospace"><text:span text:style-name="T47">part of contract HSHQDC-07-C-00020 to manage and operate the National</text:span></text:span></text:p>
      <text:p text:style-name="P217"><text:span text:style-name="Monospace"><text:span text:style-name="T47">Biodefense Analysis and Countermeasures Center (NBACC), a Federally</text:span></text:span></text:p>
      <text:p text:style-name="P217"><text:span text:style-name="Monospace"><text:span text:style-name="T47">Funded Research and Development Center.</text:span></text:span></text:p>
      <text:p text:style-name="P217"><text:span text:style-name="Monospace"><text:span text:style-name="T47"/></text:span></text:p>
      <text:p text:style-name="P217"><text:span text:style-name="Monospace"><text:span text:style-name="T47">Redistribution and use in source and binary forms, with or without</text:span></text:span></text:p>
      <text:p text:style-name="P217"><text:span text:style-name="Monospace"><text:span text:style-name="T47">modification, are permitted provided that the following conditions are</text:span></text:span></text:p>
      <text:p text:style-name="P217"><text:span text:style-name="Monospace"><text:span text:style-name="T47">met:</text:span></text:span></text:p>
      <text:p text:style-name="P217"><text:span text:style-name="Monospace"><text:span text:style-name="T47"/></text:span></text:p>
      <text:p text:style-name="P217"><text:span text:style-name="Monospace"><text:span text:style-name="T47">* Redistributions of source code must retain the above copyright</text:span></text:span></text:p>
      <text:p text:style-name="P217"><text:span text:style-name="Monospace"><text:span text:style-name="T47"><text:s text:c="2"/>notice, this list of conditions and the following disclaimer.</text:span></text:span></text:p>
      <text:p text:style-name="P217"><text:span text:style-name="Monospace"><text:span text:style-name="T47"/></text:span></text:p>
      <text:p text:style-name="P217"><text:span text:style-name="Monospace"><text:span text:style-name="T47">* Redistributions in binary form must reproduce the above copyright</text:span></text:span></text:p>
      <text:p text:style-name="P217"><text:soft-page-break/><text:span text:style-name="Monospace"><text:span text:style-name="T47"><text:s text:c="2"/>notice, this list of conditions and the following disclaimer in the</text:span></text:span></text:p>
      <text:p text:style-name="P217"><text:span text:style-name="Monospace"><text:span text:style-name="T47"><text:s text:c="2"/>documentation and/or other materials provided with the distribution.</text:span></text:span></text:p>
      <text:p text:style-name="P217"><text:span text:style-name="Monospace"><text:span text:style-name="T47"/></text:span></text:p>
      <text:p text:style-name="P217"><text:span text:style-name="Monospace"><text:span text:style-name="T47">* Neither the name of the Battelle National Biodefense Institute nor</text:span></text:span></text:p>
      <text:p text:style-name="P217"><text:span text:style-name="Monospace"><text:span text:style-name="T47"><text:s text:c="2"/>the names of its contributors may be used to endorse or promote</text:span></text:span></text:p>
      <text:p text:style-name="P217"><text:span text:style-name="Monospace"><text:span text:style-name="T47"><text:s text:c="2"/>products derived from this software without specific prior written</text:span></text:span></text:p>
      <text:p text:style-name="P217"><text:span text:style-name="Monospace"><text:span text:style-name="T47"><text:s text:c="2"/>permission.</text:span></text:span></text:p>
      <text:p text:style-name="P217"><text:span text:style-name="Monospace"><text:span text:style-name="T47"/></text:span></text:p>
      <text:p text:style-name="P217"><text:span text:style-name="Monospace"><text:span text:style-name="T47">THIS SOFTWARE IS PROVIDED BY THE COPYRIGHT HOLDERS AND CONTRIBUTORS</text:span></text:span></text:p>
      <text:p text:style-name="P217"><text:span text:style-name="Monospace"><text:span text:style-name="T47">"AS IS" AND ANY EXPRESS OR IMPLIED WARRANTIES, INCLUDING, BUT NOT</text:span></text:span></text:p>
      <text:p text:style-name="P217"><text:span text:style-name="Monospace"><text:span text:style-name="T47">LIMITED TO, THE IMPLIED WARRANTIES OF MERCHANTABILITY AND FITNESS FOR</text:span></text:span></text:p>
      <text:p text:style-name="P217"><text:span text:style-name="Monospace"><text:span text:style-name="T47">A PARTICULAR PURPOSE ARE DISCLAIMED. IN NO EVENT SHALL THE COPYRIGHT</text:span></text:span></text:p>
      <text:p text:style-name="P217"><text:span text:style-name="Monospace"><text:span text:style-name="T47">HOLDER OR CONTRIBUTORS BE LIABLE FOR ANY DIRECT, INDIRECT, INCIDENTAL,</text:span></text:span></text:p>
      <text:p text:style-name="P217"><text:span text:style-name="Monospace"><text:span text:style-name="T47">SPECIAL, EXEMPLARY, OR CONSEQUENTIAL DAMAGES (INCLUDING, BUT NOT</text:span></text:span></text:p>
      <text:p text:style-name="P217"><text:span text:style-name="Monospace"><text:span text:style-name="T47">LIMITED TO, PROCUREMENT OF SUBSTITUTE GOODS OR SERVICES; LOSS OF USE,</text:span></text:span></text:p>
      <text:p text:style-name="P217"><text:span text:style-name="Monospace"><text:span text:style-name="T47">DATA, OR PROFITS; OR BUSINESS INTERRUPTION) HOWEVER CAUSED AND ON ANY</text:span></text:span></text:p>
      <text:p text:style-name="P217"><text:span text:style-name="Monospace"><text:span text:style-name="T47">THEORY OF LIABILITY, WHETHER IN CONTRACT, STRICT LIABILITY, OR TORT</text:span></text:span></text:p>
      <text:p text:style-name="P217"><text:span text:style-name="Monospace"><text:span text:style-name="T47">(INCLUDING NEGLIGENCE OR OTHERWISE) ARISING IN ANY WAY OUT OF THE USE</text:span></text:span></text:p>
      <text:p text:style-name="P217"><text:span text:style-name="Monospace"><text:span text:style-name="T47">OF THIS SOFTWARE, EVEN IF ADVISED OF THE POSSIBILITY OF SUCH DAMAGE.</text:span></text:span></text:p>
      <text:p text:style-name="P217"><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a xlink:type="simple" xlink:href="http://www.completegenomics.com/"><text:span text:style-name="Monospace"><text:span text:style-name="T4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2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1-22T11:31:06.094998842</dc:date>
    <meta:editing-duration>P5DT22H38M59S</meta:editing-duration>
    <meta:editing-cycles>93</meta:editing-cycles>
    <meta:generator>LibreOffice/4.2.4.2$Linux_X86_64 LibreOffice_project/420m0$Build-2</meta:generator>
    <dc:title>RTG Operations Manual</dc:title>
    <meta:document-statistic meta:table-count="243" meta:image-count="1" meta:object-count="5" meta:page-count="217" meta:paragraph-count="6628" meta:word-count="67582" meta:character-count="434433" meta:non-whitespace-character-count="367303"/>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